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Serifa BT" svg:font-family="'Serifa BT'"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12" style:family="table">
      <style:table-properties table:align="margins" style:writing-mode="lr-tb"/>
    </style:style>
    <style:style style:name="Table12.A" style:family="table-column">
      <style:table-column-properties style:rel-column-width="6877*"/>
    </style:style>
    <style:style style:name="Table12.B" style:family="table-column">
      <style:table-column-properties style:rel-column-width="58658*"/>
    </style:style>
    <style:style style:name="Table11" style:family="table">
      <style:table-properties table:align="margins" style:writing-mode="lr-tb"/>
    </style:style>
    <style:style style:name="Table11.A" style:family="table-column">
      <style:table-column-properties style:rel-column-width="6877*"/>
    </style:style>
    <style:style style:name="Table11.B" style:family="table-column">
      <style:table-column-properties style:rel-column-width="58658*"/>
    </style:style>
    <style:style style:name="Table1" style:family="table">
      <style:table-properties style:width="15.912cm" fo:margin-left="0.004cm" fo:margin-right="0.004cm" table:align="margins" style:writing-mode="lr-tb"/>
    </style:style>
    <style:style style:name="Table1.A" style:family="table-column">
      <style:table-column-properties style:column-width="3.868cm" style:rel-column-width="15929*"/>
    </style:style>
    <style:style style:name="Table1.B" style:family="table-column">
      <style:table-column-properties style:column-width="2.036cm" style:rel-column-width="8386*"/>
    </style:style>
    <style:style style:name="Table1.C" style:family="table-column">
      <style:table-column-properties style:column-width="6.597cm" style:rel-column-width="27171*"/>
    </style:style>
    <style:style style:name="Table1.D" style:family="table-column">
      <style:table-column-properties style:column-width="3.411cm" style:rel-column-width="14049*"/>
    </style:style>
    <style:style style:name="Table1.1" style:family="table-row">
      <style:table-row-properties style:keep-together="true"/>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 style:family="table">
      <style:table-properties style:width="15.919cm" table:align="margins" style:writing-mode="lr-tb"/>
    </style:style>
    <style:style style:name="Table13.A" style:family="table-column">
      <style:table-column-properties style:column-width="1.67cm" style:rel-column-width="6877*"/>
    </style:style>
    <style:style style:name="Table13.B" style:family="table-column">
      <style:table-column-properties style:column-width="14.249cm" style:rel-column-width="58658*"/>
    </style:style>
    <style:style style:name="Table14" style:family="table">
      <style:table-properties style:width="15.919cm" table:align="margins" style:writing-mode="lr-tb"/>
    </style:style>
    <style:style style:name="Table14.A" style:family="table-column">
      <style:table-column-properties style:column-width="1.67cm" style:rel-column-width="6877*"/>
    </style:style>
    <style:style style:name="Table14.B" style:family="table-column">
      <style:table-column-properties style:column-width="14.249cm" style:rel-column-width="58658*"/>
    </style:style>
    <style:style style:name="Table15" style:family="table">
      <style:table-properties style:width="15.919cm" table:align="margins" style:writing-mode="lr-tb"/>
    </style:style>
    <style:style style:name="Table15.A" style:family="table-column">
      <style:table-column-properties style:column-width="1.67cm" style:rel-column-width="6877*"/>
    </style:style>
    <style:style style:name="Table15.B" style:family="table-column">
      <style:table-column-properties style:column-width="14.249cm" style:rel-column-width="58658*"/>
    </style:style>
    <style:style style:name="Table16" style:family="table">
      <style:table-properties style:width="15.919cm" table:align="margins" style:writing-mode="lr-tb"/>
    </style:style>
    <style:style style:name="Table16.A" style:family="table-column">
      <style:table-column-properties style:column-width="1.67cm" style:rel-column-width="6877*"/>
    </style:style>
    <style:style style:name="Table16.B" style:family="table-column">
      <style:table-column-properties style:column-width="14.249cm" style:rel-column-width="58658*"/>
    </style:style>
    <style:style style:name="Table17" style:family="table">
      <style:table-properties style:width="15.919cm" table:align="margins" style:writing-mode="lr-tb"/>
    </style:style>
    <style:style style:name="Table17.A" style:family="table-column">
      <style:table-column-properties style:column-width="1.67cm" style:rel-column-width="6877*"/>
    </style:style>
    <style:style style:name="Table17.B" style:family="table-column">
      <style:table-column-properties style:column-width="14.249cm" style:rel-column-width="58658*"/>
    </style:style>
    <style:style style:name="Table18" style:family="table">
      <style:table-properties style:width="15.919cm" table:align="margins" style:writing-mode="lr-tb"/>
    </style:style>
    <style:style style:name="Table18.A" style:family="table-column">
      <style:table-column-properties style:column-width="1.67cm" style:rel-column-width="6877*"/>
    </style:style>
    <style:style style:name="Table18.B" style:family="table-column">
      <style:table-column-properties style:column-width="14.249cm" style:rel-column-width="58658*"/>
    </style:style>
    <style:style style:name="Table19" style:family="table">
      <style:table-properties style:width="15.919cm" table:align="margins" style:writing-mode="lr-tb"/>
    </style:style>
    <style:style style:name="Table19.A" style:family="table-column">
      <style:table-column-properties style:column-width="1.67cm" style:rel-column-width="6877*"/>
    </style:style>
    <style:style style:name="Table19.B" style:family="table-column">
      <style:table-column-properties style:column-width="14.249cm" style:rel-column-width="58658*"/>
    </style:style>
    <style:style style:name="Table20" style:family="table">
      <style:table-properties style:width="15.919cm" table:align="margins" style:writing-mode="lr-tb"/>
    </style:style>
    <style:style style:name="Table20.A" style:family="table-column">
      <style:table-column-properties style:column-width="1.67cm" style:rel-column-width="6877*"/>
    </style:style>
    <style:style style:name="Table20.B" style:family="table-column">
      <style:table-column-properties style:column-width="14.249cm" style:rel-column-width="58658*"/>
    </style:style>
    <style:style style:name="Table21" style:family="table">
      <style:table-properties style:width="15.919cm" table:align="margins" style:writing-mode="lr-tb"/>
    </style:style>
    <style:style style:name="Table21.A" style:family="table-column">
      <style:table-column-properties style:column-width="1.67cm" style:rel-column-width="6877*"/>
    </style:style>
    <style:style style:name="Table21.B" style:family="table-column">
      <style:table-column-properties style:column-width="14.249cm" style:rel-column-width="58658*"/>
    </style:style>
    <style:style style:name="Table22" style:family="table">
      <style:table-properties style:width="15.919cm" table:align="margins" style:writing-mode="lr-tb"/>
    </style:style>
    <style:style style:name="Table22.A" style:family="table-column">
      <style:table-column-properties style:column-width="1.67cm" style:rel-column-width="6877*"/>
    </style:style>
    <style:style style:name="Table22.B" style:family="table-column">
      <style:table-column-properties style:column-width="14.249cm" style:rel-column-width="58658*"/>
    </style:style>
    <style:style style:name="Table23" style:family="table">
      <style:table-properties style:width="15.919cm" table:align="margins" style:writing-mode="lr-tb"/>
    </style:style>
    <style:style style:name="Table23.A" style:family="table-column">
      <style:table-column-properties style:column-width="1.67cm" style:rel-column-width="6877*"/>
    </style:style>
    <style:style style:name="Table23.B" style:family="table-column">
      <style:table-column-properties style:column-width="14.249cm" style:rel-column-width="58658*"/>
    </style:style>
    <style:style style:name="Table24" style:family="table">
      <style:table-properties style:width="15.919cm" table:align="margins" style:writing-mode="lr-tb"/>
    </style:style>
    <style:style style:name="Table24.A" style:family="table-column">
      <style:table-column-properties style:column-width="1.67cm" style:rel-column-width="6877*"/>
    </style:style>
    <style:style style:name="Table24.B" style:family="table-column">
      <style:table-column-properties style:column-width="14.249cm" style:rel-column-width="58658*"/>
    </style:style>
    <style:style style:name="Table25" style:family="table">
      <style:table-properties style:width="15.919cm" table:align="margins" style:writing-mode="lr-tb"/>
    </style:style>
    <style:style style:name="Table25.A" style:family="table-column">
      <style:table-column-properties style:column-width="1.67cm" style:rel-column-width="6877*"/>
    </style:style>
    <style:style style:name="Table25.B" style:family="table-column">
      <style:table-column-properties style:column-width="14.249cm" style:rel-column-width="58658*"/>
    </style:style>
    <style:style style:name="Table26" style:family="table">
      <style:table-properties style:width="15.919cm" table:align="margins" style:writing-mode="lr-tb"/>
    </style:style>
    <style:style style:name="Table26.A" style:family="table-column">
      <style:table-column-properties style:column-width="1.67cm" style:rel-column-width="6877*"/>
    </style:style>
    <style:style style:name="Table26.B" style:family="table-column">
      <style:table-column-properties style:column-width="14.249cm" style:rel-column-width="58658*"/>
    </style:style>
    <style:style style:name="Table27" style:family="table">
      <style:table-properties style:width="15.919cm" table:align="margins" style:writing-mode="lr-tb"/>
    </style:style>
    <style:style style:name="Table27.A" style:family="table-column">
      <style:table-column-properties style:column-width="1.67cm" style:rel-column-width="6877*"/>
    </style:style>
    <style:style style:name="Table27.B" style:family="table-column">
      <style:table-column-properties style:column-width="14.249cm" style:rel-column-width="58658*"/>
    </style:style>
    <style:style style:name="Table28" style:family="table">
      <style:table-properties style:width="15.919cm" table:align="margins" style:writing-mode="lr-tb"/>
    </style:style>
    <style:style style:name="Table28.A" style:family="table-column">
      <style:table-column-properties style:column-width="1.67cm" style:rel-column-width="6877*"/>
    </style:style>
    <style:style style:name="Table28.B" style:family="table-column">
      <style:table-column-properties style:column-width="14.249cm" style:rel-column-width="58658*"/>
    </style:style>
    <style:style style:name="Table6" style:family="table">
      <style:table-properties style:width="15.919cm" table:align="margins" style:writing-mode="lr-tb"/>
    </style:style>
    <style:style style:name="Table6.A" style:family="table-column">
      <style:table-column-properties style:column-width="1.67cm" style:rel-column-width="6877*"/>
    </style:style>
    <style:style style:name="Table6.B" style:family="table-column">
      <style:table-column-properties style:column-width="14.249cm" style:rel-column-width="58658*"/>
    </style:style>
    <style:style style:name="Table29" style:family="table">
      <style:table-properties style:width="15.919cm" table:align="margins" style:writing-mode="lr-tb"/>
    </style:style>
    <style:style style:name="Table29.A" style:family="table-column">
      <style:table-column-properties style:column-width="1.67cm" style:rel-column-width="6877*"/>
    </style:style>
    <style:style style:name="Table29.B" style:family="table-column">
      <style:table-column-properties style:column-width="14.249cm" style:rel-column-width="58658*"/>
    </style:style>
    <style:style style:name="Table30" style:family="table">
      <style:table-properties style:width="15.919cm" table:align="margins" style:writing-mode="lr-tb"/>
    </style:style>
    <style:style style:name="Table30.A" style:family="table-column">
      <style:table-column-properties style:column-width="1.67cm" style:rel-column-width="6877*"/>
    </style:style>
    <style:style style:name="Table30.B" style:family="table-column">
      <style:table-column-properties style:column-width="14.249cm" style:rel-column-width="58658*"/>
    </style:style>
    <style:style style:name="Table31" style:family="table">
      <style:table-properties style:width="15.919cm" table:align="margins" style:writing-mode="lr-tb"/>
    </style:style>
    <style:style style:name="Table31.A" style:family="table-column">
      <style:table-column-properties style:column-width="1.67cm" style:rel-column-width="6877*"/>
    </style:style>
    <style:style style:name="Table31.B" style:family="table-column">
      <style:table-column-properties style:column-width="14.249cm" style:rel-column-width="58658*"/>
    </style:style>
    <style:style style:name="Table32" style:family="table">
      <style:table-properties style:width="15.919cm" table:align="margins" style:writing-mode="lr-tb"/>
    </style:style>
    <style:style style:name="Table32.A" style:family="table-column">
      <style:table-column-properties style:column-width="1.67cm" style:rel-column-width="6877*"/>
    </style:style>
    <style:style style:name="Table32.B" style:family="table-column">
      <style:table-column-properties style:column-width="14.249cm" style:rel-column-width="58658*"/>
    </style:style>
    <style:style style:name="Table33" style:family="table">
      <style:table-properties style:width="15.919cm" table:align="margins" style:writing-mode="lr-tb"/>
    </style:style>
    <style:style style:name="Table33.A" style:family="table-column">
      <style:table-column-properties style:column-width="1.67cm" style:rel-column-width="6877*"/>
    </style:style>
    <style:style style:name="Table33.B" style:family="table-column">
      <style:table-column-properties style:column-width="14.249cm" style:rel-column-width="58658*"/>
    </style:style>
    <style:style style:name="Table34" style:family="table">
      <style:table-properties style:width="15.919cm" table:align="margins" style:writing-mode="lr-tb"/>
    </style:style>
    <style:style style:name="Table34.A" style:family="table-column">
      <style:table-column-properties style:column-width="1.67cm" style:rel-column-width="6877*"/>
    </style:style>
    <style:style style:name="Table34.B" style:family="table-column">
      <style:table-column-properties style:column-width="14.249cm" style:rel-column-width="58658*"/>
    </style:style>
    <style:style style:name="Table35" style:family="table">
      <style:table-properties style:width="15.919cm" table:align="margins" style:writing-mode="lr-tb"/>
    </style:style>
    <style:style style:name="Table35.A" style:family="table-column">
      <style:table-column-properties style:column-width="1.67cm" style:rel-column-width="6877*"/>
    </style:style>
    <style:style style:name="Table35.B" style:family="table-column">
      <style:table-column-properties style:column-width="14.249cm" style:rel-column-width="58658*"/>
    </style:style>
    <style:style style:name="Table36" style:family="table">
      <style:table-properties style:width="15.919cm" table:align="margins" style:writing-mode="lr-tb"/>
    </style:style>
    <style:style style:name="Table36.A" style:family="table-column">
      <style:table-column-properties style:column-width="1.67cm" style:rel-column-width="6877*"/>
    </style:style>
    <style:style style:name="Table36.B" style:family="table-column">
      <style:table-column-properties style:column-width="14.249cm" style:rel-column-width="58658*"/>
    </style:style>
    <style:style style:name="Table37" style:family="table">
      <style:table-properties style:width="15.919cm" table:align="margins" style:writing-mode="lr-tb"/>
    </style:style>
    <style:style style:name="Table37.A" style:family="table-column">
      <style:table-column-properties style:column-width="1.67cm" style:rel-column-width="6877*"/>
    </style:style>
    <style:style style:name="Table37.B" style:family="table-column">
      <style:table-column-properties style:column-width="14.249cm" style:rel-column-width="58658*"/>
    </style:style>
    <style:style style:name="Table38" style:family="table">
      <style:table-properties style:width="15.919cm" table:align="margins" style:writing-mode="lr-tb"/>
    </style:style>
    <style:style style:name="Table38.A" style:family="table-column">
      <style:table-column-properties style:column-width="1.67cm" style:rel-column-width="6877*"/>
    </style:style>
    <style:style style:name="Table38.B" style:family="table-column">
      <style:table-column-properties style:column-width="14.249cm" style:rel-column-width="58658*"/>
    </style:style>
    <style:style style:name="Table39" style:family="table">
      <style:table-properties style:width="15.919cm" table:align="margins" style:writing-mode="lr-tb"/>
    </style:style>
    <style:style style:name="Table39.A" style:family="table-column">
      <style:table-column-properties style:column-width="1.67cm" style:rel-column-width="6877*"/>
    </style:style>
    <style:style style:name="Table39.B" style:family="table-column">
      <style:table-column-properties style:column-width="14.249cm" style:rel-column-width="58658*"/>
    </style:style>
    <style:style style:name="Table40" style:family="table">
      <style:table-properties style:width="15.919cm" table:align="margins" style:writing-mode="lr-tb"/>
    </style:style>
    <style:style style:name="Table40.A" style:family="table-column">
      <style:table-column-properties style:column-width="1.67cm" style:rel-column-width="6877*"/>
    </style:style>
    <style:style style:name="Table40.B" style:family="table-column">
      <style:table-column-properties style:column-width="14.249cm" style:rel-column-width="58658*"/>
    </style:style>
    <style:style style:name="Table41" style:family="table">
      <style:table-properties style:width="15.919cm" table:align="margins" style:writing-mode="lr-tb"/>
    </style:style>
    <style:style style:name="Table41.A" style:family="table-column">
      <style:table-column-properties style:column-width="1.67cm" style:rel-column-width="6877*"/>
    </style:style>
    <style:style style:name="Table41.B" style:family="table-column">
      <style:table-column-properties style:column-width="14.249cm" style:rel-column-width="58658*"/>
    </style:style>
    <style:style style:name="Table42" style:family="table">
      <style:table-properties style:width="15.919cm" table:align="margins" style:writing-mode="lr-tb"/>
    </style:style>
    <style:style style:name="Table42.A" style:family="table-column">
      <style:table-column-properties style:column-width="1.67cm" style:rel-column-width="6877*"/>
    </style:style>
    <style:style style:name="Table42.B" style:family="table-column">
      <style:table-column-properties style:column-width="14.249cm" style:rel-column-width="58658*"/>
    </style:style>
    <style:style style:name="Table43" style:family="table">
      <style:table-properties style:width="15.919cm" table:align="margins" style:writing-mode="lr-tb"/>
    </style:style>
    <style:style style:name="Table43.A" style:family="table-column">
      <style:table-column-properties style:column-width="1.67cm" style:rel-column-width="6877*"/>
    </style:style>
    <style:style style:name="Table43.B" style:family="table-column">
      <style:table-column-properties style:column-width="14.249cm" style:rel-column-width="58658*"/>
    </style:style>
    <style:style style:name="Table7" style:family="table">
      <style:table-properties style:width="15.919cm" table:align="margins" style:writing-mode="lr-tb"/>
    </style:style>
    <style:style style:name="Table7.A" style:family="table-column">
      <style:table-column-properties style:column-width="1.67cm" style:rel-column-width="6877*"/>
    </style:style>
    <style:style style:name="Table7.B" style:family="table-column">
      <style:table-column-properties style:column-width="14.249cm" style:rel-column-width="58658*"/>
    </style:style>
    <style:style style:name="Table8" style:family="table">
      <style:table-properties style:width="15.919cm" table:align="margins" style:writing-mode="lr-tb"/>
    </style:style>
    <style:style style:name="Table8.A" style:family="table-column">
      <style:table-column-properties style:column-width="1.67cm" style:rel-column-width="6877*"/>
    </style:style>
    <style:style style:name="Table8.B" style:family="table-column">
      <style:table-column-properties style:column-width="14.249cm" style:rel-column-width="58658*"/>
    </style:style>
    <style:style style:name="Table9" style:family="table">
      <style:table-properties style:width="15.919cm" table:align="margins" style:writing-mode="lr-tb"/>
    </style:style>
    <style:style style:name="Table9.A" style:family="table-column">
      <style:table-column-properties style:column-width="1.67cm" style:rel-column-width="6877*"/>
    </style:style>
    <style:style style:name="Table9.B" style:family="table-column">
      <style:table-column-properties style:column-width="14.249cm" style:rel-column-width="58658*"/>
    </style:style>
    <style:style style:name="Table2" style:family="table">
      <style:table-properties style:width="15.919cm" table:align="margins" style:writing-mode="lr-tb"/>
    </style:style>
    <style:style style:name="Table2.A" style:family="table-column">
      <style:table-column-properties style:column-width="1.67cm" style:rel-column-width="6877*"/>
    </style:style>
    <style:style style:name="Table2.B" style:family="table-column">
      <style:table-column-properties style:column-width="14.249cm" style:rel-column-width="58658*"/>
    </style:style>
    <style:style style:name="Table4" style:family="table">
      <style:table-properties style:width="15.919cm" table:align="margins" style:writing-mode="lr-tb"/>
    </style:style>
    <style:style style:name="Table4.A" style:family="table-column">
      <style:table-column-properties style:column-width="1.67cm" style:rel-column-width="6877*"/>
    </style:style>
    <style:style style:name="Table4.B" style:family="table-column">
      <style:table-column-properties style:column-width="14.249cm" style:rel-column-width="58658*"/>
    </style:style>
    <style:style style:name="Table10" style:family="table">
      <style:table-properties style:width="15.919cm" table:align="margins" style:writing-mode="lr-tb"/>
    </style:style>
    <style:style style:name="Table10.A" style:family="table-column">
      <style:table-column-properties style:column-width="1.67cm" style:rel-column-width="6877*"/>
    </style:style>
    <style:style style:name="Table10.B" style:family="table-column">
      <style:table-column-properties style:column-width="14.249cm" style:rel-column-width="58658*"/>
    </style:style>
    <style:style style:name="P1" style:family="paragraph" style:parent-style-name="Title" style:master-page-name="Standard">
      <style:paragraph-properties fo:text-align="end" style:justify-single-word="false"/>
    </style:style>
    <style:style style:name="P2" style:family="paragraph" style:parent-style-name="Standard">
      <style:paragraph-properties fo:text-align="end" style:justify-single-word="false"/>
      <style:text-properties style:font-name="Serifa BT"/>
    </style:style>
    <style:style style:name="P3" style:family="paragraph" style:parent-style-name="Standard">
      <style:paragraph-properties fo:text-align="end" style:justify-single-word="false"/>
    </style:style>
    <style:style style:name="P4" style:family="paragraph" style:parent-style-name="Text_20_body_20_indent">
      <style:paragraph-properties fo:margin-left="1.251cm" fo:margin-right="0cm" fo:text-align="justify" style:justify-single-word="false" fo:text-indent="0cm" style:auto-text-indent="false"/>
    </style:style>
    <style:style style:name="P5" style:family="paragraph" style:parent-style-name="Text_20_body_20_indent">
      <style:paragraph-properties fo:margin-left="1.251cm" fo:margin-right="0cm" fo:text-indent="0cm" style:auto-text-indent="false"/>
      <style:text-properties style:font-name="Albany"/>
    </style:style>
    <style:style style:name="P6" style:family="paragraph" style:parent-style-name="InfoBlue">
      <style:paragraph-properties fo:margin-left="0cm" fo:margin-right="0cm" fo:text-indent="0cm" style:auto-text-indent="false"/>
      <style:text-properties style:font-name="Albany"/>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_20_indent">
      <style:paragraph-properties fo:margin-left="0cm" fo:margin-right="0cm" fo:text-align="justify" style:justify-single-word="false" fo:text-indent="0cm" style:auto-text-indent="false"/>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start" style:justify-single-word="false"/>
    </style:style>
    <style:style style:name="P13" style:family="paragraph" style:parent-style-name="Text_20_body_20_indent">
      <style:paragraph-properties fo:margin-left="1.27cm" fo:margin-right="0cm" fo:text-align="justify" style:justify-single-word="false" fo:text-indent="0cm" style:auto-text-indent="false"/>
      <style:text-properties text:display="true"/>
    </style:style>
    <style:style style:name="P14" style:family="paragraph" style:parent-style-name="Standard">
      <style:paragraph-properties fo:margin-left="1.27cm" fo:margin-right="0cm" fo:text-indent="0cm" style:auto-text-indent="false"/>
    </style:style>
    <style:style style:name="P15" style:family="paragraph" style:parent-style-name="Heading_20_2">
      <style:paragraph-properties fo:margin-left="1.27cm" fo:margin-right="0cm" fo:text-align="justify" style:justify-single-word="false" fo:text-indent="0cm" style:auto-text-indent="false"/>
    </style:style>
    <style:style style:name="P16" style:family="paragraph" style:parent-style-name="Standard">
      <style:paragraph-properties fo:margin-left="1.27cm" fo:margin-right="0cm" fo:text-align="justify" style:justify-single-word="false" fo:text-indent="0cm" style:auto-text-indent="false"/>
      <style:text-properties text:display="true"/>
    </style:style>
    <style:style style:name="P17" style:family="paragraph" style:parent-style-name="Standard">
      <style:paragraph-properties fo:margin-left="1.27cm" fo:margin-right="0cm" fo:text-align="justify" style:justify-single-word="false" fo:text-indent="0cm" style:auto-text-indent="false"/>
    </style:style>
    <style:style style:name="P18" style:family="paragraph" style:parent-style-name="Text_20_body">
      <style:paragraph-properties fo:margin-left="0cm" fo:margin-right="0cm" fo:text-indent="0cm" style:auto-text-indent="false"/>
    </style:style>
    <style:style style:name="P19" style:family="paragraph" style:parent-style-name="Text_20_body_20_indent">
      <style:paragraph-properties fo:margin-left="1.27cm" fo:margin-right="0cm" fo:text-align="justify" style:justify-single-word="false" fo:text-indent="0cm" style:auto-text-indent="false"/>
      <style:text-properties fo:color="#0000ff" style:font-name="Albany" style:text-underline-style="solid" style:text-underline-type="double" style:text-underline-width="auto" style:text-underline-color="font-color" text:display="true"/>
    </style:style>
    <style:style style:name="P20" style:family="paragraph" style:parent-style-name="Heading_20_2">
      <style:paragraph-properties fo:text-align="justify" style:justify-single-word="false"/>
      <style:text-properties fo:color="#0000ff" style:font-name="Albany" style:text-underline-style="solid" style:text-underline-type="double" style:text-underline-width="auto" style:text-underline-color="font-color" text:display="true"/>
    </style:style>
    <style:style style:name="P21" style:family="paragraph" style:parent-style-name="Standard">
      <style:text-properties fo:color="#0000ff" style:text-underline-style="solid" style:text-underline-type="double" style:text-underline-width="auto" style:text-underline-color="font-color" text:display="true"/>
    </style:style>
    <style:style style:name="P22" style:family="paragraph" style:parent-style-name="Recuo_20_de_20_corpo_20_de_20_texto_20_2">
      <style:paragraph-properties fo:margin-left="0cm" fo:margin-right="0cm" fo:text-indent="0cm" style:auto-text-indent="false"/>
    </style:style>
    <style:style style:name="P23" style:family="paragraph" style:parent-style-name="Standard">
      <style:paragraph-properties fo:text-align="justify" style:justify-single-word="false"/>
    </style:style>
    <style:style style:name="P24" style:family="paragraph" style:parent-style-name="Recuo_20_de_20_corpo_20_de_20_texto_20_2">
      <style:paragraph-properties fo:margin-left="0cm" fo:margin-right="0cm" fo:text-align="justify" style:justify-single-word="false" fo:text-indent="0cm" style:auto-text-indent="false">
        <style:tab-stops>
          <style:tab-stop style:position="0.635cm"/>
        </style:tab-stops>
      </style:paragraph-properties>
    </style:style>
    <style:style style:name="P25" style:family="paragraph" style:parent-style-name="Heading_20_3">
      <style:text-properties fo:color="#0000ff" style:text-underline-style="solid" style:text-underline-type="double" style:text-underline-width="auto" style:text-underline-color="font-color" text:display="true"/>
    </style:style>
    <style:style style:name="P26" style:family="paragraph" style:parent-style-name="Text_20_body_20_indent">
      <style:text-properties fo:color="#0000ff" style:text-underline-style="solid" style:text-underline-type="double" style:text-underline-width="auto" style:text-underline-color="font-color" text:display="true"/>
    </style:style>
    <style:style style:name="P27" style:family="paragraph" style:parent-style-name="Recuo_20_de_20_corpo_20_de_20_texto_20_3">
      <style:paragraph-properties fo:text-align="justify" style:justify-single-word="false"/>
    </style:style>
    <style:style style:name="P28" style:family="paragraph" style:parent-style-name="Heading_20_3">
      <style:paragraph-properties fo:margin-left="1.27cm" fo:margin-right="0cm" fo:text-align="justify" style:justify-single-word="false" fo:text-indent="0cm" style:auto-text-indent="false"/>
    </style:style>
    <style:style style:name="P29" style:family="paragraph" style:parent-style-name="Text_20_body_20_indent">
      <style:paragraph-properties fo:margin-left="1.27cm" fo:margin-right="0cm" fo:text-align="justify" style:justify-single-word="false" fo:text-indent="0cm" style:auto-text-indent="false"/>
    </style:style>
    <style:style style:name="P30" style:family="paragraph" style:parent-style-name="Text_20_body">
      <style:text-properties fo:color="#0000ff" style:text-underline-style="solid" style:text-underline-type="double" style:text-underline-width="auto" style:text-underline-color="font-color" text:display="true"/>
    </style:style>
    <style:style style:name="P31" style:family="paragraph" style:parent-style-name="Recuo_20_de_20_corpo_20_de_20_texto_20_3">
      <style:text-properties fo:color="#0000ff" style:text-underline-style="solid" style:text-underline-type="double" style:text-underline-width="auto" style:text-underline-color="font-color" text:display="true"/>
    </style:style>
    <style:style style:name="P32" style:family="paragraph" style:parent-style-name="Text_20_body_20_indent">
      <style:paragraph-properties fo:text-align="justify" style:justify-single-word="false"/>
    </style:style>
    <style:style style:name="P33" style:family="paragraph" style:parent-style-name="InfoBlue">
      <style:text-properties fo:color="#0000ff" style:text-underline-style="solid" style:text-underline-type="double" style:text-underline-width="auto" style:text-underline-color="font-color" text:display="true"/>
    </style:style>
    <style:style style:name="P34" style:family="paragraph" style:parent-style-name="Standard">
      <style:paragraph-properties fo:margin-left="1.251cm" fo:margin-right="0cm" fo:text-align="justify" style:justify-single-word="false" fo:text-indent="0cm" style:auto-text-indent="false"/>
    </style:style>
    <style:style style:name="P35" style:family="paragraph" style:parent-style-name="Standard">
      <style:paragraph-properties fo:margin-left="1.251cm" fo:margin-right="0cm" fo:text-indent="0cm" style:auto-text-indent="false"/>
    </style:style>
    <style:style style:name="P36" style:family="paragraph" style:parent-style-name="Heading_20_2">
      <style:text-properties fo:color="#0000ff" style:text-underline-style="solid" style:text-underline-type="double" style:text-underline-width="auto" style:text-underline-color="font-color" text:display="true"/>
    </style:style>
    <style:style style:name="P37" style:family="paragraph" style:parent-style-name="Recuo_20_de_20_corpo_20_de_20_texto_20_2">
      <style:paragraph-properties fo:margin-left="0cm" fo:margin-right="0cm" fo:text-align="justify" style:justify-single-word="false" fo:text-indent="0cm" style:auto-text-indent="false"/>
    </style:style>
    <style:style style:name="P38" style:family="paragraph" style:parent-style-name="Heading_20_2">
      <style:paragraph-properties fo:text-align="justify" style:justify-single-word="false"/>
    </style:style>
    <style:style style:name="P39" style:family="paragraph" style:parent-style-name="InfoBlue">
      <style:paragraph-properties fo:margin-left="0cm" fo:margin-right="0cm" fo:text-indent="0cm" style:auto-text-indent="false"/>
    </style:style>
    <style:style style:name="P40" style:family="paragraph" style:parent-style-name="Standard">
      <style:paragraph-properties fo:margin-left="1.27cm" fo:margin-right="0cm" fo:text-align="justify" style:justify-single-word="false" fo:text-indent="0cm" style:auto-text-indent="false"/>
      <style:text-properties fo:color="#0000ff" style:text-underline-style="solid" style:text-underline-type="double" style:text-underline-width="auto" style:text-underline-color="font-color" text:display="true"/>
    </style:style>
    <style:style style:name="P41" style:family="paragraph" style:parent-style-name="Recuo_20_de_20_corpo_20_de_20_texto_20_2">
      <style:paragraph-properties fo:margin-left="0cm" fo:margin-right="0cm" fo:text-align="justify" style:justify-single-word="false" fo:text-indent="0cm" style:auto-text-indent="false"/>
      <style:text-properties fo:color="#0000ff" style:text-underline-style="solid" style:text-underline-type="double" style:text-underline-width="auto" style:text-underline-color="font-color" text:display="true"/>
    </style:style>
    <style:style style:name="P42" style:family="paragraph" style:parent-style-name="Recuo_20_de_20_corpo_20_de_20_texto_20_3">
      <style:paragraph-properties fo:margin-left="0cm" fo:margin-right="0cm" fo:text-align="justify" style:justify-single-word="false" fo:text-indent="0cm" style:auto-text-indent="false"/>
      <style:text-properties fo:color="#0000ff" style:text-underline-style="solid" style:text-underline-type="double" style:text-underline-width="auto" style:text-underline-color="font-color" text:display="true"/>
    </style:style>
    <style:style style:name="P43" style:family="paragraph" style:parent-style-name="Heading_20_3">
      <style:paragraph-properties fo:margin-left="0cm" fo:margin-right="0cm" fo:text-align="justify" style:justify-single-word="false" fo:text-indent="0cm" style:auto-text-indent="false"/>
      <style:text-properties fo:color="#0000ff" style:text-underline-style="solid" style:text-underline-type="double" style:text-underline-width="auto" style:text-underline-color="font-color" text:display="true"/>
    </style:style>
    <style:style style:name="P44" style:family="paragraph" style:parent-style-name="Text_20_body">
      <style:paragraph-properties fo:margin-left="0cm" fo:margin-right="0cm" fo:text-align="justify" style:justify-single-word="false" fo:text-indent="0cm" style:auto-text-indent="false"/>
      <style:text-properties fo:color="#0000ff" style:text-underline-style="solid" style:text-underline-type="double" style:text-underline-width="auto" style:text-underline-color="font-color" text:display="true"/>
    </style:style>
    <style:style style:name="P45" style:family="paragraph" style:parent-style-name="Text_20_body">
      <style:paragraph-properties fo:margin-left="0cm" fo:margin-right="0cm" fo:text-align="justify" style:justify-single-word="false" fo:text-indent="0cm" style:auto-text-indent="false"/>
    </style:style>
    <style:style style:name="P46" style:family="paragraph" style:parent-style-name="Recuo_20_de_20_corpo_20_de_20_texto_20_3">
      <style:paragraph-properties fo:margin-left="0cm" fo:margin-right="0cm" fo:text-align="justify" style:justify-single-word="false" fo:text-indent="0cm" style:auto-text-indent="false"/>
    </style:style>
    <style:style style:name="P47" style:family="paragraph" style:parent-style-name="Heading_20_3">
      <style:paragraph-properties fo:margin-left="1.251cm" fo:margin-right="0cm" fo:text-align="justify" style:justify-single-word="false" fo:text-indent="0cm" style:auto-text-indent="false"/>
    </style:style>
    <style:style style:name="P48" style:family="paragraph" style:parent-style-name="Heading_20_2" style:list-style-name="WW8Num1"/>
    <style:style style:name="P49" style:family="paragraph" style:parent-style-name="Heading_20_2">
      <style:paragraph-properties fo:orphans="2" fo:widows="2"/>
    </style:style>
    <style:style style:name="P50" style:family="paragraph" style:parent-style-name="InfoBlue">
      <style:paragraph-properties fo:margin-left="0cm" fo:margin-right="0cm" fo:text-align="justify" style:justify-single-word="false" fo:text-indent="0cm" style:auto-text-indent="false"/>
    </style:style>
    <style:style style:name="P51" style:family="paragraph" style:parent-style-name="Text_20_body">
      <style:paragraph-properties fo:margin-left="0cm" fo:margin-right="0cm" fo:text-align="justify" style:justify-single-word="false" fo:text-indent="1.27cm" style:auto-text-indent="false"/>
    </style:style>
    <style:style style:name="P52" style:family="paragraph" style:parent-style-name="Text_20_body">
      <style:paragraph-properties fo:text-align="justify" style:justify-single-word="false"/>
    </style:style>
    <style:style style:name="P53" style:family="paragraph" style:parent-style-name="Title">
      <style:paragraph-properties fo:text-align="end" style:justify-single-word="false"/>
    </style:style>
    <style:style style:name="P54" style:family="paragraph" style:parent-style-name="Title">
      <style:paragraph-properties fo:text-align="end" style:justify-single-word="false"/>
      <style:text-properties fo:font-size="14pt" style:font-size-asian="14pt"/>
    </style:style>
    <style:style style:name="P55" style:family="paragraph" style:parent-style-name="Standard">
      <style:paragraph-properties fo:text-align="end" style:justify-single-word="false"/>
      <style:text-properties fo:font-size="9pt" style:font-size-asian="9pt"/>
    </style:style>
    <style:style style:name="P56" style:family="paragraph" style:parent-style-name="Title">
      <style:text-properties fo:font-size="14pt" style:font-size-asian="14pt"/>
    </style:style>
    <style:style style:name="P57" style:family="paragraph" style:parent-style-name="Title" style:master-page-name="Convert_20_1">
      <style:paragraph-properties style:page-number="2"/>
    </style:style>
    <style:style style:name="P58" style:family="paragraph" style:parent-style-name="Tabletext">
      <style:paragraph-properties fo:text-align="center" style:justify-single-word="false" style:snap-to-layout-grid="false"/>
      <style:text-properties fo:font-weight="bold" style:font-weight-asian="bold"/>
    </style:style>
    <style:style style:name="P59" style:family="paragraph" style:parent-style-name="Tabletext">
      <style:paragraph-properties style:snap-to-layout-grid="false"/>
    </style:style>
    <style:style style:name="P60" style:family="paragraph" style:parent-style-name="Title">
      <style:paragraph-properties fo:break-before="page"/>
    </style:style>
    <style:style style:name="P61" style:family="paragraph" style:parent-style-name="Contents_20_1">
      <style:paragraph-properties>
        <style:tab-stops>
          <style:tab-stop style:position="15.919cm" style:type="right" style:leader-style="dotted" style:leader-text="."/>
          <style:tab-stop style:position="16.51cm"/>
        </style:tab-stops>
      </style:paragraph-properties>
    </style:style>
    <style:style style:name="P62" style:family="paragraph" style:parent-style-name="Contents_20_2">
      <style:paragraph-properties>
        <style:tab-stops>
          <style:tab-stop style:position="15.157cm" style:type="right" style:leader-style="dotted" style:leader-text="."/>
          <style:tab-stop style:position="15.748cm"/>
        </style:tab-stops>
      </style:paragraph-properties>
    </style:style>
    <style:style style:name="P63" style:family="paragraph" style:parent-style-name="Contents_20_3">
      <style:paragraph-properties>
        <style:tab-stops>
          <style:tab-stop style:position="1.016cm"/>
          <style:tab-stop style:position="14.395cm" style:type="right" style:leader-style="dotted" style:leader-text="."/>
          <style:tab-stop style:position="14.986cm"/>
        </style:tab-stops>
      </style:paragraph-properties>
    </style:style>
    <style:style style:name="P64" style:family="paragraph" style:parent-style-name="Title" style:master-page-name="Convert_20_2">
      <style:paragraph-properties style:page-number="1">
        <style:tab-stops>
          <style:tab-stop style:position="0.762cm"/>
          <style:tab-stop style:position="16.51cm" style:type="right"/>
        </style:tab-stops>
      </style:paragraph-properties>
    </style:style>
    <style:style style:name="P65" style:family="paragraph" style:parent-style-name="Text_20_body_20_indent">
      <style:paragraph-properties fo:margin-left="0cm" fo:margin-right="0cm" fo:text-indent="0cm" style:auto-text-indent="false"/>
    </style:style>
    <style:style style:name="P66" style:family="paragraph" style:parent-style-name="Standard">
      <style:text-properties fo:font-style="normal" style:font-style-asian="normal" style:font-style-complex="normal"/>
    </style:style>
    <style:style style:name="P67" style:family="paragraph" style:parent-style-name="Standard">
      <style:text-properties text:display="true"/>
    </style:style>
    <style:style style:name="P68" style:family="paragraph" style:parent-style-name="InfoBlue">
      <style:paragraph-properties fo:margin-left="1.27cm" fo:margin-right="0cm" fo:text-align="justify" style:justify-single-word="false" fo:text-indent="0cm" style:auto-text-indent="false"/>
      <style:text-properties fo:color="#0000ff" style:font-name="Albany" style:text-underline-style="solid" style:text-underline-type="double" style:text-underline-width="auto" style:text-underline-color="font-color" text:display="true"/>
    </style:style>
    <style:style style:name="T1" style:family="text">
      <style:text-properties style:font-name="Arial Black" fo:font-size="48pt" style:font-size-asian="48pt"/>
    </style:style>
    <style:style style:name="T2" style:family="text">
      <style:text-properties style:font-name="Century Gothic" fo:font-size="12pt" fo:font-weight="normal" style:font-size-asian="12pt" style:font-weight-asian="normal" style:font-weight-complex="bold"/>
    </style:style>
    <style:style style:name="T3" style:family="text">
      <style:text-properties fo:font-size="16pt" style:font-size-asian="16pt"/>
    </style:style>
    <style:style style:name="T4" style:family="text">
      <style:text-properties fo:font-size="9pt" style:font-size-asian="9pt"/>
    </style:style>
    <style:style style:name="T5" style:family="text">
      <style:text-properties fo:font-size="8pt" style:font-size-asian="8pt"/>
    </style:style>
    <style:style style:name="T6" style:family="text">
      <style:text-properties style:font-name="Albany"/>
    </style:style>
    <style:style style:name="T7" style:family="text" style:parent-style-name="Internet_20_link">
      <style:text-properties style:font-name="Albany"/>
    </style:style>
    <style:style style:name="T8" style:family="text" style:parent-style-name="Internet_20_link">
      <style:text-properties style:font-name="Albany" fo:font-style="italic" style:font-style-asian="italic" style:font-style-complex="italic"/>
    </style:style>
    <style:style style:name="T9" style:family="text">
      <style:text-properties fo:color="#0000ff" style:text-underline-style="solid" style:text-underline-type="double" style:text-underline-width="auto" style:text-underline-color="font-color" text:display="true"/>
    </style:style>
    <style:style style:name="T10" style:family="text">
      <style:text-properties fo:color="#0000ff" style:text-underline-style="solid" style:text-underline-type="double" style:text-underline-width="auto" style:text-underline-color="font-color"/>
    </style:style>
    <style:style style:name="T11" style:family="text">
      <style:text-properties fo:font-style="italic" style:font-style-asian="italic" style:font-style-complex="italic"/>
    </style:style>
    <style:style style:name="T12" style:family="text">
      <style:text-properties fo:font-style="italic" style:font-style-asian="italic"/>
    </style:style>
    <style:style style:name="T13" style:family="text" style:parent-style-name="Internet_20_link">
      <style:text-properties fo:font-style="italic" style:font-style-asian="italic" style:font-style-complex="italic"/>
    </style:style>
    <style:style style:name="T14" style:family="text">
      <style:text-properties fo:color="#0000ff" fo:font-style="normal" style:text-underline-style="solid" style:text-underline-type="double" style:text-underline-width="auto" style:text-underline-color="font-color" style:font-style-asian="normal" style:font-style-complex="italic"/>
    </style:style>
    <style:style style:name="T15" style:family="text">
      <style:text-properties fo:font-style="normal" style:font-style-asian="normal" style:font-style-complex="italic"/>
    </style:style>
    <style:style style:name="T16" style:family="text">
      <style:text-properties style:font-name="Arial Black" fo:font-size="9pt" fo:font-weight="normal" style:font-size-asian="9pt" style:font-weight-asian="normal" style:font-weight-complex="bold"/>
    </style:style>
    <style:style style:name="T17" style:family="text">
      <style:text-properties style:font-name="Serifa BT"/>
    </style:style>
    <style:style style:name="T18" style:family="text">
      <style:text-properties style:font-name="Arial1" fo:font-size="12pt" fo:font-weight="bold" style:font-size-asian="12pt" style:font-weight-asian="bold" style:font-size-complex="12pt" style:font-weight-complex="bold"/>
    </style:style>
    <style:style style:name="T19" style:family="text">
      <style:text-properties fo:font-style="normal" style:font-style-asian="normal" style:font-style-complex="normal"/>
    </style:style>
    <style:style style:name="Sect1" style:family="section">
      <style:section-properties style:editable="false">
        <style:columns fo:column-count="0" fo:column-gap="0cm"/>
      </style:section-properties>
    </style:style>
    <text:list-style style:name="L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office:automatic-styles>
  <office:body>
    <office:text>
      <text:tracked-changes>
        <text:changed-region text:id="ct1196832296">
          <text:deletion>
            <office:change-info>
              <dc:creator>unknown</dc:creator>
              <dc:date>2006-01-23T11:11:00</dc:date>
            </office:change-info>
            <text:p text:style-name="P1"><text:span text:style-name="T1">SISPG</text:span></text:p>
          </text:deletion>
        </text:changed-region>
        <text:changed-region text:id="ct1196839016">
          <text:insertion>
            <office:change-info>
              <dc:creator>unknown</dc:creator>
              <dc:date>2006-01-23T11:11:00</dc:date>
            </office:change-info>
          </text:insertion>
        </text:changed-region>
        <text:changed-region text:id="ct1196840608">
          <text:deletion>
            <office:change-info>
              <dc:creator>unknown</dc:creator>
              <dc:date>2006-01-23T11:11:00</dc:date>
            </office:change-info>
            <text:p text:style-name="P1"><text:span text:style-name="T2">http://software.inf.ufg.br/sispg</text:span></text:p>
          </text:deletion>
        </text:changed-region>
        <text:changed-region text:id="ct1196841416">
          <text:insertion>
            <office:change-info>
              <dc:creator>unknown</dc:creator>
              <dc:date>2006-01-23T11:11:00</dc:date>
            </office:change-info>
          </text:insertion>
        </text:changed-region>
        <text:changed-region text:id="ct1196842192">
          <text:deletion>
            <office:change-info>
              <dc:creator>unknown</dc:creator>
              <dc:date>2006-01-23T11:12:00</dc:date>
            </office:change-info>
            <text:p text:style-name="P1"><text:span text:style-name="T3"><text:subject>SISPG</text:subject></text:span><text:span text:style-name="T3"><text:line-break/></text:span></text:p>
          </text:deletion>
        </text:changed-region>
        <text:changed-region text:id="ct1196326592">
          <text:deletion>
            <office:change-info>
              <dc:creator>Fábio Nogueira de Lucena</dc:creator>
              <dc:date>2003-09-02T17:10:00</dc:date>
            </office:change-info>
            <text:p text:style-name="P2">Profa. Dra. Eliana Martins Lima<text:line-break/><text:span text:style-name="T4">Pró-Reitor de Pesquisa e Pós-Graduação<text:line-break/></text:span><text:span text:style-name="T5">emlima@prppg.ufg.br</text:span> </text:p>
            <text:p text:style-name="P2"/>
            <text:p text:style-name="P2"/>
          </text:deletion>
        </text:changed-region>
        <text:changed-region text:id="ct1196832096">
          <text:insertion>
            <office:change-info>
              <dc:creator>Fábio Nogueira de Lucena</dc:creator>
              <dc:date>2003-09-02T17:10:00</dc:date>
            </office:change-info>
          </text:insertion>
        </text:changed-region>
        <text:changed-region text:id="ct1196831752">
          <text:deletion>
            <office:change-info>
              <dc:creator>Fábio Nogueira de Lucena</dc:creator>
              <dc:date>2003-09-02T17:10:00</dc:date>
            </office:change-info>
            <text:p text:style-name="P3"><text:span text:style-name="T4">Projetista de Software<text:line-break/></text:span></text:p>
          </text:deletion>
        </text:changed-region>
        <text:changed-region text:id="ct1196900136">
          <text:insertion>
            <office:change-info>
              <dc:creator>unknown</dc:creator>
              <dc:date>2006-01-23T11:12:00</dc:date>
            </office:change-info>
          </text:insertion>
        </text:changed-region>
        <text:changed-region text:id="ct1196901008">
          <text:format-change>
            <office:change-info>
              <dc:creator>unknown</dc:creator>
              <dc:date>2006-01-23T12:07:00</dc:date>
            </office:change-info>
          </text:format-change>
        </text:changed-region>
        <text:changed-region text:id="ct1196900824">
          <text:deletion>
            <office:change-info>
              <dc:creator>Fábio Nogueira de Lucena</dc:creator>
              <dc:date>2003-09-02T17:11:00</dc:date>
            </office:change-info>
            <text:p text:style-name="P4"><text:span text:style-name="T6">Sistema de Gerenciamento da Pesquisa e da Pós-Graduação da UFG ou SISPG</text:span></text:p>
          </text:deletion>
        </text:changed-region>
        <text:changed-region text:id="ct1196901248">
          <text:deletion>
            <office:change-info>
              <dc:creator>unknown</dc:creator>
              <dc:date>2006-01-23T11:12:00</dc:date>
            </office:change-info>
            <text:p text:style-name="P4"><text:span text:style-name="T6">SISPG</text:span></text:p>
          </text:deletion>
        </text:changed-region>
        <text:changed-region text:id="ct1196901840">
          <text:insertion>
            <office:change-info>
              <dc:creator>unknown</dc:creator>
              <dc:date>2006-01-23T11:12:00</dc:date>
            </office:change-info>
          </text:insertion>
        </text:changed-region>
        <text:changed-region text:id="ct1196902696">
          <text:deletion>
            <office:change-info>
              <dc:creator>unknown</dc:creator>
              <dc:date>2006-01-23T11:12:00</dc:date>
            </office:change-info>
            <text:p text:style-name="P4"><text:span text:style-name="T6">a</text:span></text:p>
          </text:deletion>
        </text:changed-region>
        <text:changed-region text:id="ct1196903344">
          <text:insertion>
            <office:change-info>
              <dc:creator>unknown</dc:creator>
              <dc:date>2006-01-23T11:12:00</dc:date>
            </office:change-info>
          </text:insertion>
        </text:changed-region>
        <text:changed-region text:id="ct1196904136">
          <text:insertion>
            <office:change-info>
              <dc:creator>unknown</dc:creator>
              <dc:date>2006-01-23T11:13:00</dc:date>
            </office:change-info>
          </text:insertion>
        </text:changed-region>
        <text:changed-region text:id="ct1196903184">
          <text:deletion>
            <office:change-info>
              <dc:creator>unknown</dc:creator>
              <dc:date>2006-01-23T11:13:00</dc:date>
            </office:change-info>
            <text:p text:style-name="P4"><text:span text:style-name="T6"><text:s/>análise de casos de uso – que descrevem os requisitos funcionais – e a visão do sistema, respectivamente contidos nos vários documentos de especificação de </text:span><text:a xlink:type="simple" xlink:href="http://www.inf.ufg.br/~fabio/abare/artifacts/requirements/pt_ucm.htm"><text:span text:style-name="T7">casos de uso</text:span></text:a><text:span text:style-name="T6"> e no documento </text:span><text:a xlink:type="simple" xlink:href="http://www.inf.ufg.br/~fabio/abare/artifacts/requirements/vision.htm"><text:span text:style-name="T8">Visão</text:span></text:a><text:span text:style-name="T6">. <text:s/></text:span></text:p>
          </text:deletion>
        </text:changed-region>
        <text:changed-region text:id="ct1195978064">
          <text:insertion>
            <office:change-info>
              <dc:creator>unknown</dc:creator>
              <dc:date>2006-01-23T11:13:00</dc:date>
            </office:change-info>
          </text:insertion>
        </text:changed-region>
        <text:changed-region text:id="ct1195422560">
          <text:deletion>
            <office:change-info>
              <dc:creator>unknown</dc:creator>
              <dc:date>2006-01-23T11:14:00</dc:date>
            </office:change-info>
            <text:p text:style-name="P5"/>
            <text:p text:style-name="P6"/>
          </text:deletion>
        </text:changed-region>
        <text:changed-region text:id="ct1196920032">
          <text:insertion>
            <office:change-info>
              <dc:creator>unknown</dc:creator>
              <dc:date>2006-01-23T12:09:00</dc:date>
            </office:change-info>
          </text:insertion>
        </text:changed-region>
        <text:changed-region text:id="ct1196930216">
          <text:insertion>
            <office:change-info>
              <dc:creator>unknown</dc:creator>
              <dc:date>2006-01-23T12:09:00</dc:date>
            </office:change-info>
          </text:insertion>
        </text:changed-region>
        <text:changed-region text:id="ct1196253704">
          <text:insertion>
            <office:change-info>
              <dc:creator>unknown</dc:creator>
              <dc:date>2006-01-23T12:09:00</dc:date>
            </office:change-info>
          </text:insertion>
        </text:changed-region>
        <text:changed-region text:id="ct1214111152">
          <text:insertion>
            <office:change-info>
              <dc:creator>unknown</dc:creator>
              <dc:date>2006-01-23T12:09:00</dc:date>
            </office:change-info>
          </text:insertion>
        </text:changed-region>
        <text:changed-region text:id="ct1213284232">
          <text:insertion>
            <office:change-info>
              <dc:creator>unknown</dc:creator>
              <dc:date>2006-01-23T12:09:00</dc:date>
            </office:change-info>
          </text:insertion>
        </text:changed-region>
        <text:changed-region text:id="ct1213075568">
          <text:insertion>
            <office:change-info>
              <dc:creator>unknown</dc:creator>
              <dc:date>2006-01-23T12:09:00</dc:date>
            </office:change-info>
          </text:insertion>
        </text:changed-region>
        <text:changed-region text:id="ct1190410016">
          <text:insertion>
            <office:change-info>
              <dc:creator>unknown</dc:creator>
              <dc:date>2006-01-23T12:09:00</dc:date>
            </office:change-info>
          </text:insertion>
        </text:changed-region>
        <text:changed-region text:id="ct1199077248">
          <text:insertion>
            <office:change-info>
              <dc:creator>unknown</dc:creator>
              <dc:date>2006-01-23T12:09:00</dc:date>
            </office:change-info>
          </text:insertion>
        </text:changed-region>
        <text:changed-region text:id="ct1214055616">
          <text:insertion>
            <office:change-info>
              <dc:creator>unknown</dc:creator>
              <dc:date>2006-01-23T12:09:00</dc:date>
            </office:change-info>
          </text:insertion>
        </text:changed-region>
        <text:changed-region text:id="ct1212131728">
          <text:insertion>
            <office:change-info>
              <dc:creator>unknown</dc:creator>
              <dc:date>2006-01-23T12:09:00</dc:date>
            </office:change-info>
          </text:insertion>
        </text:changed-region>
        <text:changed-region text:id="ct1207742472">
          <text:insertion>
            <office:change-info>
              <dc:creator>unknown</dc:creator>
              <dc:date>2006-01-23T12:09:00</dc:date>
            </office:change-info>
          </text:insertion>
        </text:changed-region>
        <text:changed-region text:id="ct1214481600">
          <text:insertion>
            <office:change-info>
              <dc:creator>unknown</dc:creator>
              <dc:date>2006-01-23T12:09:00</dc:date>
            </office:change-info>
          </text:insertion>
        </text:changed-region>
        <text:changed-region text:id="ct1214420128">
          <text:insertion>
            <office:change-info>
              <dc:creator>unknown</dc:creator>
              <dc:date>2006-01-23T12:09:00</dc:date>
            </office:change-info>
          </text:insertion>
        </text:changed-region>
        <text:changed-region text:id="ct1214758264">
          <text:insertion>
            <office:change-info>
              <dc:creator>unknown</dc:creator>
              <dc:date>2006-01-23T12:09:00</dc:date>
            </office:change-info>
          </text:insertion>
        </text:changed-region>
        <text:changed-region text:id="ct1214051112">
          <text:insertion>
            <office:change-info>
              <dc:creator>unknown</dc:creator>
              <dc:date>2006-01-23T12:09:00</dc:date>
            </office:change-info>
          </text:insertion>
        </text:changed-region>
        <text:changed-region text:id="ct1214098928">
          <text:insertion>
            <office:change-info>
              <dc:creator>unknown</dc:creator>
              <dc:date>2006-01-23T12:09:00</dc:date>
            </office:change-info>
          </text:insertion>
        </text:changed-region>
        <text:changed-region text:id="ct1214052600">
          <text:insertion>
            <office:change-info>
              <dc:creator>unknown</dc:creator>
              <dc:date>2006-01-23T12:09:00</dc:date>
            </office:change-info>
          </text:insertion>
        </text:changed-region>
        <text:changed-region text:id="ct1214091120">
          <text:insertion>
            <office:change-info>
              <dc:creator>unknown</dc:creator>
              <dc:date>2006-01-23T12:09:00</dc:date>
            </office:change-info>
          </text:insertion>
        </text:changed-region>
        <text:changed-region text:id="ct1214062984">
          <text:insertion>
            <office:change-info>
              <dc:creator>unknown</dc:creator>
              <dc:date>2006-01-23T12:09:00</dc:date>
            </office:change-info>
          </text:insertion>
        </text:changed-region>
        <text:changed-region text:id="ct1214047648">
          <text:insertion>
            <office:change-info>
              <dc:creator>unknown</dc:creator>
              <dc:date>2006-01-23T12:09:00</dc:date>
            </office:change-info>
          </text:insertion>
        </text:changed-region>
        <text:changed-region text:id="ct1214790808">
          <text:insertion>
            <office:change-info>
              <dc:creator>unknown</dc:creator>
              <dc:date>2006-01-23T12:09:00</dc:date>
            </office:change-info>
          </text:insertion>
        </text:changed-region>
        <text:changed-region text:id="ct1207762232">
          <text:insertion>
            <office:change-info>
              <dc:creator>unknown</dc:creator>
              <dc:date>2006-01-23T12:09:00</dc:date>
            </office:change-info>
          </text:insertion>
        </text:changed-region>
        <text:changed-region text:id="ct1195391744">
          <text:insertion>
            <office:change-info>
              <dc:creator>unknown</dc:creator>
              <dc:date>2006-01-23T12:09:00</dc:date>
            </office:change-info>
          </text:insertion>
        </text:changed-region>
        <text:changed-region text:id="ct1214022416">
          <text:insertion>
            <office:change-info>
              <dc:creator>unknown</dc:creator>
              <dc:date>2006-01-23T12:09:00</dc:date>
            </office:change-info>
          </text:insertion>
        </text:changed-region>
        <text:changed-region text:id="ct1209449864">
          <text:insertion>
            <office:change-info>
              <dc:creator>unknown</dc:creator>
              <dc:date>2006-01-23T12:09:00</dc:date>
            </office:change-info>
          </text:insertion>
        </text:changed-region>
        <text:changed-region text:id="ct1213964616">
          <text:insertion>
            <office:change-info>
              <dc:creator>unknown</dc:creator>
              <dc:date>2006-01-23T12:09:00</dc:date>
            </office:change-info>
          </text:insertion>
        </text:changed-region>
        <text:changed-region text:id="ct1214083152">
          <text:insertion>
            <office:change-info>
              <dc:creator>unknown</dc:creator>
              <dc:date>2006-01-23T12:09:00</dc:date>
            </office:change-info>
          </text:insertion>
        </text:changed-region>
        <text:changed-region text:id="ct1207862856">
          <text:insertion>
            <office:change-info>
              <dc:creator>unknown</dc:creator>
              <dc:date>2006-01-23T12:09:00</dc:date>
            </office:change-info>
          </text:insertion>
        </text:changed-region>
        <text:changed-region text:id="ct1214013896">
          <text:insertion>
            <office:change-info>
              <dc:creator>unknown</dc:creator>
              <dc:date>2006-01-23T12:09:00</dc:date>
            </office:change-info>
          </text:insertion>
        </text:changed-region>
        <text:changed-region text:id="ct1212081672">
          <text:insertion>
            <office:change-info>
              <dc:creator>unknown</dc:creator>
              <dc:date>2006-01-23T12:09:00</dc:date>
            </office:change-info>
          </text:insertion>
        </text:changed-region>
        <text:changed-region text:id="ct1213969504">
          <text:insertion>
            <office:change-info>
              <dc:creator>unknown</dc:creator>
              <dc:date>2006-01-23T12:09:00</dc:date>
            </office:change-info>
          </text:insertion>
        </text:changed-region>
        <text:changed-region text:id="ct1213958720">
          <text:insertion>
            <office:change-info>
              <dc:creator>unknown</dc:creator>
              <dc:date>2006-01-23T12:09:00</dc:date>
            </office:change-info>
          </text:insertion>
        </text:changed-region>
        <text:changed-region text:id="ct1214759656">
          <text:insertion>
            <office:change-info>
              <dc:creator>unknown</dc:creator>
              <dc:date>2006-01-23T12:09:00</dc:date>
            </office:change-info>
          </text:insertion>
        </text:changed-region>
        <text:changed-region text:id="ct1214006392">
          <text:insertion>
            <office:change-info>
              <dc:creator>unknown</dc:creator>
              <dc:date>2006-01-23T12:09:00</dc:date>
            </office:change-info>
          </text:insertion>
        </text:changed-region>
        <text:changed-region text:id="ct1214039528">
          <text:insertion>
            <office:change-info>
              <dc:creator>unknown</dc:creator>
              <dc:date>2006-01-23T12:09:00</dc:date>
            </office:change-info>
          </text:insertion>
        </text:changed-region>
        <text:changed-region text:id="ct1214018872">
          <text:insertion>
            <office:change-info>
              <dc:creator>unknown</dc:creator>
              <dc:date>2006-01-23T12:09:00</dc:date>
            </office:change-info>
          </text:insertion>
        </text:changed-region>
        <text:changed-region text:id="ct1213977592">
          <text:insertion>
            <office:change-info>
              <dc:creator>unknown</dc:creator>
              <dc:date>2006-01-23T12:09:00</dc:date>
            </office:change-info>
          </text:insertion>
        </text:changed-region>
        <text:changed-region text:id="ct1214085384">
          <text:insertion>
            <office:change-info>
              <dc:creator>unknown</dc:creator>
              <dc:date>2006-01-23T12:09:00</dc:date>
            </office:change-info>
          </text:insertion>
        </text:changed-region>
        <text:changed-region text:id="ct1214063416">
          <text:insertion>
            <office:change-info>
              <dc:creator>unknown</dc:creator>
              <dc:date>2006-01-23T12:09:00</dc:date>
            </office:change-info>
          </text:insertion>
        </text:changed-region>
        <text:changed-region text:id="ct1214009832">
          <text:insertion>
            <office:change-info>
              <dc:creator>unknown</dc:creator>
              <dc:date>2006-01-23T12:09:00</dc:date>
            </office:change-info>
          </text:insertion>
        </text:changed-region>
        <text:changed-region text:id="ct1213325056">
          <text:insertion>
            <office:change-info>
              <dc:creator>unknown</dc:creator>
              <dc:date>2006-01-23T12:09:00</dc:date>
            </office:change-info>
          </text:insertion>
        </text:changed-region>
        <text:changed-region text:id="ct1212078968">
          <text:insertion>
            <office:change-info>
              <dc:creator>unknown</dc:creator>
              <dc:date>2006-01-23T12:09:00</dc:date>
            </office:change-info>
          </text:insertion>
        </text:changed-region>
        <text:changed-region text:id="ct1214030256">
          <text:insertion>
            <office:change-info>
              <dc:creator>unknown</dc:creator>
              <dc:date>2006-01-23T12:09:00</dc:date>
            </office:change-info>
          </text:insertion>
        </text:changed-region>
        <text:changed-region text:id="ct1214105888">
          <text:insertion>
            <office:change-info>
              <dc:creator>unknown</dc:creator>
              <dc:date>2006-01-23T12:09:00</dc:date>
            </office:change-info>
          </text:insertion>
        </text:changed-region>
        <text:changed-region text:id="ct1214097312">
          <text:insertion>
            <office:change-info>
              <dc:creator>unknown</dc:creator>
              <dc:date>2006-01-23T12:09:00</dc:date>
            </office:change-info>
          </text:insertion>
        </text:changed-region>
        <text:changed-region text:id="ct1213258024">
          <text:insertion>
            <office:change-info>
              <dc:creator>unknown</dc:creator>
              <dc:date>2006-01-23T12:09:00</dc:date>
            </office:change-info>
          </text:insertion>
        </text:changed-region>
        <text:changed-region text:id="ct1214101968">
          <text:insertion>
            <office:change-info>
              <dc:creator>unknown</dc:creator>
              <dc:date>2006-01-23T12:09:00</dc:date>
            </office:change-info>
          </text:insertion>
        </text:changed-region>
        <text:changed-region text:id="ct1213998960">
          <text:insertion>
            <office:change-info>
              <dc:creator>unknown</dc:creator>
              <dc:date>2006-01-23T12:09:00</dc:date>
            </office:change-info>
          </text:insertion>
        </text:changed-region>
        <text:changed-region text:id="ct1214032424">
          <text:insertion>
            <office:change-info>
              <dc:creator>unknown</dc:creator>
              <dc:date>2006-01-23T12:09:00</dc:date>
            </office:change-info>
          </text:insertion>
        </text:changed-region>
        <text:changed-region text:id="ct1214107584">
          <text:insertion>
            <office:change-info>
              <dc:creator>unknown</dc:creator>
              <dc:date>2006-01-23T12:09:00</dc:date>
            </office:change-info>
          </text:insertion>
        </text:changed-region>
        <text:changed-region text:id="ct1214013744">
          <text:insertion>
            <office:change-info>
              <dc:creator>unknown</dc:creator>
              <dc:date>2006-01-23T12:09:00</dc:date>
            </office:change-info>
          </text:insertion>
        </text:changed-region>
        <text:changed-region text:id="ct1214770256">
          <text:insertion>
            <office:change-info>
              <dc:creator>unknown</dc:creator>
              <dc:date>2006-01-23T12:09:00</dc:date>
            </office:change-info>
          </text:insertion>
        </text:changed-region>
        <text:changed-region text:id="ct1214030952">
          <text:insertion>
            <office:change-info>
              <dc:creator>unknown</dc:creator>
              <dc:date>2006-01-23T12:09:00</dc:date>
            </office:change-info>
          </text:insertion>
        </text:changed-region>
        <text:changed-region text:id="ct1214079976">
          <text:insertion>
            <office:change-info>
              <dc:creator>unknown</dc:creator>
              <dc:date>2006-01-23T12:09:00</dc:date>
            </office:change-info>
          </text:insertion>
        </text:changed-region>
        <text:changed-region text:id="ct1209482296">
          <text:insertion>
            <office:change-info>
              <dc:creator>unknown</dc:creator>
              <dc:date>2006-01-23T12:09:00</dc:date>
            </office:change-info>
          </text:insertion>
        </text:changed-region>
        <text:changed-region text:id="ct1214112136">
          <text:insertion>
            <office:change-info>
              <dc:creator>unknown</dc:creator>
              <dc:date>2006-01-23T12:09:00</dc:date>
            </office:change-info>
          </text:insertion>
        </text:changed-region>
        <text:changed-region text:id="ct1214869888">
          <text:insertion>
            <office:change-info>
              <dc:creator>unknown</dc:creator>
              <dc:date>2006-01-23T12:09:00</dc:date>
            </office:change-info>
          </text:insertion>
        </text:changed-region>
        <text:changed-region text:id="ct1207255416">
          <text:insertion>
            <office:change-info>
              <dc:creator>unknown</dc:creator>
              <dc:date>2006-01-23T12:09:00</dc:date>
            </office:change-info>
          </text:insertion>
        </text:changed-region>
        <text:changed-region text:id="ct1213373688">
          <text:insertion>
            <office:change-info>
              <dc:creator>unknown</dc:creator>
              <dc:date>2006-01-23T12:09:00</dc:date>
            </office:change-info>
          </text:insertion>
        </text:changed-region>
        <text:changed-region text:id="ct1214089208">
          <text:insertion>
            <office:change-info>
              <dc:creator>unknown</dc:creator>
              <dc:date>2006-01-23T12:09:00</dc:date>
            </office:change-info>
          </text:insertion>
        </text:changed-region>
        <text:changed-region text:id="ct1196437928">
          <text:insertion>
            <office:change-info>
              <dc:creator>unknown</dc:creator>
              <dc:date>2006-01-23T12:09:00</dc:date>
            </office:change-info>
          </text:insertion>
        </text:changed-region>
        <text:changed-region text:id="ct1214777416">
          <text:insertion>
            <office:change-info>
              <dc:creator>unknown</dc:creator>
              <dc:date>2006-01-23T12:09:00</dc:date>
            </office:change-info>
          </text:insertion>
        </text:changed-region>
        <text:changed-region text:id="ct1214002400">
          <text:insertion>
            <office:change-info>
              <dc:creator>unknown</dc:creator>
              <dc:date>2006-01-23T12:09:00</dc:date>
            </office:change-info>
          </text:insertion>
        </text:changed-region>
        <text:changed-region text:id="ct1214058944">
          <text:insertion>
            <office:change-info>
              <dc:creator>unknown</dc:creator>
              <dc:date>2006-01-23T12:09:00</dc:date>
            </office:change-info>
          </text:insertion>
        </text:changed-region>
        <text:changed-region text:id="ct1214931792">
          <text:insertion>
            <office:change-info>
              <dc:creator>unknown</dc:creator>
              <dc:date>2006-01-23T12:09:00</dc:date>
            </office:change-info>
          </text:insertion>
        </text:changed-region>
        <text:changed-region text:id="ct1213318488">
          <text:insertion>
            <office:change-info>
              <dc:creator>unknown</dc:creator>
              <dc:date>2006-01-23T12:09:00</dc:date>
            </office:change-info>
          </text:insertion>
        </text:changed-region>
        <text:changed-region text:id="ct1214836288">
          <text:insertion>
            <office:change-info>
              <dc:creator>unknown</dc:creator>
              <dc:date>2006-01-23T12:09:00</dc:date>
            </office:change-info>
          </text:insertion>
        </text:changed-region>
        <text:changed-region text:id="ct1207807904">
          <text:insertion>
            <office:change-info>
              <dc:creator>unknown</dc:creator>
              <dc:date>2006-01-23T12:09:00</dc:date>
            </office:change-info>
          </text:insertion>
        </text:changed-region>
        <text:changed-region text:id="ct1214101744">
          <text:insertion>
            <office:change-info>
              <dc:creator>unknown</dc:creator>
              <dc:date>2006-01-23T12:09:00</dc:date>
            </office:change-info>
          </text:insertion>
        </text:changed-region>
        <text:changed-region text:id="ct1214847584">
          <text:insertion>
            <office:change-info>
              <dc:creator>unknown</dc:creator>
              <dc:date>2006-01-23T12:09:00</dc:date>
            </office:change-info>
          </text:insertion>
        </text:changed-region>
        <text:changed-region text:id="ct1207897160">
          <text:insertion>
            <office:change-info>
              <dc:creator>unknown</dc:creator>
              <dc:date>2006-01-23T12:09:00</dc:date>
            </office:change-info>
          </text:insertion>
        </text:changed-region>
        <text:changed-region text:id="ct1214359712">
          <text:insertion>
            <office:change-info>
              <dc:creator>unknown</dc:creator>
              <dc:date>2006-01-23T12:09:00</dc:date>
            </office:change-info>
          </text:insertion>
        </text:changed-region>
        <text:changed-region text:id="ct1213377232">
          <text:insertion>
            <office:change-info>
              <dc:creator>unknown</dc:creator>
              <dc:date>2006-01-23T12:09:00</dc:date>
            </office:change-info>
          </text:insertion>
        </text:changed-region>
        <text:changed-region text:id="ct1213997976">
          <text:insertion>
            <office:change-info>
              <dc:creator>unknown</dc:creator>
              <dc:date>2006-01-23T12:09:00</dc:date>
            </office:change-info>
          </text:insertion>
        </text:changed-region>
        <text:changed-region text:id="ct1197400488">
          <text:insertion>
            <office:change-info>
              <dc:creator>unknown</dc:creator>
              <dc:date>2006-01-23T12:09:00</dc:date>
            </office:change-info>
          </text:insertion>
        </text:changed-region>
        <text:changed-region text:id="ct1214056088">
          <text:insertion>
            <office:change-info>
              <dc:creator>unknown</dc:creator>
              <dc:date>2006-01-23T12:09:00</dc:date>
            </office:change-info>
          </text:insertion>
        </text:changed-region>
        <text:changed-region text:id="ct1213994968">
          <text:insertion>
            <office:change-info>
              <dc:creator>unknown</dc:creator>
              <dc:date>2006-01-23T12:09:00</dc:date>
            </office:change-info>
          </text:insertion>
        </text:changed-region>
        <text:changed-region text:id="ct1214054520">
          <text:insertion>
            <office:change-info>
              <dc:creator>unknown</dc:creator>
              <dc:date>2006-01-23T12:09:00</dc:date>
            </office:change-info>
          </text:insertion>
        </text:changed-region>
        <text:changed-region text:id="ct1214017776">
          <text:insertion>
            <office:change-info>
              <dc:creator>unknown</dc:creator>
              <dc:date>2006-01-23T12:09:00</dc:date>
            </office:change-info>
          </text:insertion>
        </text:changed-region>
        <text:changed-region text:id="ct1196943840">
          <text:insertion>
            <office:change-info>
              <dc:creator>unknown</dc:creator>
              <dc:date>2006-01-23T12:09:00</dc:date>
            </office:change-info>
          </text:insertion>
        </text:changed-region>
        <text:changed-region text:id="ct1209500368">
          <text:insertion>
            <office:change-info>
              <dc:creator>unknown</dc:creator>
              <dc:date>2006-01-23T12:09:00</dc:date>
            </office:change-info>
          </text:insertion>
        </text:changed-region>
        <text:changed-region text:id="ct1199079064">
          <text:insertion>
            <office:change-info>
              <dc:creator>unknown</dc:creator>
              <dc:date>2006-01-23T12:09:00</dc:date>
            </office:change-info>
          </text:insertion>
        </text:changed-region>
        <text:changed-region text:id="ct1214623952">
          <text:insertion>
            <office:change-info>
              <dc:creator>unknown</dc:creator>
              <dc:date>2006-01-23T12:09:00</dc:date>
            </office:change-info>
          </text:insertion>
        </text:changed-region>
        <text:changed-region text:id="ct1196157664">
          <text:insertion>
            <office:change-info>
              <dc:creator>unknown</dc:creator>
              <dc:date>2006-01-23T12:09:00</dc:date>
            </office:change-info>
          </text:insertion>
        </text:changed-region>
        <text:changed-region text:id="ct1214657512">
          <text:insertion>
            <office:change-info>
              <dc:creator>unknown</dc:creator>
              <dc:date>2006-01-23T12:09:00</dc:date>
            </office:change-info>
          </text:insertion>
        </text:changed-region>
        <text:changed-region text:id="ct1214086664">
          <text:insertion>
            <office:change-info>
              <dc:creator>unknown</dc:creator>
              <dc:date>2006-01-23T12:09:00</dc:date>
            </office:change-info>
          </text:insertion>
        </text:changed-region>
        <text:changed-region text:id="ct1214858704">
          <text:insertion>
            <office:change-info>
              <dc:creator>unknown</dc:creator>
              <dc:date>2006-01-23T12:09:00</dc:date>
            </office:change-info>
          </text:insertion>
        </text:changed-region>
        <text:changed-region text:id="ct1209508040">
          <text:insertion>
            <office:change-info>
              <dc:creator>unknown</dc:creator>
              <dc:date>2006-01-23T12:09:00</dc:date>
            </office:change-info>
          </text:insertion>
        </text:changed-region>
        <text:changed-region text:id="ct1214054960">
          <text:insertion>
            <office:change-info>
              <dc:creator>unknown</dc:creator>
              <dc:date>2006-01-23T12:09:00</dc:date>
            </office:change-info>
          </text:insertion>
        </text:changed-region>
        <text:changed-region text:id="ct1213439984">
          <text:insertion>
            <office:change-info>
              <dc:creator>unknown</dc:creator>
              <dc:date>2006-01-23T12:09:00</dc:date>
            </office:change-info>
          </text:insertion>
        </text:changed-region>
        <text:changed-region text:id="ct1195334512">
          <text:insertion>
            <office:change-info>
              <dc:creator>unknown</dc:creator>
              <dc:date>2006-01-23T12:09:00</dc:date>
            </office:change-info>
          </text:insertion>
        </text:changed-region>
        <text:changed-region text:id="ct1196474552">
          <text:insertion>
            <office:change-info>
              <dc:creator>unknown</dc:creator>
              <dc:date>2006-01-23T12:09:00</dc:date>
            </office:change-info>
          </text:insertion>
        </text:changed-region>
        <text:changed-region text:id="ct1213412848">
          <text:insertion>
            <office:change-info>
              <dc:creator>unknown</dc:creator>
              <dc:date>2006-01-23T12:09:00</dc:date>
            </office:change-info>
          </text:insertion>
        </text:changed-region>
        <text:changed-region text:id="ct1195978448">
          <text:insertion>
            <office:change-info>
              <dc:creator>unknown</dc:creator>
              <dc:date>2006-01-23T12:09:00</dc:date>
            </office:change-info>
          </text:insertion>
        </text:changed-region>
        <text:changed-region text:id="ct1214056960">
          <text:insertion>
            <office:change-info>
              <dc:creator>unknown</dc:creator>
              <dc:date>2006-01-23T12:09:00</dc:date>
            </office:change-info>
          </text:insertion>
        </text:changed-region>
        <text:changed-region text:id="ct1213376968">
          <text:insertion>
            <office:change-info>
              <dc:creator>unknown</dc:creator>
              <dc:date>2006-01-23T12:09:00</dc:date>
            </office:change-info>
          </text:insertion>
        </text:changed-region>
        <text:changed-region text:id="ct1209506480">
          <text:insertion>
            <office:change-info>
              <dc:creator>unknown</dc:creator>
              <dc:date>2006-01-23T12:09:00</dc:date>
            </office:change-info>
          </text:insertion>
        </text:changed-region>
        <text:changed-region text:id="ct1214649928">
          <text:insertion>
            <office:change-info>
              <dc:creator>unknown</dc:creator>
              <dc:date>2006-01-23T12:09:00</dc:date>
            </office:change-info>
          </text:insertion>
        </text:changed-region>
        <text:changed-region text:id="ct1214017040">
          <text:insertion>
            <office:change-info>
              <dc:creator>unknown</dc:creator>
              <dc:date>2006-01-23T12:09:00</dc:date>
            </office:change-info>
          </text:insertion>
        </text:changed-region>
        <text:changed-region text:id="ct1214017920">
          <text:insertion>
            <office:change-info>
              <dc:creator>unknown</dc:creator>
              <dc:date>2006-01-23T12:09:00</dc:date>
            </office:change-info>
          </text:insertion>
        </text:changed-region>
        <text:changed-region text:id="ct1133770040">
          <text:insertion>
            <office:change-info>
              <dc:creator>unknown</dc:creator>
              <dc:date>2006-01-23T12:09:00</dc:date>
            </office:change-info>
          </text:insertion>
        </text:changed-region>
        <text:changed-region text:id="ct1214935256">
          <text:insertion>
            <office:change-info>
              <dc:creator>unknown</dc:creator>
              <dc:date>2006-01-23T12:09:00</dc:date>
            </office:change-info>
          </text:insertion>
        </text:changed-region>
        <text:changed-region text:id="ct1214048184">
          <text:insertion>
            <office:change-info>
              <dc:creator>unknown</dc:creator>
              <dc:date>2006-01-23T12:09:00</dc:date>
            </office:change-info>
          </text:insertion>
        </text:changed-region>
        <text:changed-region text:id="ct1214071496">
          <text:insertion>
            <office:change-info>
              <dc:creator>unknown</dc:creator>
              <dc:date>2006-01-23T12:09:00</dc:date>
            </office:change-info>
          </text:insertion>
        </text:changed-region>
        <text:changed-region text:id="ct1196353520">
          <text:insertion>
            <office:change-info>
              <dc:creator>unknown</dc:creator>
              <dc:date>2006-01-23T12:09:00</dc:date>
            </office:change-info>
          </text:insertion>
        </text:changed-region>
        <text:changed-region text:id="ct1214630056">
          <text:insertion>
            <office:change-info>
              <dc:creator>unknown</dc:creator>
              <dc:date>2006-01-23T12:09:00</dc:date>
            </office:change-info>
          </text:insertion>
        </text:changed-region>
        <text:changed-region text:id="ct1213422656">
          <text:insertion>
            <office:change-info>
              <dc:creator>unknown</dc:creator>
              <dc:date>2006-01-23T12:09:00</dc:date>
            </office:change-info>
          </text:insertion>
        </text:changed-region>
        <text:changed-region text:id="ct1212117296">
          <text:insertion>
            <office:change-info>
              <dc:creator>unknown</dc:creator>
              <dc:date>2006-01-23T12:09:00</dc:date>
            </office:change-info>
          </text:insertion>
        </text:changed-region>
        <text:changed-region text:id="ct1213959088">
          <text:insertion>
            <office:change-info>
              <dc:creator>unknown</dc:creator>
              <dc:date>2006-01-23T12:09:00</dc:date>
            </office:change-info>
          </text:insertion>
        </text:changed-region>
        <text:changed-region text:id="ct1196407224">
          <text:insertion>
            <office:change-info>
              <dc:creator>unknown</dc:creator>
              <dc:date>2006-01-23T12:09:00</dc:date>
            </office:change-info>
          </text:insertion>
        </text:changed-region>
        <text:changed-region text:id="ct1214372224">
          <text:insertion>
            <office:change-info>
              <dc:creator>unknown</dc:creator>
              <dc:date>2006-01-23T12:09:00</dc:date>
            </office:change-info>
          </text:insertion>
        </text:changed-region>
        <text:changed-region text:id="ct1213958928">
          <text:insertion>
            <office:change-info>
              <dc:creator>unknown</dc:creator>
              <dc:date>2006-01-23T12:09:00</dc:date>
            </office:change-info>
          </text:insertion>
        </text:changed-region>
        <text:changed-region text:id="ct1213976704">
          <text:insertion>
            <office:change-info>
              <dc:creator>unknown</dc:creator>
              <dc:date>2006-01-23T12:09:00</dc:date>
            </office:change-info>
          </text:insertion>
        </text:changed-region>
        <text:changed-region text:id="ct1214111328">
          <text:insertion>
            <office:change-info>
              <dc:creator>unknown</dc:creator>
              <dc:date>2006-01-23T12:09:00</dc:date>
            </office:change-info>
          </text:insertion>
        </text:changed-region>
        <text:changed-region text:id="ct1197321840">
          <text:insertion>
            <office:change-info>
              <dc:creator>unknown</dc:creator>
              <dc:date>2006-01-23T12:09:00</dc:date>
            </office:change-info>
          </text:insertion>
        </text:changed-region>
        <text:changed-region text:id="ct1213973120">
          <text:insertion>
            <office:change-info>
              <dc:creator>unknown</dc:creator>
              <dc:date>2006-01-23T12:09:00</dc:date>
            </office:change-info>
          </text:insertion>
        </text:changed-region>
        <text:changed-region text:id="ct1214098752">
          <text:insertion>
            <office:change-info>
              <dc:creator>unknown</dc:creator>
              <dc:date>2006-01-23T12:09:00</dc:date>
            </office:change-info>
          </text:insertion>
        </text:changed-region>
        <text:changed-region text:id="ct1213156296">
          <text:insertion>
            <office:change-info>
              <dc:creator>unknown</dc:creator>
              <dc:date>2006-01-23T12:09:00</dc:date>
            </office:change-info>
          </text:insertion>
        </text:changed-region>
        <text:changed-region text:id="ct1214675352">
          <text:insertion>
            <office:change-info>
              <dc:creator>unknown</dc:creator>
              <dc:date>2006-01-23T12:09:00</dc:date>
            </office:change-info>
          </text:insertion>
        </text:changed-region>
        <text:changed-region text:id="ct1214540568">
          <text:insertion>
            <office:change-info>
              <dc:creator>unknown</dc:creator>
              <dc:date>2006-01-23T12:09:00</dc:date>
            </office:change-info>
          </text:insertion>
        </text:changed-region>
        <text:changed-region text:id="ct1214881640">
          <text:insertion>
            <office:change-info>
              <dc:creator>unknown</dc:creator>
              <dc:date>2006-01-23T12:09:00</dc:date>
            </office:change-info>
          </text:insertion>
        </text:changed-region>
        <text:changed-region text:id="ct1196405208">
          <text:insertion>
            <office:change-info>
              <dc:creator>unknown</dc:creator>
              <dc:date>2006-01-23T12:09:00</dc:date>
            </office:change-info>
          </text:insertion>
        </text:changed-region>
        <text:changed-region text:id="ct1196957304">
          <text:insertion>
            <office:change-info>
              <dc:creator>unknown</dc:creator>
              <dc:date>2006-01-23T12:09:00</dc:date>
            </office:change-info>
          </text:insertion>
        </text:changed-region>
        <text:changed-region text:id="ct1196957472">
          <text:deletion>
            <office:change-info>
              <dc:creator>unknown</dc:creator>
              <dc:date>2006-01-23T12:31:00</dc:date>
            </office:change-info>
            <text:p text:style-name="Standard"/>
            <table:table table:name="Table12" table:style-name="Table12">
              <table:table-column table:style-name="Table12.A"/>
              <table:table-column table:style-name="Table12.B"/>
              <table:table-header-rows>
                <table:table-row>
                  <table:table-cell office:value-type="string">
                    <text:p text:style-name="P7"/>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P8">Descrição</text:p>
          </text:deletion>
        </text:changed-region>
        <text:changed-region text:id="ct1214007056">
          <text:insertion>
            <office:change-info>
              <dc:creator>unknown</dc:creator>
              <dc:date>2006-01-23T12:10:00</dc:date>
            </office:change-info>
          </text:insertion>
        </text:changed-region>
        <text:changed-region text:id="ct1214107704">
          <text:insertion>
            <office:change-info>
              <dc:creator>unknown</dc:creator>
              <dc:date>2006-01-23T12:10:00</dc:date>
            </office:change-info>
          </text:insertion>
        </text:changed-region>
        <text:changed-region text:id="ct1196403432">
          <text:insertion>
            <office:change-info>
              <dc:creator>unknown</dc:creator>
              <dc:date>2006-01-23T12:10:00</dc:date>
            </office:change-info>
          </text:insertion>
        </text:changed-region>
        <text:changed-region text:id="ct1213326832">
          <text:insertion>
            <office:change-info>
              <dc:creator>unknown</dc:creator>
              <dc:date>2006-01-23T12:10:00</dc:date>
            </office:change-info>
          </text:insertion>
        </text:changed-region>
        <text:changed-region text:id="ct1195792544">
          <text:insertion>
            <office:change-info>
              <dc:creator>unknown</dc:creator>
              <dc:date>2006-01-23T12:10:00</dc:date>
            </office:change-info>
          </text:insertion>
        </text:changed-region>
        <text:changed-region text:id="ct1197007832">
          <text:deletion>
            <office:change-info>
              <dc:creator>unknown</dc:creator>
              <dc:date>2006-01-23T12:10:00</dc:date>
            </office:change-info>
            <text:h text:style-name="Heading_20_1" text:outline-level="1"/>
            <table:table table:name="Table11" table:style-name="Table11">
              <table:table-column table:style-name="Table11.A"/>
              <table:table-column table:style-name="Table11.B"/>
              <table:table-header-rows>
                <table:table-row>
                  <table:table-cell office:value-type="string">
                    <text:p text:style-name="P7"/>
                  </table:table-cell>
                  <table:table-cell office:value-type="string">
                    <text:p text:style-name="P8"/>
                  </table:table-cell>
                </table:table-row>
              </table:table-header-rows>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h text:style-name="Heading_20_1" text:outline-level="1"/>
          </text:deletion>
        </text:changed-region>
        <text:changed-region text:id="ct1195432864">
          <text:insertion>
            <office:change-info>
              <dc:creator>unknown</dc:creator>
              <dc:date>2006-01-23T12:10:00</dc:date>
            </office:change-info>
          </text:insertion>
        </text:changed-region>
        <text:changed-region text:id="ct1197088824">
          <text:insertion>
            <office:change-info>
              <dc:creator>unknown</dc:creator>
              <dc:date>2006-01-23T12:21:00</dc:date>
            </office:change-info>
          </text:insertion>
        </text:changed-region>
        <text:changed-region text:id="ct1197099344">
          <text:insertion>
            <office:change-info>
              <dc:creator>unknown</dc:creator>
              <dc:date>2006-01-23T11:14:00</dc:date>
            </office:change-info>
          </text:insertion>
        </text:changed-region>
        <text:changed-region text:id="ct1195886992">
          <text:deletion>
            <office:change-info>
              <dc:creator>unknown</dc:creator>
              <dc:date>2006-01-23T11:18:00</dc:date>
            </office:change-info>
            <text:p text:style-name="P13"/>
            <text:p text:style-name="P14"/>
            <text:h text:style-name="P15" text:outline-level="2"><text:span text:style-name="T9">S3 </text:span><text:span text:style-name="T10">Nota mínima de avaliação da interface: 6</text:span> </text:h>
            <text:p text:style-name="P13"/>
          </text:deletion>
        </text:changed-region>
        <text:changed-region text:id="ct1197105968">
          <text:deletion>
            <office:change-info>
              <dc:creator>unknown</dc:creator>
              <dc:date>2006-01-23T11:17:00</dc:date>
            </office:change-info>
            <text:p text:style-name="P13">Em uma faixa de valores de 0 a 10, inclusive, os coordenadores da pós-graduação e os usuários da Pró-Reitoria de Pesquisa e Pós-Graduação deverão fornecer uma nota para a qualidade da interação com o sistema. A média considerada satisfatória deverá ser superior ou igual a 6.</text:p>
          </text:deletion>
        </text:changed-region>
        <text:changed-region text:id="ct1195862656">
          <text:deletion>
            <office:change-info>
              <dc:creator>unknown</dc:creator>
              <dc:date>2006-01-23T11:18:00</dc:date>
            </office:change-info>
            <text:p text:style-name="P13"/>
            <text:p text:style-name="P16"/>
          </text:deletion>
        </text:changed-region>
        <text:changed-region text:id="ct1197105168">
          <text:deletion>
            <office:change-info>
              <dc:creator>unknown</dc:creator>
              <dc:date>2006-01-23T11:16:00</dc:date>
            </office:change-info>
            <text:p text:style-name="P16">Todas as operações do sistema serão executadas, preferencialmente, via <text:span text:style-name="T11">browser</text:span> — ferramenta de uso típico da comunidade de usuários. Não existe nenhum padrão de interface a ser seguido. O projeto do <text:span text:style-name="T11">look and feel </text:span>do sistema, contudo, deverá estabelecer uma “identidade visual e de comportamento” à toda interação com o sistema.</text:p>
          </text:deletion>
        </text:changed-region>
        <text:changed-region text:id="ct1195881704">
          <text:deletion>
            <office:change-info>
              <dc:creator>unknown</dc:creator>
              <dc:date>2006-01-23T11:18:00</dc:date>
            </office:change-info>
            <text:p text:style-name="P16"/>
            <text:p text:style-name="P14"/>
            <text:h text:style-name="Heading_20_2" text:outline-level="2"><text:span text:style-name="T9">S2 </text:span><text:span text:style-name="T10">Padrão de interface homem-computador: Internet</text:span> </text:h>
            <text:p text:style-name="P17"/>
            <text:p text:style-name="P16"/>
          </text:deletion>
        </text:changed-region>
        <text:changed-region text:id="ct1197088928">
          <text:deletion>
            <office:change-info>
              <dc:creator>unknown</dc:creator>
              <dc:date>2006-01-23T11:15:00</dc:date>
            </office:change-info>
            <text:p text:style-name="P16">Todo e qualquer usuário deverá interagir de forma satisfatória com o sistema após treinamento de, no máximo de 12 horas. O treinamento não necessariamente será contíguo. </text:p>
          </text:deletion>
        </text:changed-region>
        <text:changed-region text:id="ct1197099544">
          <text:deletion>
            <office:change-info>
              <dc:creator>unknown</dc:creator>
              <dc:date>2006-01-23T11:18:00</dc:date>
            </office:change-info>
            <text:p text:style-name="P16"><text:span text:style-name="T10">S1 Uso efetivo após treinamento máximo de 12h</text:span>  <text:bookmark-start text:name="REQUNND7K"/><text:bookmark-end text:name="REQUNND7K"/></text:p>
            <text:p text:style-name="P16"/>
          </text:deletion>
        </text:changed-region>
        <text:changed-region text:id="ct1197289992">
          <text:insertion>
            <office:change-info>
              <dc:creator>unknown</dc:creator>
              <dc:date>2006-01-23T12:21:00</dc:date>
            </office:change-info>
          </text:insertion>
        </text:changed-region>
        <text:changed-region text:id="ct1197296168">
          <text:deletion>
            <office:change-info>
              <dc:creator>unknown</dc:creator>
              <dc:date>2006-01-23T12:18:00</dc:date>
            </office:change-info>
            <text:p text:style-name="P18"><text:span text:style-name="T9">S4 </text:span><text:span text:style-name="T10">Acoplamento com outros sistemas</text:span> </text:p>
          </text:deletion>
        </text:changed-region>
        <text:changed-region text:id="ct1197294504">
          <text:deletion>
            <office:change-info>
              <dc:creator>unknown</dc:creator>
              <dc:date>2006-01-23T12:10:00</dc:date>
            </office:change-info>
            <text:p text:style-name="P13">O sistema deverá permitir acesso aos serviços disponibilizados via software. Desta forma, portais e softwares <text:s/>que façam uso de informações pertinentes poderão obtê-las através de requisições de software, sem intervenção humana. Conexão devidamente autorizada também poderá efetuar atualizações.</text:p>
          </text:deletion>
        </text:changed-region>
        <text:changed-region text:id="ct1195881216">
          <text:deletion>
            <office:change-info>
              <dc:creator>unknown</dc:creator>
              <dc:date>2006-01-23T11:20:00</dc:date>
            </office:change-info>
            <text:p text:style-name="P19"/>
            <text:h text:style-name="P20" text:outline-level="2">S5 Tratamento de diferenças </text:h>
            <text:p text:style-name="P19">O perfil do usuário, conform contido no documento <text:span text:style-name="T12">Visão</text:span> oferece sugestões que, neste documento, transformam-se em requisitos não funcionais. Em resumo, o tratamento igualitário deverá ser observado, sem prejuízo de idade, raça, sexo, religião ou outra perspectiva. Isto não significa tratar cada um da melhor forma possível, mas obter uma combinação aceitável.</text:p>
          </text:deletion>
        </text:changed-region>
        <text:changed-region text:id="ct1195332400">
          <text:insertion>
            <office:change-info>
              <dc:creator>unknown</dc:creator>
              <dc:date>2006-01-23T11:26:00</dc:date>
            </office:change-info>
          </text:insertion>
        </text:changed-region>
        <text:changed-region text:id="ct1197294608">
          <text:insertion>
            <office:change-info>
              <dc:creator>unknown</dc:creator>
              <dc:date>2006-01-23T11:20:00</dc:date>
            </office:change-info>
          </text:insertion>
        </text:changed-region>
        <text:changed-region text:id="ct1197299144">
          <text:insertion>
            <office:change-info>
              <dc:creator>unknown</dc:creator>
              <dc:date>2006-01-23T11:20:00</dc:date>
            </office:change-info>
          </text:insertion>
        </text:changed-region>
        <text:changed-region text:id="ct1197299752">
          <text:insertion>
            <office:change-info>
              <dc:creator>unknown</dc:creator>
              <dc:date>2006-01-23T11:20:00</dc:date>
            </office:change-info>
          </text:insertion>
        </text:changed-region>
        <text:changed-region text:id="ct1197322136">
          <text:insertion>
            <office:change-info>
              <dc:creator>unknown</dc:creator>
              <dc:date>2006-01-23T11:20:00</dc:date>
            </office:change-info>
          </text:insertion>
        </text:changed-region>
        <text:changed-region text:id="ct1197331248">
          <text:insertion>
            <office:change-info>
              <dc:creator>unknown</dc:creator>
              <dc:date>2006-01-23T11:20:00</dc:date>
            </office:change-info>
          </text:insertion>
        </text:changed-region>
        <text:changed-region text:id="ct1197331456">
          <text:insertion>
            <office:change-info>
              <dc:creator>unknown</dc:creator>
              <dc:date>2006-01-23T11:20:00</dc:date>
            </office:change-info>
          </text:insertion>
        </text:changed-region>
        <text:changed-region text:id="ct1197328928">
          <text:insertion>
            <office:change-info>
              <dc:creator>unknown</dc:creator>
              <dc:date>2006-01-23T11:20:00</dc:date>
            </office:change-info>
          </text:insertion>
        </text:changed-region>
        <text:changed-region text:id="ct1197329792">
          <text:insertion>
            <office:change-info>
              <dc:creator>unknown</dc:creator>
              <dc:date>2006-01-23T11:20:00</dc:date>
            </office:change-info>
          </text:insertion>
        </text:changed-region>
        <text:changed-region text:id="ct1197328296">
          <text:insertion>
            <office:change-info>
              <dc:creator>unknown</dc:creator>
              <dc:date>2006-01-23T11:20:00</dc:date>
            </office:change-info>
          </text:insertion>
        </text:changed-region>
        <text:changed-region text:id="ct1197335632">
          <text:insertion>
            <office:change-info>
              <dc:creator>unknown</dc:creator>
              <dc:date>2006-01-23T11:20:00</dc:date>
            </office:change-info>
          </text:insertion>
        </text:changed-region>
        <text:changed-region text:id="ct1197337424">
          <text:insertion>
            <office:change-info>
              <dc:creator>unknown</dc:creator>
              <dc:date>2006-01-23T11:20:00</dc:date>
            </office:change-info>
          </text:insertion>
        </text:changed-region>
        <text:changed-region text:id="ct1197338688">
          <text:insertion>
            <office:change-info>
              <dc:creator>unknown</dc:creator>
              <dc:date>2006-01-23T11:20:00</dc:date>
            </office:change-info>
          </text:insertion>
        </text:changed-region>
        <text:changed-region text:id="ct1197338888">
          <text:insertion>
            <office:change-info>
              <dc:creator>unknown</dc:creator>
              <dc:date>2006-01-23T11:20:00</dc:date>
            </office:change-info>
          </text:insertion>
        </text:changed-region>
        <text:changed-region text:id="ct1196268552">
          <text:deletion>
            <office:change-info>
              <dc:creator>unknown</dc:creator>
              <dc:date>2006-01-23T11:27:00</dc:date>
            </office:change-info>
            <text:p text:style-name="P21"/>
            <text:p text:style-name="Standard"/>
            <text:h text:style-name="Heading_20_2" text:outline-level="2">Disponibilidade</text:h>
            <text:p text:style-name="Standard"/>
            <text:h text:style-name="Heading_20_3" text:outline-level="3"><text:span text:style-name="T9">S15 </text:span><text:span text:style-name="T10">Horário padrão de disponibilidade do sistema</text:span> </text:h>
            <text:p text:style-name="P22">O sistema deverá estar apto para operação todos os dias úteis, das segundas-feiras às sextas-feiras, das 7h30min às 17h30min. O administrador do sistema, contudo, sob ordem da administração superior, poderá manter o sistema em operação em outros períodos.</text:p>
            <text:p text:style-name="P23"/>
            <text:h text:style-name="Heading_20_3" text:outline-level="3"><text:span text:style-name="T9">S16 </text:span><text:span text:style-name="T10">Alternativa para situações de indisponibilidade</text:span> </text:h>
            <text:p text:style-name="P24">A disponibilidade do sistema jamais poderá ser garantida em 100% do tempo. Em conseqüência, é preciso se antecipar a situações indesejáveis e definir “rotas” alternativas de ação. Após cessado o motivo da indisponibilidade, deverá haver retomada “gradual” e “natural” do emprego do sistema.</text:p>
            <text:p text:style-name="Standard"><text:s/></text:p>
            <text:h text:style-name="P25" text:outline-level="3"/>
          </text:deletion>
        </text:changed-region>
        <text:changed-region text:id="ct1197349344">
          <text:deletion>
            <office:change-info>
              <dc:creator>unknown</dc:creator>
              <dc:date>2006-01-23T11:26:00</dc:date>
            </office:change-info>
            <text:h text:style-name="P25" text:outline-level="3">Conforme comentado acima, se uma regra não é satisfeita, qualquer que seja o motivo, então o sistema não irá executar a tarefa correspondente. Por exemplo, após exaurido o prazo para matrícula, a coordenação do programa não poderá executar a matrícula de um dado aluno. Nestes casos, o sistema irá informar o usuário o motivo da irregularidade. Excepcionalmente, contudo, conforme requisito anterior, tal tarefa poderá ser realizada.</text:h>
          </text:deletion>
        </text:changed-region>
        <text:changed-region text:id="ct1196271112">
          <text:deletion>
            <office:change-info>
              <dc:creator>unknown</dc:creator>
              <dc:date>2006-01-23T11:27:00</dc:date>
            </office:change-info>
            <text:h text:style-name="P25" text:outline-level="3">S14 Sistema não executa tarefa irregular <text:bookmark-start text:name="REQO0D2T6"/><text:bookmark-end text:name="REQO0D2T6"/></text:h>
            <text:p text:style-name="P26"/>
          </text:deletion>
        </text:changed-region>
        <text:changed-region text:id="ct1195816176">
          <text:deletion>
            <office:change-info>
              <dc:creator>unknown</dc:creator>
              <dc:date>2006-01-23T11:26:00</dc:date>
            </office:change-info>
            <text:p text:style-name="P26"/>
            <text:p text:style-name="P10"/>
            <text:h text:style-name="P25" text:outline-level="3"/>
          </text:deletion>
        </text:changed-region>
        <text:changed-region text:id="ct1195816656">
          <text:deletion>
            <office:change-info>
              <dc:creator>unknown</dc:creator>
              <dc:date>2006-01-23T11:25:00</dc:date>
            </office:change-info>
            <text:h text:style-name="P25" text:outline-level="3">O propósito deste requisito é manter a operação do sistema mesmo em situações difíceis de serem antecipadas. Quando prazos, por exemplo, não são atendidos, o sistema é “irredutível” e não executa determinada tarefa estabelecida pela categoria de usuários diretamente associada à tarefa. As instâncias superiores, contudo, poderão executar tarefas para as quais as regras da pós-graduação, por um ou outro motivo, não foram cumpridas conforme os regulamentos pertinentes pelas partes diretamente associadas.</text:h>
          </text:deletion>
        </text:changed-region>
        <text:changed-region text:id="ct1195811200">
          <text:deletion>
            <office:change-info>
              <dc:creator>unknown</dc:creator>
              <dc:date>2006-01-23T11:26:00</dc:date>
            </office:change-info>
            <text:h text:style-name="P25" text:outline-level="3">S13 Superior executa serviço em caso excepcional <text:bookmark-start text:name="REQO0D0P6"/><text:bookmark-end text:name="REQO0D0P6"/></text:h>
            <text:p text:style-name="P26"/>
          </text:deletion>
        </text:changed-region>
        <text:changed-region text:id="ct1196272624">
          <text:deletion>
            <office:change-info>
              <dc:creator>unknown</dc:creator>
              <dc:date>2006-01-23T11:25:00</dc:date>
            </office:change-info>
            <text:p text:style-name="P26"/>
            <text:h text:style-name="Heading_20_3" text:outline-level="3"><text:span text:style-name="T9">S11 </text:span><text:span text:style-name="T10">Conscientização de usuários</text:span> </text:h>
            <text:p text:style-name="P27">Um dos principais “pontos fracos” da segurança de sistemas está na postura dos usuários. Um programa de conscientização contínuo deverá ser implantado. Espera-se que antes mesmo da introdução do sistema, todos os usuários já tenham conhecimento de aspectos básicos de segurança e estejam aptos a executá-los. Algumas das idéias a serem divulgadas incluem: senha é pessoal e intransferível; senha não se anota; senha não se diz, seja pessoalmente, por telefone ou outro meio, entre outras. O <text:a xlink:type="simple" xlink:href="http://www.inf.ufg.br/~fabio/abare/artifacts/deployment/pln_deploy.htm"><text:span text:style-name="Internet_20_link">Plano de Implantação</text:span></text:a> deverá conter detalhes sobre o assunto.</text:p>
            <text:p text:style-name="Text_20_body"/>
            <text:h text:style-name="P28" text:outline-level="3"><text:span text:style-name="T9">S12 </text:span><text:span text:style-name="T10">Registro de execução de serviço</text:span> </text:h>
            <text:p text:style-name="P29">Informação do instante da requisição, do usuário que requisita um serviço e o serviço, propriamente dito, deverá ser mantida para que seja possível acompanhar o emprego do sistema por parte de seus usuários. Outras informações poderão ser registradas, bem como configurado o conjunto de itens a ser auditorado.</text:p>
            <text:p text:style-name="P17"/>
            <text:h text:style-name="P25" text:outline-level="3"/>
          </text:deletion>
        </text:changed-region>
        <text:changed-region text:id="ct1197349240">
          <text:deletion>
            <office:change-info>
              <dc:creator>unknown</dc:creator>
              <dc:date>2006-01-23T11:24:00</dc:date>
            </office:change-info>
            <text:h text:style-name="P25" text:outline-level="3"/>
            <text:p text:style-name="P30"/>
          </text:deletion>
        </text:changed-region>
        <text:changed-region text:id="ct1197349136">
          <text:deletion>
            <office:change-info>
              <dc:creator>unknown</dc:creator>
              <dc:date>2006-01-23T11:23:00</dc:date>
            </office:change-info>
            <text:p text:style-name="P30">Cópias de segurança permitirão a recuperação das informações após a ocorrência de falhas. Nestes casos, as informações “perdidas” serão aquelas fornecidas e/ou alteradas desde a última cópia de segurança. O documento <text:a xlink:type="simple" xlink:href="http://www.inf.ufg.br/~fabio/abare/artifacts/environment/plano-backup.htm"><text:span text:style-name="T13">Plano de Cópias de Segurança</text:span></text:a><text:span text:style-name="T11"> </text:span>deverá estabelecer a freqüência e a forma de realização das cópias de segurança, inclusive o armazenamento em locais distintos, por exemplo. </text:p>
          </text:deletion>
        </text:changed-region>
        <text:changed-region text:id="ct1197349032">
          <text:deletion>
            <office:change-info>
              <dc:creator>unknown</dc:creator>
              <dc:date>2006-01-23T11:24:00</dc:date>
            </office:change-info>
            <text:p text:style-name="P30"/>
            <text:p text:style-name="Text_20_body"/>
            <text:h text:style-name="P28" text:outline-level="3"><text:span text:style-name="T9">S10 </text:span><text:span text:style-name="T10">Efetuar cópias de segurança</text:span> </text:h>
            <text:p text:style-name="P31"/>
          </text:deletion>
        </text:changed-region>
        <text:changed-region text:id="ct1197348928">
          <text:deletion>
            <office:change-info>
              <dc:creator>unknown</dc:creator>
              <dc:date>2006-01-23T11:23:00</dc:date>
            </office:change-info>
            <text:p text:style-name="P31">Embora o sistema faça uso de <text:span text:style-name="T11">browsers </text:span>e de protocolos de comunicação típicos da Internet, <text:s/>Tarefas de “grande repercussão”, conforme serão definidas, poderão estar restritas ao âmbito da UFGNet. </text:p>
          </text:deletion>
        </text:changed-region>
        <text:changed-region text:id="ct1195812104">
          <text:deletion>
            <office:change-info>
              <dc:creator>unknown</dc:creator>
              <dc:date>2006-01-23T11:24:00</dc:date>
            </office:change-info>
            <text:p text:style-name="P31"/>
            <text:p text:style-name="Text_20_body"/>
            <text:h text:style-name="Heading_20_3" text:outline-level="3"><text:span text:style-name="T9">S9 </text:span><text:span text:style-name="T10">Controle de acesso a serviços dependendo da origem</text:span> </text:h>
            <text:p text:style-name="P21"/>
          </text:deletion>
        </text:changed-region>
        <text:changed-region text:id="ct1195812328">
          <text:deletion>
            <office:change-info>
              <dc:creator>unknown</dc:creator>
              <dc:date>2006-01-23T11:22:00</dc:date>
            </office:change-info>
            <text:p text:style-name="P21">Um usuário só terá acesso a um dado serviço se e somente se possuir autorização para tal. Em conseqüência, o sistema deverá reconhecê-lo como usuário (a identificação e senha correspondentes) e o período no qual esta relação é válida. A senha também poderá possuir um período de validade, exigindo que o usuário faça a devida alteração quando o período pertinente for expirado. Ainda deverá estar associado a uma categoria, que fornece o conjunto de serviços ao qual um dado usuário tem acesso. Por último, deverá haver um controle para permitir que uma categoria ou parte de uma categoria possam ser “impedidos” temporariamente de interagir com o sistema. </text:p>
            <text:p text:style-name="P32"/>
            <text:p text:style-name="P26">Em alguns casos, a sensibilidade da operação poderá requisitar informações adicionais e pessoais do usuário para que esta possa ser executada sem dúvidas quanto ao privilégio oferecido ao usuário. Nestes casos, por exemplo, poderá ser requisitado o mês e ano de nascimento do usuário, disciplina que está ministrando no momento e primeiro nome da mãe, entre muitas outras.</text:p>
          </text:deletion>
        </text:changed-region>
        <text:changed-region text:id="ct1195814784">
          <text:deletion>
            <office:change-info>
              <dc:creator>unknown</dc:creator>
              <dc:date>2006-01-23T11:24:00</dc:date>
            </office:change-info>
            <text:p text:style-name="P26">S8 Apenas usuários autorizados têm acesso a serviços <text:bookmark-start text:name="REQCTASR2"/><text:bookmark-end text:name="REQCTASR2"/></text:p>
            <text:p text:style-name="P26"/>
          </text:deletion>
        </text:changed-region>
        <text:changed-region text:id="ct1197345096">
          <text:deletion>
            <office:change-info>
              <dc:creator>unknown</dc:creator>
              <dc:date>2006-01-23T11:25:00</dc:date>
            </office:change-info>
            <text:p text:style-name="P26"/>
            <text:h text:style-name="P25" text:outline-level="3"/>
          </text:deletion>
        </text:changed-region>
        <text:changed-region text:id="ct1197344992">
          <text:deletion>
            <office:change-info>
              <dc:creator>unknown</dc:creator>
              <dc:date>2006-01-23T11:27:00</dc:date>
            </office:change-info>
            <text:h text:style-name="P25" text:outline-level="3"/>
            <text:h text:style-name="Heading_20_2" text:outline-level="2">Segurança</text:h>
            <text:p text:style-name="P33"/>
          </text:deletion>
        </text:changed-region>
        <text:changed-region text:id="ct1197345216">
          <text:deletion>
            <office:change-info>
              <dc:creator>unknown</dc:creator>
              <dc:date>2006-01-23T11:22:00</dc:date>
            </office:change-info>
            <text:p text:style-name="P33"/>
            <text:p text:style-name="P17"/>
            <text:p text:style-name="P33"/>
          </text:deletion>
        </text:changed-region>
        <text:changed-region text:id="ct1197348824">
          <text:deletion>
            <office:change-info>
              <dc:creator>unknown</dc:creator>
              <dc:date>2006-01-23T11:21:00</dc:date>
            </office:change-info>
            <text:p text:style-name="P33">Assegurar que os documentos gerados são legais ou, noutras palavras, não ferem regras estabelecidas.</text:p>
          </text:deletion>
        </text:changed-region>
        <text:changed-region text:id="ct1197348720">
          <text:deletion>
            <office:change-info>
              <dc:creator>unknown</dc:creator>
              <dc:date>2006-01-23T11:22:00</dc:date>
            </office:change-info>
            <text:p text:style-name="P33"/>
            <text:p text:style-name="Standard"/>
            <text:h text:style-name="Heading_20_2" text:outline-level="2"><text:span text:style-name="T9">S7 </text:span><text:span text:style-name="T10">Gerar documentos consistentes</text:span> </text:h>
            <text:p text:style-name="P21"/>
          </text:deletion>
        </text:changed-region>
        <text:changed-region text:id="ct1197345440">
          <text:deletion>
            <office:change-info>
              <dc:creator>unknown</dc:creator>
              <dc:date>2006-01-23T11:21:00</dc:date>
            </office:change-info>
            <text:p text:style-name="P21">Muitos são os processos e atividades da pós-graduação, resultando em considerável conjunto de regras e normas (veja documento <text:a xlink:type="simple" xlink:href="http://www.inf.ufg.br/~fabio/abare/artifacts/requirements/regras.htm"><text:span text:style-name="T13">Regras</text:span></text:a>), muitas delas laboriosas e cujas execuções são propensas a erros. Trancamento de disciplina, por exemplo, só pode ser efetuado enquanto ainda não se transcorreu determinado percentual da disciplina, que pode estar sendo ministrada de forma não uniforme. Nestes casos, o sistema deverá auxiliar o usuário, não só informando uma eventual ausência de cumprimento das regras estabelecidas, mas também, informando aquelas que deverão ser aplicadas, por exemplo, exclusão de aluno após ter transcorrido o prazo máximo para conclusão. </text:p>
            <text:p text:style-name="P21"/>
          </text:deletion>
        </text:changed-region>
        <text:changed-region text:id="ct1197348616">
          <text:deletion>
            <office:change-info>
              <dc:creator>unknown</dc:creator>
              <dc:date>2006-01-23T11:22:00</dc:date>
            </office:change-info>
            <text:p text:style-name="P21"/>
            <text:h text:style-name="Heading_20_2" text:outline-level="2"><text:span text:style-name="T9">S6 </text:span><text:span text:style-name="T10">Auxiliar cumprimento de regras</text:span> </text:h>
            <text:p text:style-name="P26"/>
          </text:deletion>
        </text:changed-region>
        <text:changed-region text:id="ct1197056944">
          <text:deletion>
            <office:change-info>
              <dc:creator>unknown</dc:creator>
              <dc:date>2006-01-23T11:28:00</dc:date>
            </office:change-info>
            <text:p text:style-name="P26">Disponibilidade superior a 90% do tempo útil semanal </text:p>
            <text:p text:style-name="P34">Entre as 40 horas semanais de trabalho, espera-se que, em pelo menos 36 delas o presente sistema esteja operando normalmente. As demais 4 horas poderão ser consumidas em reparos e atividades de manutenção emergenciais. </text:p>
            <text:p text:style-name="P34"/>
            <text:h text:style-name="Heading_20_3" text:outline-level="3"><text:bookmark-start text:name="REQCTAYF2"/><text:span text:style-name="T9">S18 </text:span><text:span text:style-name="T10">Coordenações e superiores terão prioridade em situações de sobrecarga</text:span> <text:bookmark-end text:name="REQCTAYF2"/></text:h>
            <text:p text:style-name="P34">Mesmo quando grande número de usuários requisita serviços concorrentemente, as coordenações de pós-graduação e categorias superiores deverão ter acesso garantido. Demais categorias poderão ter suas requisições postergadas, nestas circunstâncias.</text:p>
            <text:p text:style-name="P35"/>
            <text:h text:style-name="P36" text:outline-level="2"/>
          </text:deletion>
        </text:changed-region>
        <text:changed-region text:id="ct1195813992">
          <text:deletion>
            <office:change-info>
              <dc:creator>unknown</dc:creator>
              <dc:date>2006-01-23T11:31:00</dc:date>
            </office:change-info>
            <text:h text:style-name="P36" text:outline-level="2">Supervisão humana </text:h>
          </text:deletion>
        </text:changed-region>
        <text:changed-region text:id="ct1197344832">
          <text:deletion>
            <office:change-info>
              <dc:creator>unknown</dc:creator>
              <dc:date>2006-01-23T11:32:00</dc:date>
            </office:change-info>
            <text:p text:style-name="P10"/>
            <text:p text:style-name="P10"/>
          </text:deletion>
        </text:changed-region>
        <text:changed-region text:id="ct1196272296">
          <text:deletion>
            <office:change-info>
              <dc:creator>unknown</dc:creator>
              <dc:date>2006-01-23T11:29:00</dc:date>
            </office:change-info>
            <text:p text:style-name="P10">O presente sistema não será o primeiro software perfeito. Em outras palavras, uma supervisão e acompanhamento humanos deverão ocorrer, seja por amostragem, investigação de casos suspeitos ou outro cenário. O objetivo é evitar que o sistema emita diplomas e declarações ilícitos, por exemplo.</text:p>
          </text:deletion>
        </text:changed-region>
        <text:changed-region text:id="ct1196276448">
          <text:insertion>
            <office:change-info>
              <dc:creator>unknown</dc:creator>
              <dc:date>2006-01-23T11:32:00</dc:date>
            </office:change-info>
          </text:insertion>
        </text:changed-region>
        <text:changed-region text:id="ct1196360584">
          <text:insertion>
            <office:change-info>
              <dc:creator>unknown</dc:creator>
              <dc:date>2006-01-23T11:32:00</dc:date>
            </office:change-info>
          </text:insertion>
        </text:changed-region>
        <text:changed-region text:id="ct1197128160">
          <text:deletion>
            <office:change-info>
              <dc:creator>unknown</dc:creator>
              <dc:date>2006-01-23T11:35:00</dc:date>
            </office:change-info>
            <text:p text:style-name="P37"/>
            <text:p text:style-name="P14"/>
            <text:h text:style-name="Heading_20_2" text:outline-level="2"><text:span text:style-name="T9">S22 </text:span><text:span text:style-name="T10">Número máximo de usuários simultâneos: 100</text:span> </text:h>
            <text:p text:style-name="P37"/>
          </text:deletion>
        </text:changed-region>
        <text:changed-region text:id="ct1197068176">
          <text:deletion>
            <office:change-info>
              <dc:creator>unknown</dc:creator>
              <dc:date>2006-01-23T11:33:00</dc:date>
            </office:change-info>
            <text:p text:style-name="P37">Usuários que requisitarem serviços além deste número serão informados de que o sistema não está apto a atender tantas requisições simultâneas. O sistema irá sugerir que o usuário tente realizar esta operação posteriormente.</text:p>
          </text:deletion>
        </text:changed-region>
        <text:changed-region text:id="ct1197038792">
          <text:deletion>
            <office:change-info>
              <dc:creator>unknown</dc:creator>
              <dc:date>2006-01-23T11:35:00</dc:date>
            </office:change-info>
            <text:p text:style-name="P37"/>
            <text:p text:style-name="Recuo_20_de_20_corpo_20_de_20_texto_20_2"/>
            <text:h text:style-name="P38" text:outline-level="2"><text:span text:style-name="T9">S23 </text:span><text:span text:style-name="T10">Taxa de transferência de pelo menos 100 Mbps</text:span> </text:h>
            <text:p text:style-name="P17">A UFGNet possui <text:span text:style-name="T11">backbone </text:span>ATM de alta velocidade. Contudo, as unidades, internamente, estão restritas a tráfegos relativamente lentos (em geral de 10 Mbps). Uma conexão de pelo menos 100 Mbps deverá oferecer ao usuário uma experiência bem diferente daquela de 10 Mbps. </text:p>
            <text:p text:style-name="P10"/>
          </text:deletion>
        </text:changed-region>
        <text:changed-region text:id="ct1196949832">
          <text:deletion>
            <office:change-info>
              <dc:creator>unknown</dc:creator>
              <dc:date>2006-01-23T11:33:00</dc:date>
            </office:change-info>
            <text:p text:style-name="P10">Alguns serviços envolvem muitas operações de banco de dados, interação com servidor de W3 e outros softwares antes que os resultados sejam obtidos. Nestes casos, uma tolerância maior será esperada do usuário.</text:p>
          </text:deletion>
        </text:changed-region>
        <text:changed-region text:id="ct1197111024">
          <text:deletion>
            <office:change-info>
              <dc:creator>unknown</dc:creator>
              <dc:date>2006-01-23T11:35:00</dc:date>
            </office:change-info>
            <text:p text:style-name="P10"/>
            <text:p text:style-name="P14"/>
            <text:h text:style-name="Heading_20_2" text:outline-level="2"><text:span text:style-name="T9">S21 </text:span><text:span text:style-name="T10">Tempo de execução de tarefa não-convencional: 30s</text:span> </text:h>
            <text:p text:style-name="Text_20_body_20_indent"/>
            <text:p text:style-name="P10"/>
          </text:deletion>
        </text:changed-region>
        <text:changed-region text:id="ct1197246064">
          <text:deletion>
            <office:change-info>
              <dc:creator>unknown</dc:creator>
              <dc:date>2006-01-23T11:32:00</dc:date>
            </office:change-info>
            <text:p text:style-name="P10">Dez segundos deverá ser o período máximo entre a submissão de uma tarefa e o tempo de resposta do mesmo. Neste período não está incluído o tempo necessário para preenchimento de campos com o objetivo de fornecer informações, atividade cujo desempenho depende da habilidade e treinamento do usuário. </text:p>
          </text:deletion>
        </text:changed-region>
        <text:changed-region text:id="ct1196916576">
          <text:deletion>
            <office:change-info>
              <dc:creator>unknown</dc:creator>
              <dc:date>2006-01-23T11:35:00</dc:date>
            </office:change-info>
            <text:p text:style-name="P10"><text:span text:style-name="T9">S20 </text:span><text:span text:style-name="T10">Tempo médio 5s e máximo 10s para execução de tarefa típica</text:span> <text:bookmark-start text:name="REQCTB312"/><text:bookmark-end text:name="REQCTB312"/></text:p>
            <text:p text:style-name="P10"/>
          </text:deletion>
        </text:changed-region>
        <text:changed-region text:id="ct1197242312">
          <text:insertion>
            <office:change-info>
              <dc:creator>unknown</dc:creator>
              <dc:date>2006-01-23T11:36:00</dc:date>
            </office:change-info>
          </text:insertion>
        </text:changed-region>
        <text:changed-region text:id="ct1197275200">
          <text:deletion>
            <office:change-info>
              <dc:creator>unknown</dc:creator>
              <dc:date>2006-01-23T11:36:00</dc:date>
            </office:change-info>
            <text:h text:style-name="Heading_20_1" text:outline-level="1"/>
            <text:p text:style-name="P39"/>
          </text:deletion>
        </text:changed-region>
        <text:changed-region text:id="ct1197182640">
          <text:insertion>
            <office:change-info>
              <dc:creator>unknown</dc:creator>
              <dc:date>2006-01-23T11:36:00</dc:date>
            </office:change-info>
          </text:insertion>
        </text:changed-region>
        <text:changed-region text:id="ct1197015384">
          <text:deletion>
            <office:change-info>
              <dc:creator>unknown</dc:creator>
              <dc:date>2006-01-23T11:46:00</dc:date>
            </office:change-info>
            <text:p text:style-name="P40"/>
            <text:p text:style-name="P40"/>
          </text:deletion>
        </text:changed-region>
        <text:changed-region text:id="ct1196416624">
          <text:deletion>
            <office:change-info>
              <dc:creator>unknown</dc:creator>
              <dc:date>2006-01-23T11:45:00</dc:date>
            </office:change-info>
            <text:p text:style-name="P40">Uma versão “enxuta” do Linux, com todos os demais utilitários devidamente disponíveis (por exemplo, <text:span text:style-name="T11">NetScape Navigator</text:span>), deverá ser produzida com o intuito de agilizar a recuperação de falhas ocorridas com as máquinas dos clientes. Este CD-ROM deverá estar configurado para facilitar a reinstalação de todo o ambiente do cliente (versão Linux) ou apenas parte, <text:span text:style-name="T11">browser, </text:span>por exemplo, no caso do cliente empregar o sistema operacional Windows. </text:p>
          </text:deletion>
        </text:changed-region>
        <text:changed-region text:id="ct1196409280">
          <text:deletion>
            <office:change-info>
              <dc:creator>unknown</dc:creator>
              <dc:date>2006-01-23T11:46:00</dc:date>
            </office:change-info>
            <text:p text:style-name="P40"/>
            <text:p text:style-name="P17"/>
            <text:h text:style-name="Heading_20_2" text:outline-level="2"><text:span text:style-name="T9">S28 </text:span><text:span text:style-name="T10">Treinamento de usuários</text:span> </text:h>
            <text:p text:style-name="P17">Com o propósito de manter os usuários devidamente atualizados com a evolução do sistema e treinar novos usuários, a atividade de suporte executará, quando conveniente, um treinamento.</text:p>
            <text:p text:style-name="P17"/>
            <text:h text:style-name="Heading_20_2" text:outline-level="2"><text:span text:style-name="T9">S29 </text:span><text:span text:style-name="T10">CD-ROM de apoio ao cliente</text:span> </text:h>
            <text:p text:style-name="P41"/>
          </text:deletion>
        </text:changed-region>
        <text:changed-region text:id="ct1196413016">
          <text:deletion>
            <office:change-info>
              <dc:creator>unknown</dc:creator>
              <dc:date>2006-01-23T11:40:00</dc:date>
            </office:change-info>
            <text:p text:style-name="P41">Ao administrador será oferecido acesso à Internet, e-mail e telefone. O primeiro permitirá que o mesmo se mantenha atualizado, particularmente no que diz respeito à segurança. Os dois outros recursos visam facilitar a interação com os usuários, principalmente para a eliminação de dúvidas acerca da operação do sistema.</text:p>
          </text:deletion>
        </text:changed-region>
        <text:changed-region text:id="ct1196403536">
          <text:deletion>
            <office:change-info>
              <dc:creator>unknown</dc:creator>
              <dc:date>2006-01-23T11:46:00</dc:date>
            </office:change-info>
            <text:p text:style-name="P41"/>
            <text:h text:style-name="P36" text:outline-level="2">S27 Recursos necessários </text:h>
            <text:p text:style-name="P42"/>
          </text:deletion>
        </text:changed-region>
        <text:changed-region text:id="ct1196400408">
          <text:deletion>
            <office:change-info>
              <dc:creator>unknown</dc:creator>
              <dc:date>2006-01-23T11:40:00</dc:date>
            </office:change-info>
            <text:p text:style-name="P42"/>
            <text:h text:style-name="P43" text:outline-level="3"/>
          </text:deletion>
        </text:changed-region>
        <text:changed-region text:id="ct1196397784">
          <text:deletion>
            <office:change-info>
              <dc:creator>unknown</dc:creator>
              <dc:date>2006-01-23T11:38:00</dc:date>
            </office:change-info>
            <text:h text:style-name="P43" text:outline-level="3">Disponibilidade</text:h>
            <text:p text:style-name="P42">O administrador deverá possuir “agenda” que facilite, do ponto de vista dos usuários, a eliminação de dúvidas, execução de pequenos reparos, manutenção e acréscimo de funções e atividades emergenciais, entre outras.</text:p>
          </text:deletion>
        </text:changed-region>
        <text:changed-region text:id="ct1195810272">
          <text:deletion>
            <office:change-info>
              <dc:creator>unknown</dc:creator>
              <dc:date>2006-01-23T11:40:00</dc:date>
            </office:change-info>
            <text:p text:style-name="P42"/>
            <text:p text:style-name="Standard"/>
            <text:h text:style-name="P43" text:outline-level="3"/>
          </text:deletion>
        </text:changed-region>
        <text:changed-region text:id="ct1196377088">
          <text:deletion>
            <office:change-info>
              <dc:creator>unknown</dc:creator>
              <dc:date>2006-01-23T11:39:00</dc:date>
            </office:change-info>
            <text:h text:style-name="P43" text:outline-level="3">Dominar a tecnologia utilizada pelo sistema</text:h>
            <text:p text:style-name="P42">A manutenção do sistema só poderá ocorrer se o administrador possuir a competência técnica necessária.</text:p>
          </text:deletion>
        </text:changed-region>
        <text:changed-region text:id="ct1197214000">
          <text:deletion>
            <office:change-info>
              <dc:creator>unknown</dc:creator>
              <dc:date>2006-01-23T11:40:00</dc:date>
            </office:change-info>
            <text:p text:style-name="P42"/>
            <text:p text:style-name="P35"/>
            <text:h text:style-name="P43" text:outline-level="3"/>
          </text:deletion>
        </text:changed-region>
        <text:changed-region text:id="ct1196373272">
          <text:deletion>
            <office:change-info>
              <dc:creator>unknown</dc:creator>
              <dc:date>2006-01-23T11:39:00</dc:date>
            </office:change-info>
            <text:h text:style-name="P43" text:outline-level="3">Facilidade de comunicação</text:h>
            <text:p text:style-name="P40">Uma das principais atividades do administrador será a comunicação com os usuários. Em conseqüência, o administrador deverá possuir habilidades de comunicação e trato com os usuários para profícua interação.</text:p>
          </text:deletion>
        </text:changed-region>
        <text:changed-region text:id="ct1197028192">
          <text:deletion>
            <office:change-info>
              <dc:creator>unknown</dc:creator>
              <dc:date>2006-01-23T11:40:00</dc:date>
            </office:change-info>
            <text:p text:style-name="P40"/>
            <text:p text:style-name="P17"/>
            <text:h text:style-name="Heading_20_3" text:outline-level="3"><text:span text:style-name="T9">S26 </text:span><text:span text:style-name="T10">Acesso ao console do servidor</text:span> </text:h>
            <text:p text:style-name="P40"/>
          </text:deletion>
        </text:changed-region>
        <text:changed-region text:id="ct1197075552">
          <text:deletion>
            <office:change-info>
              <dc:creator>unknown</dc:creator>
              <dc:date>2006-01-23T11:39:00</dc:date>
            </office:change-info>
            <text:p text:style-name="P40">O administrador realizará, como parte de suas atividades, várias tarefas que exigem acesso direto ao servidor. Em conseqüência, a localização física do servidor não deve impedir este acesso.</text:p>
          </text:deletion>
        </text:changed-region>
        <text:changed-region text:id="ct1197051240">
          <text:deletion>
            <office:change-info>
              <dc:creator>unknown</dc:creator>
              <dc:date>2006-01-23T11:40:00</dc:date>
            </office:change-info>
            <text:p text:style-name="P40"/>
            <text:p text:style-name="P44"/>
          </text:deletion>
        </text:changed-region>
        <text:changed-region text:id="ct1197351176">
          <text:deletion>
            <office:change-info>
              <dc:creator>unknown</dc:creator>
              <dc:date>2006-01-23T11:38:00</dc:date>
            </office:change-info>
            <text:p text:style-name="P44">Todos os sistemas de informação são, inevitavelmente, alterados. Algumas alterações decorrem de evolução do problema ou mudança da visão inicial do sistema para uma outra. Outras são oriundas de mudanças em regras do negócio para as quais não é possível haver previsão. Ainda há aquelas decorrentes de erros encontrados no sistema e de pequenas alterações, como a mudança na forma de impressão de um histórico, por exemplo. Em situações excepcionais será necessário restaurar cópia de segurança dos dados, ocasionada por perda física do disco do servidor, por exemplo. Ainda há a necessidade de acompanhar a resolução de pequenos problemas como, por exemplo, a instalação de nova versão de <text:span text:style-name="T11">browser</text:span>, remoção de vírus e outras tarefas de manutenção para manter as máquinas dos usuários e o sistema operando normalmente. Estas tarefas serão executadas pelo <text:span text:style-name="T11">Administrador</text:span> do sistema, que deverá possuir o seguinte perfil:</text:p>
          </text:deletion>
        </text:changed-region>
        <text:changed-region text:id="ct1197261680">
          <text:deletion>
            <office:change-info>
              <dc:creator>unknown</dc:creator>
              <dc:date>2006-01-23T11:40:00</dc:date>
            </office:change-info>
            <text:p text:style-name="P44"/>
            <text:p text:style-name="P14"/>
            <text:h text:style-name="Heading_20_2" text:outline-level="2"><text:span text:style-name="T9">S25 </text:span><text:span text:style-name="T10">Administrador</text:span> </text:h>
            <text:p text:style-name="P45"/>
            <text:p text:style-name="P40"/>
          </text:deletion>
        </text:changed-region>
        <text:changed-region text:id="ct1197243144">
          <text:deletion>
            <office:change-info>
              <dc:creator>unknown</dc:creator>
              <dc:date>2006-01-23T11:36:00</dc:date>
            </office:change-info>
            <text:p text:style-name="P40">Deverá ser seguido o padrão de codificação disponível no <text:a xlink:type="simple" xlink:href="http://www.inf.ufg.br/~fabio/abare/artifacts/environment/dev-case.htm"><text:span text:style-name="Internet_20_link">Development Case</text:span></text:a>. Código que não segue o padrão não poderá ser incorporado ao sistema. </text:p>
          </text:deletion>
        </text:changed-region>
        <text:changed-region text:id="ct1196393936">
          <text:deletion>
            <office:change-info>
              <dc:creator>unknown</dc:creator>
              <dc:date>2006-01-23T11:40:00</dc:date>
            </office:change-info>
            <text:p text:style-name="P40">S24 Padrão de codificação <text:bookmark-start text:name="REQCTAIX2"/><text:bookmark-end text:name="REQCTAIX2"/></text:p>
            <text:p text:style-name="P40"/>
          </text:deletion>
        </text:changed-region>
        <text:changed-region text:id="ct1196416000">
          <text:insertion>
            <office:change-info>
              <dc:creator>unknown</dc:creator>
              <dc:date>2006-01-23T11:46:00</dc:date>
            </office:change-info>
          </text:insertion>
        </text:changed-region>
        <text:changed-region text:id="ct1196387168">
          <text:insertion>
            <office:change-info>
              <dc:creator>unknown</dc:creator>
              <dc:date>2006-01-23T11:47:00</dc:date>
            </office:change-info>
          </text:insertion>
        </text:changed-region>
        <text:changed-region text:id="ct1197170136">
          <text:deletion>
            <office:change-info>
              <dc:creator>unknown</dc:creator>
              <dc:date>2006-01-23T11:51:00</dc:date>
            </office:change-info>
            <text:p text:style-name="P46"/>
            <text:p text:style-name="P46"/>
          </text:deletion>
        </text:changed-region>
        <text:changed-region text:id="ct1197163056">
          <text:deletion>
            <office:change-info>
              <dc:creator>unknown</dc:creator>
              <dc:date>2006-01-23T11:50:00</dc:date>
            </office:change-info>
            <text:p text:style-name="P46">Com o intuito de facilitar o acesso ao sistema, instalação e uso, o sistema operacional deverá ser o Linux. A distribuição do Linux a ser adotada será estabelecida pela equipe de desenvolvimento, conforme critérios técnicos também estabelecidos por esta equipe.</text:p>
          </text:deletion>
        </text:changed-region>
        <text:changed-region text:id="ct1196451576">
          <text:deletion>
            <office:change-info>
              <dc:creator>unknown</dc:creator>
              <dc:date>2006-01-23T11:51:00</dc:date>
            </office:change-info>
            <text:p text:style-name="P46"/>
            <text:p text:style-name="P10"/>
          </text:deletion>
        </text:changed-region>
        <text:changed-region text:id="ct1197100120">
          <text:deletion>
            <office:change-info>
              <dc:creator>unknown</dc:creator>
              <dc:date>2006-01-23T11:50:00</dc:date>
            </office:change-info>
            <text:p text:style-name="P10"/>
            <text:p text:style-name="P10"/>
          </text:deletion>
        </text:changed-region>
        <text:changed-region text:id="ct1197112944">
          <text:deletion>
            <office:change-info>
              <dc:creator>unknown</dc:creator>
              <dc:date>2006-01-23T11:49:00</dc:date>
            </office:change-info>
            <text:p text:style-name="P10">A interação com o sistema deverá ser executada por computador Pentium III ou superior, com pelo menos 128 Mbytes de RAM, vídeo colorido de 15 polegadas, CD-ROM, placa/caixas de som e placa de rede com capacidade de transferência de pelo menos 100 Mbps.</text:p>
          </text:deletion>
        </text:changed-region>
        <text:changed-region text:id="ct1197104576">
          <text:deletion>
            <office:change-info>
              <dc:creator>unknown</dc:creator>
              <dc:date>2006-01-23T11:50:00</dc:date>
            </office:change-info>
            <text:p text:style-name="P10"/>
            <text:p text:style-name="Standard"/>
            <text:h text:style-name="Heading_20_3" text:outline-level="3"><text:span text:style-name="T9">S32 </text:span><text:span text:style-name="T10">Emprego da linguagem de programação Java</text:span> </text:h>
            <text:p text:style-name="P17"/>
          </text:deletion>
        </text:changed-region>
        <text:changed-region text:id="ct1197093848">
          <text:deletion>
            <office:change-info>
              <dc:creator>unknown</dc:creator>
              <dc:date>2006-01-23T11:49:00</dc:date>
            </office:change-info>
            <text:p text:style-name="P17">Elimina a manutenção de versões conforme o <text:span text:style-name="T11">hardware </text:span>e o sistema operacional empregado pelos usuários. Esta restrição também elimina a necessidade de aquisição de compilador e outras ferramentas proprietárias.</text:p>
          </text:deletion>
        </text:changed-region>
        <text:changed-region text:id="ct1197065264">
          <text:deletion>
            <office:change-info>
              <dc:creator>unknown</dc:creator>
              <dc:date>2006-01-23T11:50:00</dc:date>
            </office:change-info>
            <text:p text:style-name="P17"/>
            <text:p text:style-name="Standard"/>
            <text:h text:style-name="Heading_20_3" text:outline-level="3"><text:span text:style-name="T9">S35 </text:span><text:span text:style-name="T10">Browser será o Netscape 6.0, Internet Explorer 5 ou mais recentes</text:span> </text:h>
            <text:p text:style-name="Standard"/>
            <text:h text:style-name="P47" text:outline-level="3"><text:span text:style-name="T9">S36 </text:span><text:span text:style-name="T10">Emprego do sistema operacional Linux no servidor</text:span> denominado de <text:span text:style-name="T12">Ferramentas</text:span>.® quanto ambiente Linux. Peculiareidades sobre estes são encontradas em documento próprio, <text:tab/>Estes SGBDs funcionam tanto em ambiente MS-Windows</text:h>
            <text:p text:style-name="P14"/>
            <text:h text:style-name="Heading_20_3" text:outline-level="3"><text:span text:style-name="T9">S33 </text:span><text:span text:style-name="T10">Emprego do servidor de W3 Apache</text:span> </text:h>
            <text:p text:style-name="Standard"/>
            <text:h text:style-name="Heading_20_3" text:outline-level="3"><text:span text:style-name="T9">S34 </text:span><text:span text:style-name="T10">Emprego dos bancos de dados Interbase ou PostgreSQL</text:span> </text:h>
            <text:p text:style-name="P45"/>
          </text:deletion>
        </text:changed-region>
        <text:changed-region text:id="ct1197054608">
          <text:deletion>
            <office:change-info>
              <dc:creator>unknown</dc:creator>
              <dc:date>2006-01-23T11:46:00</dc:date>
            </office:change-info>
            <text:p text:style-name="P45"><text:s/>Excepcionalmente, na ausência de alternativa viável, será adquirido software proprietário.</text:p>
            <text:p text:style-name="P45"/>
            <text:p text:style-name="Standard"/>
            <text:h text:style-name="Heading_20_3" text:outline-level="3"><text:span text:style-name="T9">S30 </text:span><text:span text:style-name="T10">Serviços disponibilizados via </text:span><text:span text:style-name="T14">browser</text:span><text:span text:style-name="T15"> </text:span></text:h>
            <text:p text:style-name="P17">Elimina custos de instalação do sistema. </text:p>
            <text:p text:style-name="P23"/>
            <text:h text:style-name="Heading_20_3" text:outline-level="3"><text:span text:style-name="T9">S31 </text:span><text:span text:style-name="T10">Computador do usuário</text:span> </text:h>
            <text:p text:style-name="P45"/>
          </text:deletion>
        </text:changed-region>
        <text:changed-region text:id="ct1196425328">
          <text:deletion>
            <office:change-info>
              <dc:creator>unknown</dc:creator>
              <dc:date>2006-01-23T11:48:00</dc:date>
            </office:change-info>
            <text:p text:style-name="P45">livre.</text:p>
          </text:deletion>
        </text:changed-region>
        <text:changed-region text:id="ct1196427920">
          <text:deletion>
            <office:change-info>
              <dc:creator>unknown</dc:creator>
              <dc:date>2006-01-23T11:46:00</dc:date>
            </office:change-info>
            <text:p text:style-name="P45">, preferencialmente, </text:p>
          </text:deletion>
        </text:changed-region>
        <text:changed-region text:id="ct1196917344">
          <text:deletion>
            <office:change-info>
              <dc:creator>unknown</dc:creator>
              <dc:date>2006-01-23T11:48:00</dc:date>
            </office:change-info>
            <text:p text:style-name="P45">Devido à limitação de recursos disponíveis, dependência tecnológica, motivação social ou mesmo emprego criterioso do erário público, todo software a ser empregado deverá ser</text:p>
          </text:deletion>
        </text:changed-region>
        <text:changed-region text:id="ct1197301176">
          <text:deletion>
            <office:change-info>
              <dc:creator>unknown</dc:creator>
              <dc:date>2006-01-23T11:51:00</dc:date>
            </office:change-info>
            <text:p text:style-name="P45"/>
            <text:p text:style-name="P45"/>
          </text:deletion>
        </text:changed-region>
        <text:changed-region text:id="ct1197313616">
          <text:deletion>
            <office:change-info>
              <dc:creator>unknown</dc:creator>
              <dc:date>2006-01-23T11:50:00</dc:date>
            </office:change-info>
            <text:p text:style-name="P45">Ambiente operacional</text:p>
          </text:deletion>
        </text:changed-region>
        <text:changed-region text:id="ct1196450648">
          <text:insertion>
            <office:change-info>
              <dc:creator>unknown</dc:creator>
              <dc:date>2006-01-23T11:51:00</dc:date>
            </office:change-info>
          </text:insertion>
        </text:changed-region>
        <text:changed-region text:id="ct1197262560">
          <text:insertion>
            <office:change-info>
              <dc:creator>unknown</dc:creator>
              <dc:date>2006-01-23T11:51:00</dc:date>
            </office:change-info>
          </text:insertion>
        </text:changed-region>
        <text:changed-region text:id="ct1197043408">
          <text:deletion>
            <office:change-info>
              <dc:creator>unknown</dc:creator>
              <dc:date>2006-01-23T11:55:00</dc:date>
            </office:change-info>
            <text:p text:style-name="P45"/>
            <text:h text:style-name="Heading_20_2" text:outline-level="2"><text:span text:style-name="T9">S42 </text:span><text:span text:style-name="T10">Manual do Pós-Graduando</text:span> </text:h>
            <text:p text:style-name="P17">Fornece informações sobre o dia-a-dia do pós-graduando da UFG. Boa parte das informações mantidas neste manual são colhidas do sistema. Para tais informações deverão estar disponíveis relatórios para que a confecção deste manual seja simplificada.</text:p>
            <text:p text:style-name="P17"/>
            <text:h text:style-name="Heading_20_2" text:outline-level="2"><text:span text:style-name="T9">S43 </text:span><text:span text:style-name="T10">Catálogo de Programas de Curso</text:span> </text:h>
            <text:p text:style-name="P17">O atual catálogo de programas de curso é confeccionado todos os anos através de um laborioso processo de editoração. Este processo deverá ser “implantado” no sistema de tal forma que não mais seja necessária tal editoração. Um formato “editável” deverá ser providenciado automaticamente pelo sistema. Dessa forma, aqueles elementos que devem ser alterados, acréscimos e ajustes poderão ser efetuados.</text:p>
            <text:p text:style-name="P17"/>
            <text:p text:style-name="P45"/>
          </text:deletion>
        </text:changed-region>
        <text:changed-region text:id="ct1196967816">
          <text:deletion>
            <office:change-info>
              <dc:creator>unknown</dc:creator>
              <dc:date>2006-01-23T11:54:00</dc:date>
            </office:change-info>
            <text:p text:style-name="P45">O empacotamento ocorrerá através da simples caixa contendo o CD-ROM. O nome, o ícone e os direitos autorais deverão estar claros nesta caixa. Um trabalho mais elaborado exigirá a contratação de especialista competente, recurso atualmente indisponível.</text:p>
          </text:deletion>
        </text:changed-region>
        <text:changed-region text:id="ct1196888352">
          <text:deletion>
            <office:change-info>
              <dc:creator>unknown</dc:creator>
              <dc:date>2006-01-23T11:55:00</dc:date>
            </office:change-info>
            <text:p text:style-name="P45"/>
            <text:p text:style-name="P22"/>
            <text:h text:style-name="Heading_20_2" text:outline-level="2"><text:span text:style-name="T9">S40 </text:span><text:span text:style-name="T10">Curso de treinamento</text:span> </text:h>
            <text:list text:style-name="WW8Num1">
              <text:list-header>
                <text:h text:style-name="P48" text:outline-level="2" text:is-list-header="true">Deverá ser providenciado o material para treinamento dos usuários (slides, apostila, avaliações dos alunos, exercícios e outros recursos, caso convenientes).</text:h>
              </text:list-header>
            </text:list>
            <text:h text:style-name="P49" text:outline-level="2"><text:span text:style-name="T9">S41 </text:span><text:span text:style-name="T10">Rótulos e empacotamento</text:span> </text:h>
            <text:p text:style-name="P50"/>
          </text:deletion>
        </text:changed-region>
        <text:changed-region text:id="ct1196464960">
          <text:deletion>
            <office:change-info>
              <dc:creator>unknown</dc:creator>
              <dc:date>2006-01-23T11:53:00</dc:date>
            </office:change-info>
            <text:p text:style-name="P50"/>
            <text:h text:style-name="Heading_20_2" text:outline-level="2"><text:span text:style-name="T9">S39 </text:span><text:span text:style-name="T10">Guia de instalação, configuração e arquivo LEIAME</text:span> </text:h>
            <text:p text:style-name="P37">Tais informações deverão estar contidas no CD-ROM de instalação do sistema. Todos os softwares necessários, todas as ferramentas e utilitários empregados, todas as informações para a instalação e configuração destes também deverão estar contidas neste CD. O arquivo LEIAME deverá fornecer um mapa geral para a instalação e configuração. O cliente deste CD-ROM não será o usuário convencional, mas administradores de sistemas e responsáveis pela instalação de software, por exemplo.</text:p>
          </text:deletion>
        </text:changed-region>
        <text:changed-region text:id="ct1197318736">
          <text:deletion>
            <office:change-info>
              <dc:creator>unknown</dc:creator>
              <dc:date>2006-01-23T11:52:00</dc:date>
            </office:change-info>
            <text:p text:style-name="P37">Todas as informações acerca da operação do sistema deverão estar disponíveis <text:span text:style-name="T15">online.</text:span> Para cada categoria de usuário deverá ser providenciada a ajuda pertinente. Convém ressaltar que as categorias possuem acesso a serviços distintos, embora alguns sejam compartilhados entre categorias.</text:p>
          </text:deletion>
        </text:changed-region>
        <text:changed-region text:id="ct1197335464">
          <text:deletion>
            <office:change-info>
              <dc:creator>unknown</dc:creator>
              <dc:date>2006-01-23T11:53:00</dc:date>
            </office:change-info>
            <text:p text:style-name="P37"/>
            <text:h text:style-name="Heading_20_2" text:outline-level="2"><text:span text:style-name="T9">S38 </text:span><text:span text:style-name="T10">Ajuda online</text:span> </text:h>
            <text:p text:style-name="P50"/>
          </text:deletion>
        </text:changed-region>
        <text:changed-region text:id="ct1196456344">
          <text:deletion>
            <office:change-info>
              <dc:creator>unknown</dc:creator>
              <dc:date>2006-01-23T11:52:00</dc:date>
            </office:change-info>
            <text:p text:style-name="P50">Deverá ser providenciado um Manual do Usuário para cada categoria de usuário. Dessa forma, haverá um manual para Alunos, outro para Docentes, outro para Coordenadores e assim por diante. Cada um deles deverá ser composto por poucas páginas, talvez em um formato de um <text:span text:style-name="T15">folder</text:span>, pois deverá conter apenas aspectos de alto nível de operação do sistema. Detalhes, glossário pormenorizado e outras informações deverão ser obtidas <text:span text:style-name="T15">online</text:span>.</text:p>
          </text:deletion>
        </text:changed-region>
        <text:changed-region text:id="ct1197305032">
          <text:deletion>
            <office:change-info>
              <dc:creator>unknown</dc:creator>
              <dc:date>2006-01-23T11:53:00</dc:date>
            </office:change-info>
            <text:p text:style-name="P50"/>
            <text:h text:style-name="Heading_20_2" text:outline-level="2"><text:span text:style-name="T9">S37 </text:span><text:span text:style-name="T10">Manual do Usuário</text:span> </text:h>
            <text:p text:style-name="P17"/>
          </text:deletion>
        </text:changed-region>
        <text:changed-region text:id="ct1197180512">
          <text:deletion>
            <office:change-info>
              <dc:creator>unknown</dc:creator>
              <dc:date>2006-01-23T11:55:00</dc:date>
            </office:change-info>
            <text:p text:style-name="P17"/>
            <text:p text:style-name="P17"/>
          </text:deletion>
        </text:changed-region>
        <text:changed-region text:id="ct1197252120">
          <text:deletion>
            <office:change-info>
              <dc:creator>unknown</dc:creator>
              <dc:date>2006-01-23T11:51:00</dc:date>
            </office:change-info>
            <text:p text:style-name="P17">A documentação descrita abaixo deverá ser de fácil acesso, inteligível e atualizada. </text:p>
          </text:deletion>
        </text:changed-region>
        <text:changed-region text:id="ct1197076080">
          <text:insertion>
            <office:change-info>
              <dc:creator>unknown</dc:creator>
              <dc:date>2006-01-23T11:55:00</dc:date>
            </office:change-info>
          </text:insertion>
        </text:changed-region>
        <text:changed-region text:id="ct1196945984">
          <text:insertion>
            <office:change-info>
              <dc:creator>unknown</dc:creator>
              <dc:date>2006-01-23T11:55:00</dc:date>
            </office:change-info>
          </text:insertion>
        </text:changed-region>
        <text:changed-region text:id="ct1197032936">
          <text:deletion>
            <office:change-info>
              <dc:creator>unknown</dc:creator>
              <dc:date>2006-01-23T11:57:00</dc:date>
            </office:change-info>
            <text:p text:style-name="P50"/>
            <text:h text:style-name="Heading_20_2" text:outline-level="2">Interfaces de software</text:h>
            <text:h text:style-name="Heading_20_3" text:outline-level="3"><text:span text:style-name="T9">S44 </text:span><text:span text:style-name="T10">Facilidade de futura integração com outros sistemas</text:span> </text:h>
            <text:p text:style-name="P50"/>
          </text:deletion>
        </text:changed-region>
        <text:changed-region text:id="ct1197119520">
          <text:deletion>
            <office:change-info>
              <dc:creator>unknown</dc:creator>
              <dc:date>2006-01-23T11:56:00</dc:date>
            </office:change-info>
            <text:p text:style-name="P50">Em proposta de desenvolvimento futuro deverá ser contemplada a integração deste sistema com outros. Atualmente, a inexistência de padrões torna esta integração difícil e vulnerável. Os sistemas atualmente empregados não foram preparados para tais integrações e, inclusive, desconhece-se a disponibilidade de informações para tal. A vulnerabilidade decorre da dificuldade de se implantar uma determinada integração (modelo) que não será utilizado pelos demais. Tornando esta conexão <text:span text:style-name="T11">ad hoc</text:span>, desprovida de padrão amplamente discutido pela comunidade interessada. </text:p>
          </text:deletion>
        </text:changed-region>
        <text:changed-region text:id="ct1197104216">
          <text:deletion>
            <office:change-info>
              <dc:creator>unknown</dc:creator>
              <dc:date>2006-01-23T11:57:00</dc:date>
            </office:change-info>
            <text:p text:style-name="P50"/>
            <text:p text:style-name="P34"/>
            <text:p text:style-name="P34">A arquitetura do sistema forçará o emprego de várias APIs através das quais os programas terão acesso a alguns serviços. Por se tratarem de interfaces padronizadas não são aqui discutidas. </text:p>
            <text:p text:style-name="P34"/>
            <text:h text:style-name="Heading_20_2" text:outline-level="2">Interface de comunicação</text:h>
            <text:p text:style-name="P50">Todos os usuários deverão ter acesso à rede interna da UFG (UFGNet).</text:p>
          </text:deletion>
        </text:changed-region>
        <text:changed-region text:id="ct1196998784">
          <text:deletion>
            <office:change-info>
              <dc:creator>unknown</dc:creator>
              <dc:date>2006-01-23T11:56:00</dc:date>
            </office:change-info>
            <text:p text:style-name="P50">Interfaces homem-computador</text:p>
            <text:p text:style-name="P51">Em seção própria deste documento são estabelecidos requisitos que tais interfaces deverão atender.</text:p>
            <text:h text:style-name="Heading_20_2" text:outline-level="2">Interfaces de hardware</text:h>
            <text:p text:style-name="P52"/>
            <text:p text:style-name="P45">Nenhuma especial.</text:p>
          </text:deletion>
        </text:changed-region>
        <text:changed-region text:id="ct1197236160">
          <text:insertion>
            <office:change-info>
              <dc:creator>unknown</dc:creator>
              <dc:date>2006-01-23T11:57:00</dc:date>
            </office:change-info>
          </text:insertion>
        </text:changed-region>
        <text:changed-region text:id="ct1196960640">
          <text:insertion>
            <office:change-info>
              <dc:creator>unknown</dc:creator>
              <dc:date>2006-01-23T11:57:00</dc:date>
            </office:change-info>
          </text:insertion>
        </text:changed-region>
        <text:changed-region text:id="ct1197093240">
          <text:insertion>
            <office:change-info>
              <dc:creator>unknown</dc:creator>
              <dc:date>2006-01-23T11:57:00</dc:date>
            </office:change-info>
          </text:insertion>
        </text:changed-region>
        <text:changed-region text:id="ct1197305192">
          <text:deletion>
            <office:change-info>
              <dc:creator>unknown</dc:creator>
              <dc:date>2006-01-23T11:58:00</dc:date>
            </office:change-info>
            <text:p text:style-name="Text_20_body_20_indent">O presente sistema deverá ser empregado exclusivamente no âmbito da UFG. Neste caso, os usuários não terão que pagar pelo uso deste sistema. Em situações diferentes destas, deverá ser obtida a permissão explícita e por escrito dos desenvolvedores deste sistema.</text:p>
          </text:deletion>
        </text:changed-region>
        <text:changed-region text:id="ct1197272480">
          <text:insertion>
            <office:change-info>
              <dc:creator>unknown</dc:creator>
              <dc:date>2006-01-23T11:58:00</dc:date>
            </office:change-info>
          </text:insertion>
        </text:changed-region>
        <text:changed-region text:id="ct1197109552">
          <text:insertion>
            <office:change-info>
              <dc:creator>unknown</dc:creator>
              <dc:date>2006-01-23T11:58:00</dc:date>
            </office:change-info>
          </text:insertion>
        </text:changed-region>
        <text:changed-region text:id="ct1196447888">
          <text:deletion>
            <office:change-info>
              <dc:creator>unknown</dc:creator>
              <dc:date>2006-01-23T11:58:00</dc:date>
            </office:change-info>
            <text:p text:style-name="Text_20_body_20_indent"/>
            <text:p text:style-name="Standard"/>
          </text:deletion>
        </text:changed-region>
        <text:changed-region text:id="ct1196490728">
          <text:deletion>
            <office:change-info>
              <dc:creator>unknown</dc:creator>
              <dc:date>2006-01-23T11:58:00</dc:date>
            </office:change-info>
            <text:p text:style-name="Standard">engenheiro de software </text:p>
          </text:deletion>
        </text:changed-region>
        <text:changed-region text:id="ct1196491808">
          <text:insertion>
            <office:change-info>
              <dc:creator>unknown</dc:creator>
              <dc:date>2006-01-23T11:59:00</dc:date>
            </office:change-info>
          </text:insertion>
        </text:changed-region>
        <text:changed-region text:id="ct1197202824">
          <text:deletion>
            <office:change-info>
              <dc:creator>unknown</dc:creator>
              <dc:date>2006-01-23T11:59:00</dc:date>
            </office:change-info>
            <text:p text:style-name="Standard">é o </text:p>
          </text:deletion>
        </text:changed-region>
        <text:changed-region text:id="ct1197264824">
          <text:insertion>
            <office:change-info>
              <dc:creator>unknown</dc:creator>
              <dc:date>2006-01-23T11:59:00</dc:date>
            </office:change-info>
          </text:insertion>
        </text:changed-region>
        <text:changed-region text:id="ct1197305856">
          <text:insertion>
            <office:change-info>
              <dc:creator>unknown</dc:creator>
              <dc:date>2006-01-23T11:59:00</dc:date>
            </office:change-info>
          </text:insertion>
        </text:changed-region>
        <text:changed-region text:id="ct1197081592">
          <text:insertion>
            <office:change-info>
              <dc:creator>unknown</dc:creator>
              <dc:date>2006-01-23T11: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196832296"/><text:change-start text:change-id="ct1196839016"/><text:span text:style-name="T1">Escola</text:span><text:change-end text:change-id="ct1196839016"/><text:span text:style-name="T1"><text:line-break/></text:span><text:span text:style-name="T16"> <text:line-break/><text:line-break/> <text:line-break/></text:span><text:change text:change-id="ct1196840608"/><text:change-start text:change-id="ct1196841416"/><text:span text:style-name="T2">http://escola.berlios.de</text:span><text:change-end text:change-id="ct1196841416"/><text:span text:style-name="T16"><text:line-break/></text:span><text:line-break/><text:change text:change-id="ct1196842192"/>Especificação Suplementar</text:p>
      <text:p text:style-name="P53"/>
      <text:p text:style-name="P54">Versão 0.2</text:p>
      <text:p text:style-name="Standard"/>
      <text:p text:style-name="Standard"/>
      <text:p text:style-name="P55"/>
      <text:p text:style-name="P3"/>
      <text:p text:style-name="P2"><text:change text:change-id="ct1196326592"/></text:p>
      <text:p text:style-name="P3"><text:span text:style-name="T17">Prof. Dr. Fábio Nogueira de Lucena</text:span><text:line-break/><text:change-start text:change-id="ct1196832096"/><text:span text:style-name="T4"> </text:span><text:change-end text:change-id="ct1196832096"/><text:change text:change-id="ct1196831752"/><text:span text:style-name="T5">fabio@inf.ufg.br</text:span><text:line-break/></text:p>
      <text:p text:style-name="P56"/>
      <text:p text:style-name="InfoBlue"><text:s text:c="4"/></text:p>
      <text:p text:style-name="Standard"/>
      <text:p text:style-name="Standard"/>
      <text:p text:style-name="Standard"/>
      <text:p text:style-name="Standard"/>
      <text:p text:style-name="P57">Histórico de Revisõ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8">Data</text:p>
          </table:table-cell>
          <table:table-cell table:style-name="Table1.A1" office:value-type="string">
            <text:p text:style-name="P58">Versão</text:p>
          </table:table-cell>
          <table:table-cell table:style-name="Table1.A1" office:value-type="string">
            <text:p text:style-name="P58">Descrição</text:p>
          </table:table-cell>
          <table:table-cell table:style-name="Table1.D1" office:value-type="string">
            <text:p text:style-name="P58">Autor</text:p>
          </table:table-cell>
        </table:table-row>
        <table:table-row table:style-name="Table1.1">
          <table:table-cell table:style-name="Table1.A2" office:value-type="string">
            <text:p text:style-name="P59">28/03/2001</text:p>
          </table:table-cell>
          <table:table-cell table:style-name="Table1.A2" office:value-type="string">
            <text:p text:style-name="P59">0.1</text:p>
          </table:table-cell>
          <table:table-cell table:style-name="Table1.A2" office:value-type="string">
            <text:p text:style-name="P59">Versão inicial</text:p>
          </table:table-cell>
          <table:table-cell table:style-name="Table1.D2" office:value-type="string">
            <text:p text:style-name="P59">Fábio</text:p>
          </table:table-cell>
        </table:table-row>
        <table:table-row table:style-name="Table1.1">
          <table:table-cell table:style-name="Table1.A2" office:value-type="string">
            <text:p text:style-name="P59">15/05/2001</text:p>
          </table:table-cell>
          <table:table-cell table:style-name="Table1.A2" office:value-type="string">
            <text:p text:style-name="P59">0.1</text:p>
          </table:table-cell>
          <table:table-cell table:style-name="Table1.A2" office:value-type="string">
            <text:p text:style-name="P59">Pequenas correções</text:p>
          </table:table-cell>
          <table:table-cell table:style-name="Table1.D2" office:value-type="string">
            <text:p text:style-name="P59">Fábio</text:p>
          </table:table-cell>
        </table:table-row>
        <table:table-row table:style-name="Table1.1">
          <table:table-cell table:style-name="Table1.A2" office:value-type="string">
            <text:p text:style-name="P59">23/05/2001</text:p>
          </table:table-cell>
          <table:table-cell table:style-name="Table1.A2" office:value-type="string">
            <text:p text:style-name="P59">0.2</text:p>
          </table:table-cell>
          <table:table-cell table:style-name="Table1.A2" office:value-type="string">
            <text:p text:style-name="P59">Revisão</text:p>
          </table:table-cell>
          <table:table-cell table:style-name="Table1.D2" office:value-type="string">
            <text:p text:style-name="P59">Fábio, Eliana</text:p>
          </table:table-cell>
        </table:table-row>
        <table:table-row table:style-name="Table1.1">
          <table:table-cell table:style-name="Table1.A2" office:value-type="string">
            <text:p text:style-name="P59">05/04/2002</text:p>
          </table:table-cell>
          <table:table-cell table:style-name="Table1.A2" office:value-type="string">
            <text:p text:style-name="P59">0.3</text:p>
          </table:table-cell>
          <table:table-cell table:style-name="Table1.A2" office:value-type="string">
            <text:p text:style-name="P59">Correções e reorganização do texto.</text:p>
          </table:table-cell>
          <table:table-cell table:style-name="Table1.D2" office:value-type="string">
            <text:p text:style-name="P59">Fábio</text:p>
          </table:table-cell>
        </table:table-row>
      </table:table>
      <text:p text:style-name="Standard"/>
      <text:p text:style-name="Standard"/>
      <text:p text:style-name="P60">Conteúdo</text:p>
      <text:table-of-content text:style-name="Sect1" text:name="Table of Contents1">
        <text:table-of-content-source text:outline-level="3" text:use-index-marks="false">
          <text:index-title-template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5.748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61">1. <text:s/>Introdução<text:tab/>1</text:p>
          <text:p text:style-name="P61">2. <text:s/>Usabilidade<text:tab/>1</text:p>
          <text:p text:style-name="P62">2.2 Acoplamento com outros sistemas <text:tab/>1</text:p>
          <text:p text:style-name="P61">3. <text:s/>Confiabilidade<text:tab/>1</text:p>
          <text:p text:style-name="P61">4. <text:s/>Desempenho<text:tab/>2</text:p>
          <text:p text:style-name="P61">5. <text:s/>Suporte<text:tab/>3</text:p>
          <text:p text:style-name="P62">5.2 Recursos necessários <text:tab/>3</text:p>
          <text:p text:style-name="P62">5.3 Treinamento de usuários <text:tab/>3</text:p>
          <text:p text:style-name="P62">5.4 CD-ROM de apoio ao cliente <text:tab/>4</text:p>
          <text:p text:style-name="P61">6. Restrições<text:tab/>4</text:p>
          <text:p text:style-name="P62">6.1 Ambiente operacional<text:tab/>4</text:p>
          <text:p text:style-name="P63">6.1.1 Serviços disponibilizados via browser <text:tab/>4</text:p>
          <text:p text:style-name="P63">6.1.2 Computador do usuário <text:tab/>4</text:p>
          <text:p text:style-name="P63">6.1.3 Emprego da linguagem de programação Java <text:tab/>4</text:p>
          <text:p text:style-name="P63">6.1.4 Emprego do servidor de W3 Apache <text:tab/>4</text:p>
          <text:p text:style-name="P63">6.1.5 Emprego dos bancos de dados Interbase ou PostgreSQL <text:tab/>4</text:p>
          <text:p text:style-name="P63">6.1.6 Browser será o Netscape 6.0, Internet Explorer 5 ou mais recentes <text:tab/>4</text:p>
          <text:p text:style-name="P63">6.1.7 Emprego do sistema operacional Linux no servidor <text:tab/>4</text:p>
          <text:p text:style-name="P61">7. Documentação<text:tab/>4</text:p>
          <text:p text:style-name="P62">7.1 Manual do Usuário <text:tab/>4</text:p>
          <text:p text:style-name="P62">7.2 Ajuda online <text:tab/>5</text:p>
          <text:p text:style-name="P62">7.3 Guia de instalação, configuração e arquivo LEIAME <text:tab/>5</text:p>
          <text:p text:style-name="P62">7.4 Curso de treinamento <text:tab/>5</text:p>
          <text:p text:style-name="P62"><text:s/>Deverá ser providenciado o material para treinamento dos usuários (slides, apostila, avaliações dos alunos, exercícios e outros recursos, caso convenientes).<text:tab/>5</text:p>
          <text:p text:style-name="P62">7.5 Rótulos e empacotamento <text:tab/>5</text:p>
          <text:p text:style-name="P62">7.6 Manual do Pós-Graduando <text:tab/>5</text:p>
          <text:p text:style-name="P62">7.7 Catálogo de Programas de Curso <text:tab/>5</text:p>
          <text:p text:style-name="P61">8. Interfaces<text:tab/>5</text:p>
          <text:p text:style-name="P62">8.1 Interfaces homem-computador<text:tab/>5</text:p>
          <text:p text:style-name="P62">8.2 Interfaces de hardware<text:tab/>5</text:p>
          <text:p text:style-name="P62">8.3 Interfaces de software<text:tab/>5</text:p>
          <text:p text:style-name="P63">8.3.1 Facilidade de futura integração com outros sistemas <text:tab/>5</text:p>
          <text:p text:style-name="P62">8.4 Interface de comunicação<text:tab/>6</text:p>
          <text:p text:style-name="P61">9. Outras questões<text:tab/>6</text:p>
          <text:p text:style-name="P62">9.1 Componentes a serem adquiridos<text:tab/>6</text:p>
          <text:p text:style-name="P62">9.2 Licença de uso<text:tab/>6</text:p>
          <text:p text:style-name="P62">9.3 Copyright<text:tab/>6</text:p>
          <text:p text:style-name="P62">9.4 Garantias<text:tab/>6</text:p>
          <text:p text:style-name="P62">9.5 Padrões a serem seguidos<text:tab/>6</text:p>
        </text:index-body>
      </text:table-of-content>
      <text:p text:style-name="P64"><text:title>Especificação Suplementar</text:title> </text:p>
      <text:p text:style-name="Standard"><text:change-start text:change-id="ct1196900136"/><text:s/><text:change-end text:change-id="ct1196900136"/><text:change-start text:change-id="ct1196901008"/><text:span text:style-name="T18">Introdução</text:span><text:change-end text:change-id="ct1196901008"/></text:p>
      <text:p text:style-name="P4"><text:span text:style-name="T6">Este documento fornece requisitos não-funcionais do </text:span><text:change text:change-id="ct1196900824"/><text:change text:change-id="ct1196901248"/><text:change-start text:change-id="ct1196901840"/><text:span text:style-name="T6">Escola</text:span><text:change-end text:change-id="ct1196901840"/><text:span text:style-name="T6">. O conteúdo aqui fornecido é derivado d</text:span><text:change text:change-id="ct1196902696"/><text:change-start text:change-id="ct1196903344"/><text:span text:style-name="T6">o conju</text:span><text:change-end text:change-id="ct1196903344"/><text:change-start text:change-id="ct1196904136"/><text:span text:style-name="T6">nto de necessidades e características contidas no documento Visão</text:span><text:change-end text:change-id="ct1196904136"/><text:change text:change-id="ct1196903184"/><text:change-start text:change-id="ct1195978064"/><text:span text:style-name="T6"> correspondente e está organizado conforme o modelo de qualidade apresentado na norma ISO/IEC 9126-1. Apenas a título de clareza, entre parênteses segue o termo em inglês do qual se obteve aquele em português.</text:span></text:p>
      <text:p text:style-name="P5"><text:change-end text:change-id="ct1195978064"/><text:change text:change-id="ct1195422560"/></text:p>
      <text:h text:style-name="Heading_20_1" text:outline-level="1"><text:change-start text:change-id="ct1196920032"/><text:s/>Funcionalidade (<text:span text:style-name="T11">functionality</text:span><text:span text:style-name="T19">)</text:span></text:h>
      <text:h text:style-name="Heading_20_2" text:outline-level="2"><text:s/>Adequabilidade (<text:span text:style-name="T11">suitability</text:span>)</text:h>
      <text:p text:style-name="Standard"/>
      <table:table table:name="Table13" table:style-name="Table13">
        <table:table-column table:style-name="Table13.A"/>
        <table:table-column table:style-name="Table13.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P65"/>
      <text:h text:style-name="Heading_20_2" text:outline-level="2"><text:s/>Acurácia (<text:span text:style-name="T11">accuracy</text:span>)</text:h>
      <text:p text:style-name="Standard"/>
      <table:table table:name="Table14" table:style-name="Table14">
        <table:table-column table:style-name="Table14.A"/>
        <table:table-column table:style-name="Table14.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h text:style-name="Heading_20_2" text:outline-level="2"><text:s/>Interoperabilidade (<text:span text:style-name="T11">interoperability</text:span>)</text:h>
      <text:p text:style-name="Standard"><text:change-end text:change-id="ct1196920032"/></text:p>
      <table:table table:name="Table15" table:style-name="Table15">
        <table:table-column table:style-name="Table15.A"/>
        <table:table-column table:style-name="Table15.B"/>
        <table:table-header-rows>
          <table:table-row>
            <table:table-cell office:value-type="string">
              <text:p text:style-name="P7"><text:change-start text:change-id="ct1196930216"/><text:change-start text:change-id="ct1196253704"/><text:change-start text:change-id="ct1214111152"/><text:change-start text:change-id="ct1213284232"/><text:change-start text:change-id="ct1213075568"/><text:change-start text:change-id="ct1190410016"/><text:change-start text:change-id="ct1199077248"/>ID<text:change-end text:change-id="ct1196930216"/><text:change-end text:change-id="ct1196253704"/><text:change-end text:change-id="ct1214111152"/><text:change-end text:change-id="ct1213284232"/><text:change-end text:change-id="ct1213075568"/><text:change-end text:change-id="ct1190410016"/><text:change-end text:change-id="ct1199077248"/></text:p>
            </table:table-cell>
            <table:table-cell office:value-type="string">
              <text:p text:style-name="P8"><text:change-start text:change-id="ct1214055616"/><text:change-start text:change-id="ct1212131728"/><text:change-start text:change-id="ct1207742472"/><text:change-start text:change-id="ct1214481600"/><text:change-start text:change-id="ct1214420128"/><text:change-start text:change-id="ct1214758264"/><text:change-start text:change-id="ct1214051112"/>Descrição<text:change-end text:change-id="ct1214055616"/><text:change-end text:change-id="ct1212131728"/><text:change-end text:change-id="ct1207742472"/><text:change-end text:change-id="ct1214481600"/><text:change-end text:change-id="ct1214420128"/><text:change-end text:change-id="ct1214758264"/><text:change-end text:change-id="ct1214051112"/></text:p>
            </table:table-cell>
          </table:table-row>
        </table:table-header-rows>
        <table:table-row>
          <table:table-cell office:value-type="string">
            <text:p text:style-name="P9"><text:change-start text:change-id="ct1214098928"/><text:change-start text:change-id="ct1214052600"/><text:change-start text:change-id="ct1214091120"/><text:change-start text:change-id="ct1214062984"/><text:change-start text:change-id="ct1214047648"/><text:change-start text:change-id="ct1214790808"/><text:change-start text:change-id="ct1207762232"/>RNF39<text:change-end text:change-id="ct1214098928"/><text:change-end text:change-id="ct1214052600"/><text:change-end text:change-id="ct1214091120"/><text:change-end text:change-id="ct1214062984"/><text:change-end text:change-id="ct1214047648"/><text:change-end text:change-id="ct1214790808"/><text:change-end text:change-id="ct1207762232"/></text:p>
          </table:table-cell>
          <table:table-cell office:value-type="string">
            <text:p text:style-name="P10"><text:change-start text:change-id="ct1195391744"/><text:change-start text:change-id="ct1214022416"/><text:change-start text:change-id="ct1209449864"/><text:change-start text:change-id="ct1213964616"/><text:change-start text:change-id="ct1214083152"/><text:change-start text:change-id="ct1207862856"/><text:change-start text:change-id="ct1214013896"/>O sistema deverá permitir acesso aos serviços a serem oferecidos via software. Desta forma, portais e softwares que façam uso de informações pertinentes poderão obtê-las através de requisições de software, sem intervenção humana. Conexão devidamente autorizada também poderá efetuar atualizações.<text:change-end text:change-id="ct1195391744"/><text:change-end text:change-id="ct1214022416"/><text:change-end text:change-id="ct1209449864"/><text:change-end text:change-id="ct1213964616"/><text:change-end text:change-id="ct1214083152"/><text:change-end text:change-id="ct1207862856"/><text:change-end text:change-id="ct1214013896"/></text:p>
          </table:table-cell>
        </table:table-row>
        <table:table-row>
          <table:table-cell office:value-type="string">
            <text:p text:style-name="P9"/>
          </table:table-cell>
          <table:table-cell office:value-type="string">
            <text:p text:style-name="P11"><text:change-start text:change-id="ct1212081672"/><text:change-start text:change-id="ct1213969504"/><text:change-start text:change-id="ct1213958720"/><text:change-start text:change-id="ct1214759656"/><text:change-start text:change-id="ct1214006392"/><text:change-start text:change-id="ct1214039528"/><text:change-start text:change-id="ct1214018872"/>A funcionalidade do sistema também poderá ser usufruída através do emprego de <text:span text:style-name="T11">browser</text:span><text:span text:style-name="T19">. Deverão ser considerados: Firefox e Internet Explorer. </text:span><text:change-end text:change-id="ct1212081672"/><text:change-end text:change-id="ct1213969504"/><text:change-end text:change-id="ct1213958720"/><text:change-end text:change-id="ct1214759656"/><text:change-end text:change-id="ct1214006392"/><text:change-end text:change-id="ct1214039528"/><text:change-end text:change-id="ct1214018872"/></text:p>
          </table:table-cell>
        </table:table-row>
        <table:table-row>
          <table:table-cell office:value-type="string">
            <text:p text:style-name="P9"><text:change-start text:change-id="ct1213977592"/><text:change-start text:change-id="ct1214085384"/><text:change-start text:change-id="ct1214063416"/><text:change-start text:change-id="ct1214009832"/><text:change-start text:change-id="ct1213325056"/><text:change-start text:change-id="ct1212078968"/><text:change-start text:change-id="ct1214030256"/>RNF40<text:change-end text:change-id="ct1213977592"/><text:change-end text:change-id="ct1214085384"/><text:change-end text:change-id="ct1214063416"/><text:change-end text:change-id="ct1214009832"/><text:change-end text:change-id="ct1213325056"/><text:change-end text:change-id="ct1212078968"/><text:change-end text:change-id="ct1214030256"/></text:p>
          </table:table-cell>
          <table:table-cell office:value-type="string">
            <text:p text:style-name="P11"><text:change-start text:change-id="ct1214105888"/><text:change-start text:change-id="ct1214097312"/><text:change-start text:change-id="ct1213258024"/><text:change-start text:change-id="ct1214101968"/><text:change-start text:change-id="ct1213998960"/><text:change-start text:change-id="ct1214032424"/><text:change-start text:change-id="ct1214107584"/>Conexão com atores Lattes e Datacapes deverá ser, inicialmente, através de arquivo contendo todas as informações desejadas por aqueles sistemas. <text:change-end text:change-id="ct1214105888"/><text:change-end text:change-id="ct1214097312"/><text:change-end text:change-id="ct1213258024"/><text:change-end text:change-id="ct1214101968"/><text:change-end text:change-id="ct1213998960"/><text:change-end text:change-id="ct1214032424"/><text:change-end text:change-id="ct1214107584"/></text:p>
          </table:table-cell>
        </table:table-row>
        <table:table-row>
          <table:table-cell office:value-type="string">
            <text:p text:style-name="P9"><text:change-start text:change-id="ct1214013744"/><text:change-start text:change-id="ct1214770256"/><text:change-start text:change-id="ct1214030952"/><text:change-start text:change-id="ct1214079976"/><text:change-start text:change-id="ct1209482296"/><text:change-start text:change-id="ct1214112136"/><text:change-start text:change-id="ct1214869888"/><text:change-start text:change-id="ct1207255416"/>RNF36</text:p>
          </table:table-cell>
          <table:table-cell office:value-type="string">
            <text:p text:style-name="P12">Interface homem-computador. Descrita em outra parte deste documento.</text:p>
          </table:table-cell>
        </table:table-row>
        <table:table-row>
          <table:table-cell office:value-type="string">
            <text:p text:style-name="P9">RNF37</text:p>
          </table:table-cell>
          <table:table-cell office:value-type="string">
            <text:p text:style-name="P12">Nenhuma interface com hardware específico se aplica.</text:p>
          </table:table-cell>
        </table:table-row>
        <table:table-row>
          <table:table-cell office:value-type="string">
            <text:p text:style-name="P9">RNF38</text:p>
          </table:table-cell>
          <table:table-cell office:value-type="string">
            <text:p text:style-name="P12">Integração com outros sistemas. Em proposta de desenvolvimento futuro deverá ser contemplada a integração deste sistema com outros. Atualmente, a inexistência de padrões torna esta integração difícil e vulnerável. Os sistemas atualmente empregados não foram preparados para tais integrações e, inclusive, desconhece-se a disponibilidade de informações para tal. A vulnerabilidade decorre da dificuldade de se implantar uma determinada integração (modelo) que não será utilizado pelos demais. Tornando esta conexão <text:span text:style-name="T11">ad hoc</text:span>, desprovida de padrão amplamente discutido pela comunidade interessada. </text:p>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h text:style-name="Heading_20_2" text:outline-level="2"><text:s/>Segurança (<text:span text:style-name="T11">security</text:span>)</text:h>
      <text:p text:style-name="Standard"><text:change-end text:change-id="ct1207255416"/></text:p>
      <table:table table:name="Table16" table:style-name="Table16">
        <table:table-column table:style-name="Table16.A"/>
        <table:table-column table:style-name="Table16.B"/>
        <table:table-header-rows>
          <table:table-row>
            <table:table-cell office:value-type="string">
              <text:p text:style-name="P7"><text:change-start text:change-id="ct1213373688"/><text:change-start text:change-id="ct1214089208"/><text:change-start text:change-id="ct1196437928"/>ID<text:change-end text:change-id="ct1213373688"/><text:change-end text:change-id="ct1214089208"/><text:change-end text:change-id="ct1196437928"/></text:p>
            </table:table-cell>
            <table:table-cell office:value-type="string">
              <text:p text:style-name="P8"><text:change-start text:change-id="ct1214777416"/><text:change-start text:change-id="ct1214002400"/><text:change-start text:change-id="ct1214058944"/>Descrição<text:change-end text:change-id="ct1214777416"/><text:change-end text:change-id="ct1214002400"/><text:change-end text:change-id="ct1214058944"/></text:p>
            </table:table-cell>
          </table:table-row>
        </table:table-header-rows>
        <table:table-row>
          <table:table-cell office:value-type="string">
            <text:p text:style-name="P9"><text:change-start text:change-id="ct1214931792"/><text:change-start text:change-id="ct1213318488"/><text:change-start text:change-id="ct1214836288"/>RNF6<text:change-end text:change-id="ct1214931792"/><text:change-end text:change-id="ct1213318488"/><text:change-end text:change-id="ct1214836288"/></text:p>
          </table:table-cell>
          <table:table-cell office:value-type="string">
            <text:p text:style-name="P12"><text:change-start text:change-id="ct1207807904"/><text:change-start text:change-id="ct1214101744"/><text:change-start text:change-id="ct1214847584"/>Apenas usuários autorizados têm acesso ao sistema e conforme a operação requisitada. Um usuário só terá acesso a um dado serviço se e somente se possuir autorização para tal. Em conseqüência, o sistema deverá reconhecê-lo como usuário (a identificação e senha correspondentes) e o período no qual esta relação é válida. A senha também poderá possuir um período de validade, exigindo que o usuário faça a devida alteração quando o período pertinente for expirado. Ainda deverá estar associado a uma categoria, que fornece o conjunto de serviços ao qual um dado usuário tem acesso. Por último, deverá haver um controle para permitir que uma categoria ou parte de uma categoria possam ser “impedidos” temporariamente de interagir com o sistema. </text:p>
            <text:p text:style-name="P32"/>
            <text:p text:style-name="P11">Em alguns casos, a sensibilidade da operação poderá requisitar informações adicionais e pessoais do usuário para que esta possa ser executada sem dúvidas quanto ao privilégio oferecido ao usuário. Nestes casos, por exemplo, poderá ser requisitado o mês e ano de nascimento do usuário, disciplina que está ministrando no momento e primeiro nome da mãe, entre muitas outras.<text:change-end text:change-id="ct1207807904"/><text:change-end text:change-id="ct1214101744"/><text:change-end text:change-id="ct1214847584"/></text:p>
          </table:table-cell>
        </table:table-row>
        <table:table-row>
          <table:table-cell office:value-type="string">
            <text:p text:style-name="P9"><text:change-start text:change-id="ct1207897160"/><text:change-start text:change-id="ct1214359712"/><text:change-start text:change-id="ct1213377232"/>RNF7<text:change-end text:change-id="ct1207897160"/><text:change-end text:change-id="ct1214359712"/><text:change-end text:change-id="ct1213377232"/></text:p>
          </table:table-cell>
          <table:table-cell office:value-type="string">
            <text:p text:style-name="P11"><text:change-start text:change-id="ct1213997976"/><text:change-start text:change-id="ct1197400488"/><text:change-start text:change-id="ct1214056088"/>Controle de acesso pode envolver origem da requisição. Embora o sistema faça uso de <text:span text:style-name="T11">browsers </text:span>e de protocolos de comunicação típicos da Internet, <text:s/>Tarefas de “grande repercussão”, conforme serão definidas, poderão estar restritas ao âmbito da UFGNet. <text:change-end text:change-id="ct1213997976"/><text:change-end text:change-id="ct1197400488"/><text:change-end text:change-id="ct1214056088"/></text:p>
          </table:table-cell>
        </table:table-row>
        <table:table-row>
          <table:table-cell office:value-type="string">
            <text:p text:style-name="P9"><text:change-start text:change-id="ct1213994968"/><text:change-start text:change-id="ct1214054520"/><text:change-start text:change-id="ct1214017776"/><text:change-start text:change-id="ct1196943840"/>RNF9</text:p>
          </table:table-cell>
          <table:table-cell office:value-type="string">
            <text:p text:style-name="P11">Deverá ser proposto um <text:span text:style-name="T11">Plano de Ação Social</text:span><text:span text:style-name="T19"> para conscientização</text:span> de usuários. Um dos principais “pontos fracos” da segurança de sistemas está na postura dos usuários. Um programa de conscientização contínuo deverá ser implantado. Espera-se que antes mesmo da introdução do sistema, todos os usuários já tenham conhecimento de aspectos básicos de segurança e estejam aptos a executá-los. Algumas das idéias a serem divulgadas incluem: senha é pessoal e intransferível; senha não se anota; senha não se diz, seja pessoalmente, por telefone ou outro meio, entre outras. O <text:span text:style-name="T11">Plano de Implantação </text:span>deverá conter detalhes sobre o assunto.</text:p>
          </table:table-cell>
        </table:table-row>
        <table:table-row>
          <table:table-cell office:value-type="string">
            <text:p text:style-name="P9">RNF10</text:p>
          </table:table-cell>
          <table:table-cell office:value-type="string">
            <text:p text:style-name="P11">Registro da execução de serviço. Informação do instante da requisição, do usuário que requisita um serviço e o serviço, propriamente dito, deverá ser mantida para que seja possível acompanhar o emprego do sistema por parte de seus usuários. Outras informações poderão ser registradas, bem como configurado o conjunto de itens a ser auditorado.</text:p>
          </table:table-cell>
        </table:table-row>
      </table:table>
      <text:p text:style-name="Standard"/>
      <text:h text:style-name="Heading_20_2" text:outline-level="2"><text:s/>Conformidade (<text:span text:style-name="T11">compliance</text:span>)</text:h>
      <text:p text:style-name="Standard"><text:change-end text:change-id="ct1196943840"/></text:p>
      <table:table table:name="Table17" table:style-name="Table17">
        <table:table-column table:style-name="Table17.A"/>
        <table:table-column table:style-name="Table17.B"/>
        <table:table-header-rows>
          <table:table-row>
            <table:table-cell office:value-type="string">
              <text:p text:style-name="P7"><text:change-start text:change-id="ct1209500368"/><text:change-start text:change-id="ct1199079064"/><text:change-start text:change-id="ct1214623952"/><text:change-start text:change-id="ct1196157664"/><text:change-start text:change-id="ct1214657512"/><text:change-start text:change-id="ct1214086664"/>ID<text:change-end text:change-id="ct1209500368"/><text:change-end text:change-id="ct1199079064"/><text:change-end text:change-id="ct1214623952"/><text:change-end text:change-id="ct1196157664"/><text:change-end text:change-id="ct1214657512"/><text:change-end text:change-id="ct1214086664"/></text:p>
            </table:table-cell>
            <table:table-cell office:value-type="string">
              <text:p text:style-name="P8"><text:change-start text:change-id="ct1214858704"/><text:change-start text:change-id="ct1209508040"/><text:change-start text:change-id="ct1214054960"/><text:change-start text:change-id="ct1213439984"/><text:change-start text:change-id="ct1195334512"/><text:change-start text:change-id="ct1196474552"/>Descrição<text:change-end text:change-id="ct1214858704"/><text:change-end text:change-id="ct1209508040"/><text:change-end text:change-id="ct1214054960"/><text:change-end text:change-id="ct1213439984"/><text:change-end text:change-id="ct1195334512"/><text:change-end text:change-id="ct1196474552"/></text:p>
            </table:table-cell>
          </table:table-row>
        </table:table-header-rows>
        <table:table-row>
          <table:table-cell office:value-type="string">
            <text:p text:style-name="P9"><text:change-start text:change-id="ct1213412848"/><text:change-start text:change-id="ct1195978448"/><text:change-start text:change-id="ct1214056960"/><text:change-start text:change-id="ct1213376968"/><text:change-start text:change-id="ct1209506480"/><text:change-start text:change-id="ct1214649928"/>RNF4<text:change-end text:change-id="ct1213412848"/><text:change-end text:change-id="ct1195978448"/><text:change-end text:change-id="ct1214056960"/><text:change-end text:change-id="ct1213376968"/><text:change-end text:change-id="ct1209506480"/><text:change-end text:change-id="ct1214649928"/></text:p>
          </table:table-cell>
          <table:table-cell office:value-type="string">
            <text:p text:style-name="P12"><text:change-start text:change-id="ct1214017040"/><text:change-start text:change-id="ct1214017920"/><text:change-start text:change-id="ct1133770040"/><text:change-start text:change-id="ct1214935256"/><text:change-start text:change-id="ct1214048184"/><text:change-start text:change-id="ct1214071496"/>Auxiliar cumprimento de regras. Muitos são os processos e atividades da pós-graduação, resultando em considerável conjunto de regras e normas (veja documento <text:a xlink:type="simple" xlink:href="http://www.inf.ufg.br/~fabio/abare/artifacts/requirements/regras.htm"><text:span text:style-name="T13">Regras</text:span></text:a>), muitas delas laboriosas e cujas execuções são propensas a erros. Trancamento de disciplina, por exemplo, só pode ser efetuado enquanto ainda não se transcorreu determinado percentual da disciplina, que pode estar sendo ministrada de forma não uniforme. Nestes casos, o sistema deverá auxiliar o usuário, não só informando uma eventual ausência de cumprimento das regras estabelecidas, mas também, informando aquelas que deverão ser aplicadas, por exemplo, exclusão de aluno após ter transcorrido o prazo máximo para conclusão. <text:change-end text:change-id="ct1214017040"/><text:change-end text:change-id="ct1214017920"/><text:change-end text:change-id="ct1133770040"/><text:change-end text:change-id="ct1214935256"/><text:change-end text:change-id="ct1214048184"/><text:change-end text:change-id="ct1214071496"/></text:p>
          </table:table-cell>
        </table:table-row>
        <table:table-row>
          <table:table-cell office:value-type="string">
            <text:p text:style-name="P9"><text:change-start text:change-id="ct1196353520"/><text:change-start text:change-id="ct1214630056"/><text:change-start text:change-id="ct1213422656"/><text:change-start text:change-id="ct1212117296"/><text:change-start text:change-id="ct1213959088"/><text:change-start text:change-id="ct1196407224"/>RNF5<text:change-end text:change-id="ct1196353520"/><text:change-end text:change-id="ct1214630056"/><text:change-end text:change-id="ct1213422656"/><text:change-end text:change-id="ct1212117296"/><text:change-end text:change-id="ct1213959088"/><text:change-end text:change-id="ct1196407224"/></text:p>
          </table:table-cell>
          <table:table-cell office:value-type="string">
            <text:p text:style-name="P12"><text:change-start text:change-id="ct1214372224"/><text:change-start text:change-id="ct1213958928"/><text:change-start text:change-id="ct1213976704"/><text:change-start text:change-id="ct1214111328"/><text:change-start text:change-id="ct1197321840"/><text:change-start text:change-id="ct1213973120"/>Gerar documentos consistentes. Assegurar que os documentos gerados são legais ou, noutras palavras, não ferem regras estabelecidas.<text:change-end text:change-id="ct1214372224"/><text:change-end text:change-id="ct1213958928"/><text:change-end text:change-id="ct1213976704"/><text:change-end text:change-id="ct1214111328"/><text:change-end text:change-id="ct1197321840"/><text:change-end text:change-id="ct1213973120"/></text:p>
          </table:table-cell>
        </table:table-row>
        <table:table-row>
          <table:table-cell office:value-type="string">
            <text:p text:style-name="P9"><text:change-start text:change-id="ct1214098752"/><text:change-start text:change-id="ct1213156296"/><text:change-start text:change-id="ct1214675352"/><text:change-start text:change-id="ct1214540568"/><text:change-start text:change-id="ct1214881640"/><text:change-start text:change-id="ct1196405208"/><text:change-start text:change-id="ct1196957304"/>RNF11</text:p>
          </table:table-cell>
          <table:table-cell office:value-type="string">
            <text:p text:style-name="P11">Nem todas as situações de operação do sistema podem ser antecipadas e, em conseqüência, para evitar que serviço deixe de ser usufruído legalmente por uma destas situações, mesmo que contrariando o vencimento de uma data, por exemplo, um papel imediatamente superior àquele típico de uma operação poderá executar a operação considerada “indisponível”. Os usuários estão organizados em uma hierarquia muito bem definida. Veja documento <text:span text:style-name="T11">Visão</text:span> para detalhes.</text:p>
          </table:table-cell>
        </table:table-row>
        <table:table-row>
          <table:table-cell office:value-type="string">
            <text:p text:style-name="P9"/>
          </table:table-cell>
          <table:table-cell office:value-type="string">
            <text:p text:style-name="P12"/>
          </table:table-cell>
        </table:table-row>
      </table:table>
      <text:p text:style-name="Standard"/>
      <text:p text:style-name="Standard"><text:change-end text:change-id="ct1196957304"/><text:change text:change-id="ct1196957472"/><text:change-start text:change-id="ct1214007056"/></text:p>
      <text:h text:style-name="Heading_20_1" text:outline-level="1"><text:s/>Confiabilidade (<text:span text:style-name="T11">reliability</text:span><text:span text:style-name="T19">)</text:span></text:h>
      <text:h text:style-name="Heading_20_2" text:outline-level="2"><text:s/>Maturidade (<text:span text:style-name="T11">maturity</text:span>)</text:h>
      <text:p text:style-name="Standard"/>
      <table:table table:name="Table18" table:style-name="Table18">
        <table:table-column table:style-name="Table18.A"/>
        <table:table-column table:style-name="Table18.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h text:style-name="Heading_20_2" text:outline-level="2"><text:s/>Tolerância a falhas (<text:span text:style-name="T11">fault tolerance</text:span>)</text:h>
      <text:p text:style-name="Standard"/>
      <table:table table:name="Table19" table:style-name="Table19">
        <table:table-column table:style-name="Table19.A"/>
        <table:table-column table:style-name="Table19.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p text:style-name="Standard"/>
      <text:h text:style-name="Heading_20_2" text:outline-level="2"><text:s/>Recuperabilidade (<text:span text:style-name="T11">recoverability</text:span>)</text:h>
      <text:p text:style-name="Standard"><text:change-end text:change-id="ct1214007056"/></text:p>
      <table:table table:name="Table20" table:style-name="Table20">
        <table:table-column table:style-name="Table20.A"/>
        <table:table-column table:style-name="Table20.B"/>
        <table:table-header-rows>
          <table:table-row>
            <table:table-cell office:value-type="string">
              <text:p text:style-name="P7"><text:change-start text:change-id="ct1214107704"/>ID<text:change-end text:change-id="ct1214107704"/></text:p>
            </table:table-cell>
            <table:table-cell office:value-type="string">
              <text:p text:style-name="P8"><text:change-start text:change-id="ct1196403432"/>Descrição<text:change-end text:change-id="ct1196403432"/></text:p>
            </table:table-cell>
          </table:table-row>
        </table:table-header-rows>
        <table:table-row>
          <table:table-cell office:value-type="string">
            <text:p text:style-name="P9"><text:change-start text:change-id="ct1213326832"/><text:change-start text:change-id="ct1195792544"/>RNF8</text:p>
          </table:table-cell>
          <table:table-cell office:value-type="string">
            <text:p text:style-name="P11">O sistema deverá gerar (a) sob requisição em determinado instante de tempo ou (b) conforme a freqüência estabelecida, cópias de segurança. Cada cópia de segurança deverá funcionar como um ponto de controle, ou seja, em caso de algum acidente com informações ou hardware, uma cópia de segurança pode ser empregada para restaurar o sistema para o mesmo contexto correspondente à cópia de segurança empregada. O documento<text:span text:style-name="T11"> Plano de Cópias de Segurança </text:span>deverá estabelecer a freqüência e a forma de realização das cópias de segurança, inclusive o armazenamento em locais distintos, por exemplo.</text:p>
          </table:table-cell>
        </table:table-row>
        <table:table-row>
          <table:table-cell office:value-type="string">
            <text:p text:style-name="P9"/>
          </table:table-cell>
          <table:table-cell office:value-type="string">
            <text:p text:style-name="P11">Um <text:span text:style-name="T11">Plano de Recuperação </text:span><text:span text:style-name="T19">deverá ser definido para instruir o administrador do sistema acerca dos procedimentos apropriados quando da ocorrência de algum incidente que exija a restauração do sistema para o estado de algum ponto no passado, registrado por uma cópia de segurança.</text:span></text:p>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h text:style-name="Heading_20_2" text:outline-level="2"><text:s/>Confiabilidade (<text:span text:style-name="T11">reliability</text:span>)</text:h>
      <text:p text:style-name="Standard"/>
      <table:table table:name="Table21" table:style-name="Table21">
        <table:table-column table:style-name="Table21.A"/>
        <table:table-column table:style-name="Table21.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h text:style-name="Heading_20_2" text:outline-level="2"><text:s/>Conformidade (<text:span text:style-name="T11">compliance</text:span>)</text:h>
      <text:p text:style-name="Standard"/>
      <table:table table:name="Table22" table:style-name="Table22">
        <table:table-column table:style-name="Table22.A"/>
        <table:table-column table:style-name="Table22.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p text:style-name="Standard"/>
      <text:p text:style-name="Standard"/>
      <text:p text:style-name="P66"/>
      <text:h text:style-name="Heading_20_1" text:outline-level="1"><text:change-end text:change-id="ct1195792544"/><text:change text:change-id="ct1197007832"/><text:change-start text:change-id="ct1195432864"/><text:s/><text:change-end text:change-id="ct1195432864"/>Usabilidade<text:change-start text:change-id="ct1197088824"/> (<text:span text:style-name="T11">usability</text:span><text:span text:style-name="T19">)</text:span></text:h>
      <text:h text:style-name="Heading_20_2" text:outline-level="2"><text:s/>Compreensibilidade (<text:span text:style-name="T11">understandability</text:span>)</text:h>
      <text:p text:style-name="Standard"/>
      <table:table table:name="Table23" table:style-name="Table23">
        <table:table-column table:style-name="Table23.A"/>
        <table:table-column table:style-name="Table23.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h text:style-name="Heading_20_2" text:outline-level="2"><text:s/>Facilidade de aprender (<text:span text:style-name="T11">learnability</text:span>)</text:h>
      <text:p text:style-name="Standard"/>
      <table:table table:name="Table24" table:style-name="Table24">
        <table:table-column table:style-name="Table24.A"/>
        <table:table-column table:style-name="Table24.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h text:style-name="Heading_20_2" text:outline-level="2"><text:s/>Operacionalidade (<text:span text:style-name="T11">operability</text:span>)</text:h>
      <text:p text:style-name="Standard"/>
      <table:table table:name="Table25" table:style-name="Table25">
        <table:table-column table:style-name="Table25.A"/>
        <table:table-column table:style-name="Table25.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h text:style-name="Heading_20_2" text:outline-level="2"><text:s/>Atratividade (<text:span text:style-name="T11">attractiveness</text:span>)</text:h>
      <text:p text:style-name="Standard"/>
      <table:table table:name="Table26" table:style-name="Table26">
        <table:table-column table:style-name="Table26.A"/>
        <table:table-column table:style-name="Table26.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h text:style-name="Heading_20_2" text:outline-level="2"><text:s/>Usabilidade (<text:span text:style-name="T11">usability</text:span><text:span text:style-name="T19">)</text:span></text:h>
      <text:p text:style-name="Standard"/>
      <table:table table:name="Table27" table:style-name="Table27">
        <table:table-column table:style-name="Table27.A"/>
        <table:table-column table:style-name="Table27.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p text:style-name="Standard"/>
      <text:h text:style-name="Heading_20_2" text:outline-level="2"><text:s/>Conformidade (<text:span text:style-name="T11">compliance</text:span>)</text:h>
      <text:p text:style-name="Standard"/>
      <table:table table:name="Table28" table:style-name="Table28">
        <table:table-column table:style-name="Table28.A"/>
        <table:table-column table:style-name="Table28.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p text:style-name="P66"/>
      <text:p text:style-name="P66"><text:change-end text:change-id="ct1197088824"/></text:p>
      <text:change-start text:change-id="ct1197099344"/>
      <table:table table:name="Table6" table:style-name="Table6">
        <table:table-column table:style-name="Table6.A"/>
        <table:table-column table:style-name="Table6.B"/>
        <table:table-header-rows>
          <table:table-row>
            <table:table-cell office:value-type="string">
              <text:p text:style-name="P7">ID</text:p>
            </table:table-cell>
            <table:table-cell office:value-type="string">
              <text:p text:style-name="P8">Nome e descrição</text:p>
            </table:table-cell>
          </table:table-row>
        </table:table-header-rows>
        <table:table-row>
          <table:table-cell office:value-type="string">
            <text:p text:style-name="P9">RNF1</text:p>
          </table:table-cell>
          <table:table-cell office:value-type="string">
            <text:p text:style-name="P12">Uso efetivo após treinamento máximo de 12h. Todo e qualquer usuário deverá interagir de forma satisfatória com o sistema após treinamento de, no máximo de 12 horas. O treinamento não necessariamente será contíguo. Por efetividade entenda a execução satisfatória de pelo menos 50% do serviços oferecidos pelo sistema (aqueles mais freqüentes).</text:p>
          </table:table-cell>
        </table:table-row>
        <table:table-row>
          <table:table-cell office:value-type="string">
            <text:p text:style-name="P9">RNF2</text:p>
          </table:table-cell>
          <table:table-cell office:value-type="string">
            <text:p text:style-name="P12">Interface via internet. Todas as operações do sistema serão executadas, preferencialmente, via <text:span text:style-name="T11">browser</text:span> — ferramenta de uso típico da comunidade de usuários. Não existe nenhum padrão de interface a ser seguido. O projeto do <text:span text:style-name="T11">look and feel </text:span>do sistema, contudo, deverá estabelecer uma “identidade visual e de comportamento” à toda interação com o sistema.</text:p>
          </table:table-cell>
        </table:table-row>
        <table:table-row>
          <table:table-cell office:value-type="string">
            <text:p text:style-name="P9">RNF3</text:p>
          </table:table-cell>
          <table:table-cell office:value-type="string">
            <text:p text:style-name="P12">Nota mínima 6 para a avaliação da interface. Em uma faixa de valores de 0 a 10, inclusive, os coordenadores da pós-graduação e os usuários da Pró-Reitoria de Pesquisa e Pós-Graduação deverão fornecer uma nota para a qualidade da interação com o sistema. A média considerada satisfatória deverá ser superior ou igual a 6.</text:p>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P67"><text:change-end text:change-id="ct1197099344"/></text:p>
      <text:p text:style-name="P13"><text:change text:change-id="ct1195886992"/><text:change text:change-id="ct1197105968"/><text:change text:change-id="ct1195862656"/><text:change text:change-id="ct1197105168"/><text:change text:change-id="ct1195881704"/><text:change text:change-id="ct1197088928"/><text:change text:change-id="ct1197099544"/></text:p>
      <text:p text:style-name="P18"><text:change-start text:change-id="ct1197289992"/></text:p>
      <text:h text:style-name="Heading_20_1" text:outline-level="1"><text:s/>Eficiência (<text:span text:style-name="T11">efficiency</text:span>)</text:h>
      <text:h text:style-name="Heading_20_2" text:outline-level="2"><text:s/>Comportamento temporal (<text:span text:style-name="T11">time behaviour</text:span>)</text:h>
      <text:p text:style-name="Standard"/>
      <table:table table:name="Table29" table:style-name="Table29">
        <table:table-column table:style-name="Table29.A"/>
        <table:table-column table:style-name="Table29.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h text:style-name="Heading_20_2" text:outline-level="2"><text:s/>Utilização de recurso (<text:span text:style-name="T11">resource utilisation</text:span>)</text:h>
      <text:p text:style-name="Standard"/>
      <table:table table:name="Table30" table:style-name="Table30">
        <table:table-column table:style-name="Table30.A"/>
        <table:table-column table:style-name="Table30.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p text:style-name="Standard"/>
      <text:h text:style-name="Heading_20_2" text:outline-level="2"><text:s/>Eficiência (<text:span text:style-name="T11">efficiency</text:span>)</text:h>
      <text:p text:style-name="Standard"/>
      <table:table table:name="Table31" table:style-name="Table31">
        <table:table-column table:style-name="Table31.A"/>
        <table:table-column table:style-name="Table31.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h text:style-name="Heading_20_2" text:outline-level="2"><text:s/>Conformidade (<text:span text:style-name="T11">compliance</text:span>)</text:h>
      <text:p text:style-name="Standard"/>
      <table:table table:name="Table32" table:style-name="Table32">
        <table:table-column table:style-name="Table32.A"/>
        <table:table-column table:style-name="Table32.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p text:style-name="Standard"/>
      <text:p text:style-name="Standard"/>
      <text:h text:style-name="Heading_20_1" text:outline-level="1"><text:s/>Manutenibilidade (<text:span text:style-name="T11">maintainability</text:span>)</text:h>
      <text:h text:style-name="Heading_20_2" text:outline-level="2"><text:s/>Analisabilidade (<text:span text:style-name="T11">analysability</text:span>)</text:h>
      <text:p text:style-name="Standard"/>
      <text:p text:style-name="Standard"/>
      <text:h text:style-name="Heading_20_2" text:outline-level="2"><text:s/>Modificabilidade (<text:span text:style-name="T11">changeability</text:span>)</text:h>
      <text:p text:style-name="Standard"/>
      <table:table table:name="Table33" table:style-name="Table33">
        <table:table-column table:style-name="Table33.A"/>
        <table:table-column table:style-name="Table33.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p text:style-name="Standard"/>
      <text:h text:style-name="Heading_20_2" text:outline-level="2"><text:s/>Estabilidade (<text:span text:style-name="T11">stability</text:span>)</text:h>
      <text:p text:style-name="Standard"/>
      <table:table table:name="Table34" table:style-name="Table34">
        <table:table-column table:style-name="Table34.A"/>
        <table:table-column table:style-name="Table34.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h text:style-name="Heading_20_2" text:outline-level="2"><text:s/>Testabilidade (<text:span text:style-name="T11">testability</text:span>)</text:h>
      <text:p text:style-name="Standard"/>
      <table:table table:name="Table35" table:style-name="Table35">
        <table:table-column table:style-name="Table35.A"/>
        <table:table-column table:style-name="Table35.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h text:style-name="Heading_20_2" text:outline-level="2"><text:s/>Manutenibilidade (<text:span text:style-name="T11">maintenability</text:span>)</text:h>
      <text:p text:style-name="Standard"/>
      <table:table table:name="Table36" table:style-name="Table36">
        <table:table-column table:style-name="Table36.A"/>
        <table:table-column table:style-name="Table36.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h text:style-name="Heading_20_2" text:outline-level="2"><text:s/>Conformidade (<text:span text:style-name="T11">compliance</text:span>)</text:h>
      <text:p text:style-name="Standard"/>
      <table:table table:name="Table37" table:style-name="Table37">
        <table:table-column table:style-name="Table37.A"/>
        <table:table-column table:style-name="Table37.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h text:style-name="Heading_20_1" text:outline-level="1"><text:s/>Portabilidade (<text:span text:style-name="T11">portability</text:span>)</text:h>
      <text:h text:style-name="Heading_20_2" text:outline-level="2"><text:s/>Adaptabilidade (<text:span text:style-name="T11">adaptability</text:span>)</text:h>
      <text:p text:style-name="Standard"/>
      <table:table table:name="Table38" table:style-name="Table38">
        <table:table-column table:style-name="Table38.A"/>
        <table:table-column table:style-name="Table38.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h text:style-name="Heading_20_2" text:outline-level="2"><text:s/>Facilidade de instalação (<text:span text:style-name="T11">installability</text:span>)</text:h>
      <text:p text:style-name="Standard"/>
      <table:table table:name="Table39" table:style-name="Table39">
        <table:table-column table:style-name="Table39.A"/>
        <table:table-column table:style-name="Table39.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p text:style-name="Standard"/>
      <text:h text:style-name="Heading_20_2" text:outline-level="2"><text:s/>Coexistência (<text:span text:style-name="T11">co-existence</text:span>)</text:h>
      <text:p text:style-name="Standard"/>
      <table:table table:name="Table40" table:style-name="Table40">
        <table:table-column table:style-name="Table40.A"/>
        <table:table-column table:style-name="Table40.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h text:style-name="Heading_20_2" text:outline-level="2"><text:s/>Facilidade de ser substituído (<text:span text:style-name="T11">replaceability</text:span>)</text:h>
      <text:p text:style-name="Standard"/>
      <table:table table:name="Table41" table:style-name="Table41">
        <table:table-column table:style-name="Table41.A"/>
        <table:table-column table:style-name="Table41.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p text:style-name="Standard"/>
      <text:h text:style-name="Heading_20_2" text:outline-level="2"><text:s/>Portabilidade (<text:span text:style-name="T11">portability</text:span><text:span text:style-name="T19">)</text:span></text:h>
      <text:p text:style-name="Standard"/>
      <table:table table:name="Table42" table:style-name="Table42">
        <table:table-column table:style-name="Table42.A"/>
        <table:table-column table:style-name="Table42.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h text:style-name="Heading_20_2" text:outline-level="2"><text:s/>Conformidade (<text:span text:style-name="T11">compliance</text:span>)</text:h>
      <text:p text:style-name="Standard"/>
      <table:table table:name="Table43" table:style-name="Table43">
        <table:table-column table:style-name="Table43.A"/>
        <table:table-column table:style-name="Table43.B"/>
        <table:table-header-rows>
          <table:table-row>
            <table:table-cell office:value-type="string">
              <text:p text:style-name="P7">ID</text:p>
            </table:table-cell>
            <table:table-cell office:value-type="string">
              <text:p text:style-name="P8">Descrição</text:p>
            </table:table-cell>
          </table:table-row>
        </table:table-header-rows>
        <table:table-row>
          <table:table-cell office:value-type="string">
            <text:p text:style-name="P9"/>
          </table:table-cell>
          <table:table-cell office:value-type="string">
            <text:p text:style-name="P10"/>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Standard"/>
      <text:p text:style-name="P18"/>
      <text:p text:style-name="P18"/>
      <text:p text:style-name="P18"/>
      <text:p text:style-name="P18"/>
      <text:p text:style-name="P18"><text:bookmark-start text:name="REQNYIA86"/><text:bookmark-end text:name="REQNYIA86"/><text:change-end text:change-id="ct1197289992"/><text:change text:change-id="ct1197296168"/></text:p>
      <text:p text:style-name="P13"><text:change text:change-id="ct1197294504"/></text:p>
      <text:p text:style-name="P19"><text:change text:change-id="ct1195881216"/></text:p>
      <text:p text:style-name="P68"/>
      <text:h text:style-name="Heading_20_1" text:outline-level="1"><text:change-start text:change-id="ct1195332400"/><text:s/><text:change-end text:change-id="ct1195332400"/>Confiabilidade<text:change-start text:change-id="ct1197294608"/></text:h>
      <text:p text:style-name="Standard"><text:change-end text:change-id="ct1197294608"/></text:p>
      <table:table table:name="Table7" table:style-name="Table7">
        <table:table-column table:style-name="Table7.A"/>
        <table:table-column table:style-name="Table7.B"/>
        <table:table-header-rows>
          <table:table-row>
            <table:table-cell office:value-type="string">
              <text:p text:style-name="P7"><text:change-start text:change-id="ct1197299144"/>ID<text:change-end text:change-id="ct1197299144"/></text:p>
            </table:table-cell>
            <table:table-cell office:value-type="string">
              <text:p text:style-name="P8"><text:change-start text:change-id="ct1197299752"/>Nome e descrição<text:change-end text:change-id="ct1197299752"/></text:p>
            </table:table-cell>
          </table:table-row>
        </table:table-header-rows>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1"/>
          </table:table-cell>
        </table:table-row>
        <table:table-row>
          <table:table-cell office:value-type="string">
            <text:p text:style-name="P9"><text:change-start text:change-id="ct1197322136"/>RNF12<text:change-end text:change-id="ct1197322136"/></text:p>
          </table:table-cell>
          <table:table-cell office:value-type="string">
            <text:p text:style-name="P11"><text:change-start text:change-id="ct1197331248"/>Sistema não executa tarefa irregular. Conforme comentado acima, se uma regra não é satisfeita, qualquer que seja o motivo, então o sistema não irá executar a tarefa correspondente. Por exemplo, após exaurido o prazo para matrícula, a coordenação do programa não poderá executar a matrícula de um dado aluno. Nestes casos, o sistema irá informar o usuário o motivo da irregularidade. Excepcionalmente, contudo, conforme requisito anterior, tal tarefa poderá ser realizada.<text:change-end text:change-id="ct1197331248"/></text:p>
          </table:table-cell>
        </table:table-row>
        <table:table-row>
          <table:table-cell office:value-type="string">
            <text:p text:style-name="P9"><text:change-start text:change-id="ct1197331456"/>RNF13<text:change-end text:change-id="ct1197331456"/></text:p>
          </table:table-cell>
          <table:table-cell office:value-type="string">
            <text:p text:style-name="P11"><text:change-start text:change-id="ct1197328928"/>Horário padrão de disponibilidade do sistema. O sistema deverá estar apto para operação todos os dias úteis, das segundas-feiras às sextas-feiras, das 7h30min às 17h30min. O administrador do sistema, contudo, sob ordem da administração superior, poderá manter o sistema em operação em outros períodos.<text:change-end text:change-id="ct1197328928"/></text:p>
          </table:table-cell>
        </table:table-row>
        <table:table-row>
          <table:table-cell office:value-type="string">
            <text:p text:style-name="P9"><text:change-start text:change-id="ct1197329792"/>RNF14<text:change-end text:change-id="ct1197329792"/></text:p>
          </table:table-cell>
          <table:table-cell office:value-type="string">
            <text:p text:style-name="P11"><text:change-start text:change-id="ct1197328296"/>Alternativa para situação de indisponibilidade. A disponibilidade do sistema jamais poderá ser garantida em 100% do tempo. Em conseqüência, é preciso se antecipar a situações indesejáveis e definir “rotas” alternativas de ação. Após cessado o motivo da indisponibilidade, deverá haver retomada “gradual” e “natural” do emprego do sistema.<text:change-end text:change-id="ct1197328296"/></text:p>
          </table:table-cell>
        </table:table-row>
        <table:table-row>
          <table:table-cell office:value-type="string">
            <text:p text:style-name="P9"><text:change-start text:change-id="ct1197335632"/>RNF15<text:change-end text:change-id="ct1197335632"/></text:p>
          </table:table-cell>
          <table:table-cell office:value-type="string">
            <text:p text:style-name="P11"><text:change-start text:change-id="ct1197337424"/>Disponibilidade superior a 90% do tempo útil semanal. Entre as 40 horas semanais de trabalho, espera-se que, em pelo menos 36 delas o presente sistema esteja operando normalmente. As demais 4 horas poderão ser consumidas em reparos e atividades de manutenção emergenciais. <text:change-end text:change-id="ct1197337424"/></text:p>
          </table:table-cell>
        </table:table-row>
        <table:table-row>
          <table:table-cell office:value-type="string">
            <text:p text:style-name="P9"><text:change-start text:change-id="ct1197338688"/>RNF16<text:change-end text:change-id="ct1197338688"/></text:p>
          </table:table-cell>
          <table:table-cell office:value-type="string">
            <text:p text:style-name="P11"><text:change-start text:change-id="ct1197338888"/>Coordenações e instâncias superiores terão prioridade em situações de sobrecarga. Mesmo quando grande número de usuários requisita serviços concorrentemente, as coordenações de pós-graduação e categorias superiores deverão ter acesso garantido. Demais categorias poderão ter suas requisições postergadas, nestas circunstâncias.<text:change-end text:change-id="ct1197338888"/></text:p>
          </table:table-cell>
        </table:table-row>
        <table:table-row>
          <table:table-cell office:value-type="string">
            <text:p text:style-name="P9"/>
          </table:table-cell>
          <table:table-cell office:value-type="string">
            <text:p text:style-name="P11"/>
          </table:table-cell>
        </table:table-row>
        <table:table-row>
          <table:table-cell office:value-type="string">
            <text:p text:style-name="P9"/>
          </table:table-cell>
          <table:table-cell office:value-type="string">
            <text:p text:style-name="P11"/>
          </table:table-cell>
        </table:table-row>
      </table:table>
      <text:p text:style-name="P21"><text:bookmark-start text:name="REQCTAY72"/><text:change text:change-id="ct1196268552"/><text:change text:change-id="ct1197349344"/><text:change text:change-id="ct1196271112"/><text:change text:change-id="ct1195816176"/><text:change text:change-id="ct1195816656"/><text:change text:change-id="ct1195811200"/><text:change text:change-id="ct1196272624"/><text:change text:change-id="ct1197349240"/><text:change text:change-id="ct1197349136"/><text:change text:change-id="ct1197349032"/><text:change text:change-id="ct1197348928"/><text:change text:change-id="ct1195812104"/><text:change text:change-id="ct1195812328"/><text:change text:change-id="ct1195814784"/><text:change text:change-id="ct1197345096"/><text:change text:change-id="ct1197344992"/><text:change text:change-id="ct1197345216"/><text:change text:change-id="ct1197348824"/><text:change text:change-id="ct1197348720"/><text:change text:change-id="ct1197345440"/><text:change text:change-id="ct1197348616"/>S<text:bookmark-start text:name="REQCTAY02"/><text:bookmark-start text:name="REQO0DB16"/>17 <text:bookmark-start text:name="REQCTB0B2"/><text:bookmark-end text:name="REQCTAY02"/><text:bookmark-end text:name="REQO0DB16"/><text:bookmark-end text:name="REQCTAY72"/><text:change text:change-id="ct1197056944"/>S19 <text:bookmark-end text:name="REQCTB0B2"/><text:change text:change-id="ct1195813992"/></text:p>
      <text:p text:style-name="P10"><text:change text:change-id="ct1197344832"/><text:change text:change-id="ct1196272296"/></text:p>
      <text:h text:style-name="Heading_20_1" text:outline-level="1"><text:change-start text:change-id="ct1196276448"/><text:s/><text:change-end text:change-id="ct1196276448"/>Desempenho</text:h>
      <text:p text:style-name="Standard"><text:change-start text:change-id="ct1196360584"/></text:p>
      <table:table table:name="Table8" table:style-name="Table8">
        <table:table-column table:style-name="Table8.A"/>
        <table:table-column table:style-name="Table8.B"/>
        <table:table-header-rows>
          <table:table-row>
            <table:table-cell office:value-type="string">
              <text:p text:style-name="P7">ID</text:p>
            </table:table-cell>
            <table:table-cell office:value-type="string">
              <text:p text:style-name="P8">Nome e descrição</text:p>
            </table:table-cell>
          </table:table-row>
        </table:table-header-rows>
        <table:table-row>
          <table:table-cell office:value-type="string">
            <text:p text:style-name="P9">RNF17</text:p>
          </table:table-cell>
          <table:table-cell office:value-type="string">
            <text:p text:style-name="P12">Tempo médio de 5s e máximo de 10s para execução das principais tarefas. Dez segundos deverá ser o período máximo entre a submissão de uma tarefa e o tempo de resposta do mesmo. Neste período não está incluído o tempo necessário para preenchimento de campos com o objetivo de fornecer informações, atividade cujo desempenho depende da habilidade e treinamento do usuário. </text:p>
          </table:table-cell>
        </table:table-row>
        <table:table-row>
          <table:table-cell office:value-type="string">
            <text:p text:style-name="P9">RNF18</text:p>
          </table:table-cell>
          <table:table-cell office:value-type="string">
            <text:p text:style-name="P12">Tempo de execução de tarefa não-convencional de 30s. Alguns serviços envolvem muitas operações de banco de dados, interação com servidor de W3 e outros softwares antes que os resultados sejam obtidos. Nestes casos, uma tolerância maior será esperada do usuário.</text:p>
          </table:table-cell>
        </table:table-row>
        <table:table-row>
          <table:table-cell office:value-type="string">
            <text:p text:style-name="P9">RNF19</text:p>
          </table:table-cell>
          <table:table-cell office:value-type="string">
            <text:p text:style-name="P12">Número máximo de 100 usuários simultâneos. Usuários que requisitarem serviços além deste número serão informados de que o sistema não está apto a atender tantas requisições simultâneas. O sistema irá sugerir que o usuário tente realizar esta operação posteriormente.</text:p>
          </table:table-cell>
        </table:table-row>
        <table:table-row>
          <table:table-cell office:value-type="string">
            <text:p text:style-name="P9">RNF20</text:p>
          </table:table-cell>
          <table:table-cell office:value-type="string">
            <text:p text:style-name="P12">Taxa mínima de 10mbps para transferência de dados. A UFGNet possui <text:span text:style-name="T11">backbone </text:span>ATM de alta velocidade. Contudo, as unidades, internamente, estão restritas a tráfegos relativamente lentos (em geral de 10 Mbps). Uma conexão de pelo menos 100 Mbps deverá oferecer ao usuário uma experiência bem diferente daquela de 10 Mbps. </text:p>
          </table:table-cell>
        </table:table-row>
        <table:table-row>
          <table:table-cell office:value-type="string">
            <text:p text:style-name="P9"/>
          </table:table-cell>
          <table:table-cell office:value-type="string">
            <text:p text:style-name="P12"/>
          </table:table-cell>
        </table:table-row>
      </table:table>
      <text:p text:style-name="P37"><text:change-end text:change-id="ct1196360584"/><text:change text:change-id="ct1197128160"/><text:change text:change-id="ct1197068176"/><text:change text:change-id="ct1197038792"/><text:change text:change-id="ct1196949832"/><text:change text:change-id="ct1197111024"/><text:change text:change-id="ct1197246064"/><text:change text:change-id="ct1196916576"/></text:p>
      <text:h text:style-name="Heading_20_1" text:outline-level="1"><text:change-start text:change-id="ct1197242312"/><text:s/><text:bookmark-start text:name="REQCTB3M2"/><text:change-end text:change-id="ct1197242312"/>Suporte<text:bookmark-end text:name="REQCTB3M2"/><text:change text:change-id="ct1197275200"/><text:change-start text:change-id="ct1197182640"/></text:h>
      <table:table table:name="Table9" table:style-name="Table9">
        <table:table-column table:style-name="Table9.A"/>
        <table:table-column table:style-name="Table9.B"/>
        <table:table-header-rows>
          <table:table-row>
            <table:table-cell office:value-type="string">
              <text:p text:style-name="P7">ID</text:p>
            </table:table-cell>
            <table:table-cell office:value-type="string">
              <text:p text:style-name="P8">Nome e descrição</text:p>
            </table:table-cell>
          </table:table-row>
        </table:table-header-rows>
        <table:table-row>
          <table:table-cell office:value-type="string">
            <text:p text:style-name="P9">RNF21</text:p>
          </table:table-cell>
          <table:table-cell office:value-type="string">
            <text:p text:style-name="P12">Padrão de codificação. Deverá ser seguido o padrão de codificação disponível no documento <text:span text:style-name="T11">Development Case. </text:span>Código que não segue o padrão não poderá ser incorporado ao sistema. </text:p>
          </table:table-cell>
        </table:table-row>
        <table:table-row>
          <table:table-cell office:value-type="string">
            <text:p text:style-name="P9">RNF22</text:p>
          </table:table-cell>
          <table:table-cell office:value-type="string">
            <text:p text:style-name="P11">Administrador. Todos os sistemas de informação são, inevitavelmente, alterados. Algumas alterações decorrem de evolução do problema ou mudança da visão inicial do sistema para uma outra. Outras são oriundas de mudanças em regras do negócio para as quais não é possível haver previsão. Ainda há aquelas decorrentes de erros encontrados no sistema e de pequenas alterações, como a mudança na forma de impressão de um histórico, por exemplo. Em situações excepcionais será necessário restaurar cópia de segurança dos dados, ocasionada por perda física do disco do servidor, por exemplo. Ainda há a necessidade de acompanhar a resolução de pequenos problemas como, por exemplo, a instalação de nova versão de <text:span text:style-name="T11">browser</text:span>, remoção de vírus e outras tarefas de manutenção para manter as máquinas dos usuários e o sistema operando normalmente. Estas tarefas serão executadas pelo <text:span text:style-name="T11">Administrador</text:span> do sistema, que deverá possuir o seguinte perfil.<text:span text:style-name="T11">Disponibilidade. </text:span>O administrador deverá possuir “agenda” que facilite, do ponto de vista dos usuários, a eliminação de dúvidas, execução de pequenos reparos, manutenção e acréscimo de funções e atividades emergenciais, entre outras. <text:span text:style-name="T11">Dominar a tecnologia utilizada pelo sistema. </text:span>A manutenção do sistema só poderá ocorrer se o administrador possuir a competência técnica necessária. <text:span text:style-name="T11">Facilidade de comunicação. </text:span>Uma das principais atividades do administrador será a comunicação com os usuários. Em conseqüência, o administrador deverá possuir habilidades de comunicação e trato com os usuários para profícua interação. <text:span text:style-name="T11">Acesso ao console do servidor. </text:span><text:span text:style-name="T19">O administrador realizará, como parte de suas atividades, várias tarefas que exigem acesso direto ao servidor. Em conseqüência, a localização física do servidor não deve impedir este acesso.</text:span></text:p>
          </table:table-cell>
        </table:table-row>
        <table:table-row>
          <table:table-cell office:value-type="string">
            <text:p text:style-name="P9">RNF23</text:p>
          </table:table-cell>
          <table:table-cell office:value-type="string">
            <text:p text:style-name="P12">Recursos necessários. Ao administrador será oferecido acesso à Internet, e-mail e telefone. O primeiro permitirá que o mesmo se mantenha atualizado, particularmente no que diz respeito à segurança. Os dois outros recursos visam facilitar a interação com os usuários, principalmente para a eliminação de dúvidas acerca da operação do sistema.</text:p>
          </table:table-cell>
        </table:table-row>
        <table:table-row>
          <table:table-cell office:value-type="string">
            <text:p text:style-name="P9">RNF24</text:p>
          </table:table-cell>
          <table:table-cell office:value-type="string">
            <text:p text:style-name="P12">Treinamento de usuários. Com o propósito de manter os usuários devidamente atualizados com a evolução do sistema e treinar novos usuários, a atividade de suporte executará, quando conveniente, um treinamento.</text:p>
          </table:table-cell>
        </table:table-row>
        <table:table-row>
          <table:table-cell office:value-type="string">
            <text:p text:style-name="P9">RNF25</text:p>
          </table:table-cell>
          <table:table-cell office:value-type="string">
            <text:p text:style-name="P12">CD-ROM de apoio ao usuário. Uma versão “enxuta” do Linux, com todos os demais utilitários devidamente disponíveis (por exemplo, <text:span text:style-name="T11">NetScape Navigator</text:span>), deverá ser produzida com o intuito de agilizar a recuperação de falhas ocorridas com as máquinas dos clientes. Este CD-ROM deverá estar configurado para facilitar a reinstalação de todo o ambiente do cliente (versão Linux) ou apenas parte, <text:span text:style-name="T11">browser, </text:span>por exemplo, no caso do cliente empregar o sistema operacional Windows. </text:p>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P40"><text:bookmark-start text:name="REQDZDEJI"/><text:bookmark-start text:name="REQCTAHK2"/><text:bookmark-end text:name="REQDZDEJI"/><text:bookmark-end text:name="REQCTAHK2"/><text:change-end text:change-id="ct1197182640"/><text:change text:change-id="ct1197015384"/><text:change text:change-id="ct1196416624"/><text:change text:change-id="ct1196409280"/><text:change text:change-id="ct1196413016"/><text:change text:change-id="ct1196403536"/><text:change text:change-id="ct1196400408"/><text:change text:change-id="ct1196397784"/><text:change text:change-id="ct1195810272"/><text:change text:change-id="ct1196377088"/><text:change text:change-id="ct1197214000"/><text:change text:change-id="ct1196373272"/><text:change text:change-id="ct1197028192"/><text:change text:change-id="ct1197075552"/><text:change text:change-id="ct1197051240"/><text:change text:change-id="ct1197351176"/><text:change text:change-id="ct1197261680"/><text:change text:change-id="ct1197243144"/><text:change text:change-id="ct1196393936"/></text:p>
      <text:h text:style-name="Heading_20_1" text:outline-level="1"><text:change-start text:change-id="ct1196416000"/><text:s/><text:change-end text:change-id="ct1196416000"/>Restrições<text:change-start text:change-id="ct1196387168"/></text:h>
      <text:p text:style-name="Standard"/>
      <table:table table:name="Table2" table:style-name="Table2">
        <table:table-column table:style-name="Table2.A"/>
        <table:table-column table:style-name="Table2.B"/>
        <table:table-header-rows>
          <table:table-row>
            <table:table-cell office:value-type="string">
              <text:p text:style-name="P7">ID</text:p>
            </table:table-cell>
            <table:table-cell office:value-type="string">
              <text:p text:style-name="P8">Nome e descrição</text:p>
            </table:table-cell>
          </table:table-row>
        </table:table-header-rows>
        <table:table-row>
          <table:table-cell office:value-type="string">
            <text:p text:style-name="P9">RNF26</text:p>
          </table:table-cell>
          <table:table-cell office:value-type="string">
            <text:p text:style-name="P12">Ambiente de desenvolvimento e operacional exclusivamente livres. Devido à limitação de recursos disponíveis, dependência tecnológica, motivação social ou mesmo emprego criterioso do erário público, todo software a ser empregado deverá ser livre. Não será permitido o emprego de software proprietário.</text:p>
          </table:table-cell>
        </table:table-row>
        <table:table-row>
          <table:table-cell office:value-type="string">
            <text:p text:style-name="P9">RNF27</text:p>
          </table:table-cell>
          <table:table-cell office:value-type="string">
            <text:p text:style-name="P12">Serviços disponibilizados via browser. Elimina custos de instalação/atualizações do sistema.</text:p>
          </table:table-cell>
        </table:table-row>
        <table:table-row>
          <table:table-cell office:value-type="string">
            <text:p text:style-name="P9">RNF28</text:p>
          </table:table-cell>
          <table:table-cell office:value-type="string">
            <text:p text:style-name="P12">Computador do usuário. A interação com o sistema deverá ser executada por computador Pentium III ou superior, com pelo menos 128 Mbytes de RAM, vídeo colorido de 15 polegadas, CD-ROM, placa/caixas de som e placa de rede com capacidade de transferência de pelo menos 100 Mbps.</text:p>
          </table:table-cell>
        </table:table-row>
        <table:table-row>
          <table:table-cell office:value-type="string">
            <text:p text:style-name="P9">RNF29</text:p>
          </table:table-cell>
          <table:table-cell office:value-type="string">
            <text:p text:style-name="P12">Linguagem de programação Java. Elimina a manutenção de versões conforme o <text:span text:style-name="T11">hardware </text:span>e o sistema operacional empregado pelos usuários. Esta restrição também elimina a necessidade de aquisição de compilador e outras ferramentas proprietárias.</text:p>
          </table:table-cell>
        </table:table-row>
        <table:table-row>
          <table:table-cell office:value-type="string">
            <text:p text:style-name="P9">RNF30</text:p>
          </table:table-cell>
          <table:table-cell office:value-type="string">
            <text:p text:style-name="P12">Emprego de Linux no servidor. Com o intuito de facilitar o acesso ao sistema, instalação e uso, o sistema operacional deverá ser o Linux. A distribuição do Linux a ser adotada será estabelecida pela equipe de desenvolvimento, conforme critérios técnicos também estabelecidos por esta equipe.</text:p>
          </table:table-cell>
        </table:table-row>
      </table:table>
      <text:p text:style-name="P46"><text:bookmark-start text:name="REQCT9QM2"/><text:bookmark-start text:name="REQCT9RW2"/><text:bookmark-end text:name="REQCT9QM2"/><text:bookmark-end text:name="REQCT9RW2"/><text:change-end text:change-id="ct1196387168"/><text:change text:change-id="ct1197170136"/><text:change text:change-id="ct1197163056"/><text:change text:change-id="ct1196451576"/><text:change text:change-id="ct1197100120"/><text:change text:change-id="ct1197112944"/><text:change text:change-id="ct1197104576"/><text:change text:change-id="ct1197093848"/><text:change text:change-id="ct1197065264"/><text:change text:change-id="ct1197054608"/><text:change text:change-id="ct1196425328"/><text:change text:change-id="ct1196427920"/><text:change text:change-id="ct1196917344"/><text:change text:change-id="ct1197301176"/><text:change text:change-id="ct1197313616"/></text:p>
      <text:h text:style-name="Heading_20_1" text:outline-level="1"><text:change-start text:change-id="ct1196450648"/><text:s/><text:change-end text:change-id="ct1196450648"/>Documentação<text:change-start text:change-id="ct1197262560"/></text:h>
      <text:p text:style-name="Standard"/>
      <table:table table:name="Table4" table:style-name="Table4">
        <table:table-column table:style-name="Table4.A"/>
        <table:table-column table:style-name="Table4.B"/>
        <table:table-header-rows>
          <table:table-row>
            <table:table-cell office:value-type="string">
              <text:p text:style-name="P7">ID</text:p>
            </table:table-cell>
            <table:table-cell office:value-type="string">
              <text:p text:style-name="P8">Nome e descrição</text:p>
            </table:table-cell>
          </table:table-row>
        </table:table-header-rows>
        <table:table-row>
          <table:table-cell office:value-type="string">
            <text:p text:style-name="P9">RNF31</text:p>
          </table:table-cell>
          <table:table-cell office:value-type="string">
            <text:p text:style-name="P12">Manual do usuário. Deverá ser providenciado um Manual do Usuário para cada categoria de usuário. Dessa forma, haverá um manual para Alunos, outro para Docentes, outro para Coordenadores e assim por diante. Cada um deles deverá ser composto por poucas páginas, talvez em um formato de um <text:span text:style-name="T15">folder</text:span>, pois deverá conter apenas aspectos de alto nível de operação do sistema. Detalhes, glossário pormenorizado e outras informações deverão ser obtidas <text:span text:style-name="T15">online</text:span>.</text:p>
          </table:table-cell>
        </table:table-row>
        <table:table-row>
          <table:table-cell office:value-type="string">
            <text:p text:style-name="P9">RNF32</text:p>
          </table:table-cell>
          <table:table-cell office:value-type="string">
            <text:p text:style-name="P12">Ajuda online. Todas as informações acerca da operação do sistema deverão estar disponíveis <text:span text:style-name="T15">online.</text:span> Para cada categoria de usuário deverá ser providenciada a ajuda pertinente. Convém ressaltar que as categorias possuem acesso a serviços distintos, embora alguns sejam compartilhados entre categorias.</text:p>
          </table:table-cell>
        </table:table-row>
        <table:table-row>
          <table:table-cell office:value-type="string">
            <text:p text:style-name="P9">RNF33</text:p>
          </table:table-cell>
          <table:table-cell office:value-type="string">
            <text:p text:style-name="P12">Guias de instalação e configuração, e arquivo LEIAME. Tais informações deverão estar contidas no CD-ROM de instalação do sistema. Todos os softwares necessários, todas as ferramentas e utilitários empregados, todas as informações para a instalação e configuração destes também deverão estar contidas neste CD. O arquivo LEIAME deverá fornecer um mapa geral para a instalação e configuração. O cliente deste CD-ROM não será o usuário convencional, mas administradores de sistemas e responsáveis pela instalação de software, por exemplo.</text:p>
          </table:table-cell>
        </table:table-row>
        <table:table-row>
          <table:table-cell office:value-type="string">
            <text:p text:style-name="P9">RNF34</text:p>
          </table:table-cell>
          <table:table-cell office:value-type="string">
            <text:p text:style-name="P12">Curso de treinamento. Deverá estar disponível para ampla consulta o material de treinamento dos usuários (slides, apostilas, avaliações dos alunos, exercícios e outros recursos considerados apropriados).</text:p>
          </table:table-cell>
        </table:table-row>
        <table:table-row>
          <table:table-cell office:value-type="string">
            <text:p text:style-name="P9">RNF35</text:p>
          </table:table-cell>
          <table:table-cell office:value-type="string">
            <text:p text:style-name="P12">Rótulo e empacotamento. O empacotamento ocorrerá através da simples caixa contendo o CD-ROM. O nome, o ícone e os direitos autorais deverão estar claros nesta caixa. Um trabalho mais elaborado exigirá a contratação de especialista competente, recurso atualmente indisponível.</text:p>
          </table:table-cell>
        </table:table-row>
      </table:table>
      <text:p text:style-name="P45"><text:bookmark-start text:name="REQCTA1K2"/><text:bookmark-start text:name="REQNYMMX2"/><text:bookmark-start text:name="REQCTA0A2"/><text:bookmark-end text:name="REQCTA1K2"/><text:bookmark-end text:name="REQNYMMX2"/><text:bookmark-end text:name="REQCTA0A2"/><text:change-end text:change-id="ct1197262560"/><text:change text:change-id="ct1197043408"/><text:change text:change-id="ct1196967816"/><text:change text:change-id="ct1196888352"/><text:change text:change-id="ct1196464960"/><text:change text:change-id="ct1197318736"/><text:change text:change-id="ct1197335464"/><text:change text:change-id="ct1196456344"/><text:change text:change-id="ct1197305032"/><text:change text:change-id="ct1197180512"/><text:change text:change-id="ct1197252120"/></text:p>
      <text:h text:style-name="Heading_20_1" text:outline-level="1"><text:change-start text:change-id="ct1197076080"/><text:s/><text:change-end text:change-id="ct1197076080"/>Interfaces</text:h>
      <text:p text:style-name="Standard"><text:change-start text:change-id="ct1196945984"/></text:p>
      <table:table table:name="Table10" table:style-name="Table10">
        <table:table-column table:style-name="Table10.A"/>
        <table:table-column table:style-name="Table10.B"/>
        <table:table-header-rows>
          <table:table-row>
            <table:table-cell office:value-type="string">
              <text:p text:style-name="P7">ID</text:p>
            </table:table-cell>
            <table:table-cell office:value-type="string">
              <text:p text:style-name="P8">Nome e descrição</text:p>
            </table:table-cell>
          </table:table-row>
        </table:table-header-rows>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row>
          <table:table-cell office:value-type="string">
            <text:p text:style-name="P9"/>
          </table:table-cell>
          <table:table-cell office:value-type="string">
            <text:p text:style-name="P12"/>
          </table:table-cell>
        </table:table-row>
      </table:table>
      <text:p text:style-name="P50"><text:bookmark-start text:name="REQCTB5Q2"/><text:bookmark-end text:name="REQCTB5Q2"/><text:change-end text:change-id="ct1196945984"/><text:change text:change-id="ct1197032936"/><text:change text:change-id="ct1197119520"/><text:change text:change-id="ct1197104216"/><text:change text:change-id="ct1196998784"/></text:p>
      <text:h text:style-name="Heading_20_1" text:outline-level="1"><text:change-start text:change-id="ct1197236160"/><text:s/><text:change-end text:change-id="ct1197236160"/>Outras questões</text:h>
      <text:h text:style-name="Heading_20_2" text:outline-level="2"><text:change-start text:change-id="ct1196960640"/><text:s/><text:change-end text:change-id="ct1196960640"/>Componentes a serem adquiridos</text:h>
      <text:p text:style-name="Recuo_20_de_20_corpo_20_de_20_texto_20_2">Não foi identificada a necessidade, até o presente momento, de aquisição de software proprietário. </text:p>
      <text:p text:style-name="Recuo_20_de_20_corpo_20_de_20_texto_20_2"/>
      <text:h text:style-name="Heading_20_2" text:outline-level="2"><text:change-start text:change-id="ct1197093240"/><text:s/><text:change-end text:change-id="ct1197093240"/>Licença de uso</text:h>
      <text:p text:style-name="Text_20_body_20_indent"><text:change text:change-id="ct1197305192"/><text:change-start text:change-id="ct1197272480"/>Faz uso da Licença GPL. </text:p>
      <text:h text:style-name="Heading_20_2" text:outline-level="2"><text:s/><text:change-end text:change-id="ct1197272480"/>Copyright<text:change-start text:change-id="ct1197109552"/></text:h>
      <text:p text:style-name="Text_20_body_20_indent"><text:change-end text:change-id="ct1197109552"/><text:change text:change-id="ct1196447888"/>O presente sistema é fruto do trabalho intelectual de várias pessoas. O <text:change text:change-id="ct1196490728"/>responsável pelo desenvolvimento, Fábio Nogueira de Lucena, <text:change-start text:change-id="ct1196491808"/>representa a pessoa <text:change-end text:change-id="ct1196491808"/><text:change text:change-id="ct1197202824"/>detentor<text:change-start text:change-id="ct1197264824"/>a<text:change-end text:change-id="ct1197264824"/> dos direitos autorais do sistema. </text:p>
      <text:h text:style-name="Heading_20_2" text:outline-level="2"><text:change-start text:change-id="ct1197305856"/><text:s/><text:change-end text:change-id="ct1197305856"/>Garantias</text:h>
      <text:p text:style-name="Recuo_20_de_20_corpo_20_de_20_texto_20_2">NÃO É OFERECIDA NENHUMA GARANTIA, QUALQUER QUE SEJA ELA, AOS USUÁRIOS DO PRESENTE SISTEMA. Riscos e conseqüências do emprego deste software são de responsabilidade EXCLUSIVA dos usuários. Todo e qualquer usuário que não estiver de acordo com este termo NÃO DEVE FAZER DO USO PRESENTE SISTEMA.</text:p>
      <text:p text:style-name="P14"/>
      <text:h text:style-name="Heading_20_2" text:outline-level="2"><text:change-start text:change-id="ct1197081592"/><text:s/><text:change-end text:change-id="ct1197081592"/>Padrões a serem seguidos</text:h>
      <text:p text:style-name="Text_20_body">A Universidade Federal de Goiás não possui nenhum padrão de desenvolvimento de software estabelecido, seja de interface, arquitetura ou outra dimensão. É desconhecido um padrão, qualquer que seja ele, que trate de questões legais, qualidade, usabilidade, interoperabilidade ou outro qualquer que necessariamente deva ser seguido. No âmbito das IFES, nenhum destes padrões é conhecido e, por conseguinte, nenhuma restrição é imposta neste sent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Serifa BT" svg:font-family="'Serifa BT'"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AMT" fo:font-size="12pt" fo:language="pt" fo:country="BR" style:font-name-asian="Albany AMT1" style:font-size-asian="12pt" style:language-asian="none" style:country-asian="none" style:font-name-complex="Albany AMT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fo:hyphenation-ladder-count="no-limit"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51cm" fo:margin-right="0cm" fo:text-indent="0cm" style:auto-text-indent="false"/>
      <style:text-properties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text-indent="0cm"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class="text" style:default-outline-level="5">
      <style:paragraph-properties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5.08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line-height="100%" fo:text-align="center" style:justify-single-word="false"/>
      <style:text-properties style:font-name="Arial1"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1" fo:font-size="18pt" fo:language="en" fo:country="AU" fo:font-style="italic" style:font-size-asian="18pt" style:font-style-asian="italic"/>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 style:display-name="Recuo normal" style:family="paragraph" style:parent-style-name="Standard">
      <style:paragraph-properties fo:margin-left="1.588cm" fo:margin-right="0cm" fo:text-indent="-1.588cm" style:auto-text-indent="false"/>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Tabletext" style:family="paragraph" style:parent-style-name="Standard">
      <style:paragraph-properties fo:margin-top="0cm" fo:margin-bottom="0.212cm" fo:keep-together="always"/>
    </style:style>
    <style:style style:name="Estrutura_20_do_20_documento" style:display-name="Estrutura do documento" style:family="paragraph" style:parent-style-name="Standard">
      <style:paragraph-properties fo:background-color="#000080">
        <style:background-image/>
      </style:paragraph-properties>
      <style:text-properties style:font-name="Tahoma"/>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1" fo:font-size="16pt" fo:font-weight="bold" style:letter-kerning="true" style:font-size-asian="16pt" style:font-weight-asian="bold"/>
    </style:style>
    <style:style style:name="Paragraph1" style:family="paragraph" style:parent-style-name="Standard">
      <style:paragraph-properties fo:margin-top="0.141cm" fo:margin-bottom="0cm" fo:line-height="100%" fo:text-align="justify" style:justify-single-word="false"/>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Corpo_20_de_20_texto_20_2" style:display-name="Corpo de texto 2" style:family="paragraph" style:parent-style-name="Standard">
      <style:text-properties fo:color="#0000ff" fo:font-style="italic" style:font-style-asian="italic"/>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Recuo_20_de_20_corpo_20_de_20_texto_20_3" style:display-name="Recuo de corpo de texto 3" style:family="paragraph" style:parent-style-name="Standard">
      <style:paragraph-properties fo:margin-left="1.251cm" fo:margin-right="0cm" fo:text-indent="0cm" style:auto-text-indent="false"/>
      <style:text-properties fo:language="pt" fo:country="BR"/>
    </style:style>
    <style:style style:name="Recuo_20_de_20_corpo_20_de_20_texto_20_2" style:display-name="Recuo de corpo de texto 2" style:family="paragraph" style:parent-style-name="Standard">
      <style:paragraph-properties fo:margin-left="1.27cm" fo:margin-right="0cm" fo:text-align="justify" style:justify-single-word="false"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parent-style-name="Fonte_20_parág._20_padrão">
      <style:text-properties style:text-position="super 58%" fo:font-size="10pt" style:font-size-asian="10pt"/>
    </style:style>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St2z0"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text:outline-level-style text:level="2" style:num-format="1" text:display-levels="2"/>
      <text:outline-level-style text:level="3"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WW8Num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27cm" text:min-label-width="0.635cm"/>
        <style:text-properties style:font-name="Symbol"/>
      </text:list-level-style-bullet>
      <text:list-level-style-bullet text:level="2" text:style-name="WW8Num3z1" style:num-suffix="." text:bullet-char="o">
        <style:list-level-properties text:space-before="2.54cm" text:min-label-width="0.635cm"/>
        <style:text-properties style:font-name="Courier New"/>
      </text:list-level-style-bullet>
      <text:list-level-style-bullet text:level="3" text:style-name="WW8Num3z2" style:num-suffix="." text:bullet-char="">
        <style:list-level-properties text:space-before="3.81cm" text:min-label-width="0.635cm"/>
        <style:text-properties style:font-name="Wingdings"/>
      </text:list-level-style-bullet>
      <text:list-level-style-bullet text:level="4" text:style-name="WW8Num3z0" style:num-suffix="." text:bullet-char="">
        <style:list-level-properties text:space-before="5.08cm" text:min-label-width="0.635cm"/>
        <style:text-properties style:font-name="Symbol"/>
      </text:list-level-style-bullet>
      <text:list-level-style-bullet text:level="5" text:style-name="WW8Num3z1" style:num-suffix="." text:bullet-char="o">
        <style:list-level-properties text:space-before="6.35cm" text:min-label-width="0.635cm"/>
        <style:text-properties style:font-name="Courier New"/>
      </text:list-level-style-bullet>
      <text:list-level-style-bullet text:level="6" text:style-name="WW8Num3z2" style:num-suffix="." text:bullet-char="">
        <style:list-level-properties text:space-before="7.62cm" text:min-label-width="0.635cm"/>
        <style:text-properties style:font-name="Wingdings"/>
      </text:list-level-style-bullet>
      <text:list-level-style-bullet text:level="7" text:style-name="WW8Num3z0" style:num-suffix="." text:bullet-char="">
        <style:list-level-properties text:space-before="8.89cm" text:min-label-width="0.635cm"/>
        <style:text-properties style:font-name="Symbol"/>
      </text:list-level-style-bullet>
      <text:list-level-style-bullet text:level="8" text:style-name="WW8Num3z1" style:num-suffix="." text:bullet-char="o">
        <style:list-level-properties text:space-before="10.16cm" text:min-label-width="0.635cm"/>
        <style:text-properties style:font-name="Courier New"/>
      </text:list-level-style-bullet>
      <text:list-level-style-bullet text:level="9" text:style-name="WW8Num3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02cm" text:min-label-width="1.249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76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3" style:family="table">
      <style:table-properties style:width="15.912cm" fo:margin-left="0.004cm" fo:margin-right="0.004cm" table:align="margins" style:writing-mode="lr-tb"/>
    </style:style>
    <style:style style:name="Table3.A" style:family="table-column">
      <style:table-column-properties style:column-width="11.053cm" style:rel-column-width="45518*"/>
    </style:style>
    <style:style style:name="Table3.B" style:family="table-column">
      <style:table-column-properties style:column-width="4.86cm" style:rel-column-width="20017*"/>
    </style:style>
    <style:style style:name="Table3.1" style:family="table-row">
      <style:table-row-properties style:keep-together="true"/>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5.916cm" fo:margin-left="0.004cm" fo:margin-right="0cm" table:align="margins" style:writing-mode="lr-tb"/>
    </style:style>
    <style:style style:name="Table5.A" style:family="table-column">
      <style:table-column-properties style:column-width="11.053cm" style:rel-column-width="45508*"/>
    </style:style>
    <style:style style:name="Table5.B" style:family="table-column">
      <style:table-column-properties style:column-width="4.863cm" style:rel-column-width="20027*"/>
    </style:style>
    <style:style style:name="Table5.1" style:family="table-row">
      <style:table-row-properties style:keep-together="true"/>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91cm" fo:padding-right="0.191cm" fo:padding-top="0cm" fo:padding-bottom="0cm" fo:border="0.018cm solid #000000" style:writing-mode="lr-tb"/>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text-properties fo:font-size="12pt" style:font-size-asian="12pt"/>
    </style:style>
    <style:style style:name="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1" fo:font-size="18pt" fo:font-weight="bold" style:font-size-asian="18pt" style:font-weight-asian="bold"/>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P5" style:family="paragraph" style:parent-style-name="Header">
      <style:paragraph-properties style:snap-to-layout-grid="false">
        <style:tab-stops/>
      </style:paragraph-properties>
      <style:text-properties style:font-weight-complex="bold"/>
    </style:style>
    <style:style style:name="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style>
    <style:style style:name="P7" style:family="paragraph" style:parent-style-name="Standard">
      <style:paragraph-properties style:snap-to-layout-grid="false"/>
    </style:style>
    <style:page-layout style:name="pm1">
      <style:page-layout-properties fo:page-width="20.999cm" fo:page-height="29.699cm" style:num-format="1" style:print-orientation="portrait" fo:margin-top="1.27cm" fo:margin-bottom="2.54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99cm" fo:margin-left="0cm" fo:margin-right="0cm" fo:margin-bottom="0.101cm" style:dynamic-spacing="true"/>
      </style:header-style>
      <style:footer-style/>
    </style:page-layout>
    <style:page-layout style:name="pm2">
      <style:page-layout-properties fo:page-width="20.999cm" fo:page-height="29.699cm" style:num-format="i"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pm3">
      <style:page-layout-properties fo:page-width="20.999cm" fo:page-height="29.699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page-layout>
  </office:automatic-styles>
  <office:master-styles>
    <style:master-page style:name="Standard" style:page-layout-name="pm1">
      <style:header>
        <text:tracked-changes>
          <text:changed-region text:id="ct1196208728">
            <text:deletion>
              <office:change-info>
                <dc:creator>unknown</dc:creator>
                <dc:date>2006-01-23T11:11:00</dc:date>
              </office:change-info>
              <text:p text:style-name="P3">Pró-Reitoria de Pesquisa e Pós-Graduação</text:p>
            </text:deletion>
          </text:changed-region>
          <text:changed-region text:id="ct1196209208">
            <text:insertion>
              <office:change-info>
                <dc:creator>unknown</dc:creator>
                <dc:date>2006-01-23T11:11:00</dc:date>
              </office:change-info>
            </text:insertion>
          </text:changed-region>
        </text:tracked-changes>
        <text:p text:style-name="P1"/>
        <text:p text:style-name="P2"/>
        <text:p text:style-name="P3">Universidade Federal de Goiás<text:line-break/><text:change text:change-id="ct1196208728"/><text:change-start text:change-id="ct1196209208"/>Instituto de Informática<text:change-end text:change-id="ct1196209208"/></text:p>
        <text:p text:style-name="P4"/>
        <text:p text:style-name="Header"/>
      </style:header>
    </style:master-page>
    <style:master-page style:name="Convert_20_1" style:display-name="Convert 1" style:page-layout-name="pm2">
      <style:header>
        <text:tracked-changes>
          <text:changed-region text:id="ct1196242040">
            <text:insertion>
              <office:change-info>
                <dc:creator>Fábio Nogueira de Lucena</dc:creator>
                <dc:date>2003-09-09T12:53:00</dc:date>
              </office:change-info>
            </text:insertion>
          </text:changed-region>
          <text:changed-region text:id="ct1196242144">
            <text:deletion>
              <office:change-info>
                <dc:creator>Fábio Nogueira de Lucena</dc:creator>
                <dc:date>2003-09-09T12:53:00</dc:date>
              </office:change-info>
              <text:p text:style-name="P7">1</text:p>
            </text:deletion>
          </text:changed-region>
        </text:tracked-changes>
        <table:table table:name="Table3" table:style-name="Table3">
          <table:table-column table:style-name="Table3.A"/>
          <table:table-column table:style-name="Table3.B"/>
          <table:table-row table:style-name="Table3.1">
            <table:table-cell table:style-name="Table3.A1" office:value-type="string">
              <text:p text:style-name="P5">Sistema de Gerenciamento da Pesquisa e da Pós-Graduação — SISPG</text:p>
            </table:table-cell>
            <table:table-cell table:style-name="Table3.B1" office:value-type="string">
              <text:p text:style-name="P6"><text:s text:c="2"/>Versão: <text:s/>0.3</text:p>
            </table:table-cell>
          </table:table-row>
          <table:table-row table:style-name="Table3.1">
            <table:table-cell table:style-name="Table3.A2" office:value-type="string">
              <text:p text:style-name="P7">Especificação Suplementar </text:p>
            </table:table-cell>
            <table:table-cell table:style-name="Table3.B2" office:value-type="string">
              <text:p text:style-name="P7"><text:s text:c="2"/>Data: <text:s/>05/04/200<text:change-start text:change-id="ct1196242040"/>2<text:change-end text:change-id="ct1196242040"/><text:change text:change-id="ct1196242144"/></text:p>
            </table:table-cell>
          </table:table-row>
        </table:table>
        <text:p text:style-name="Header"/>
      </style:header>
    </style:master-page>
    <style:master-page style:name="Convert_20_2" style:display-name="Convert 2" style:page-layout-name="pm3">
      <style:header>
        <table:table table:name="Table5" table:style-name="Table5">
          <table:table-column table:style-name="Table5.A"/>
          <table:table-column table:style-name="Table5.B"/>
          <table:table-row table:style-name="Table5.1">
            <table:table-cell table:style-name="Table5.A1" office:value-type="string">
              <text:p text:style-name="P5">Sistema de Gerenciamento da Pesquisa e da Pós-Graduação — SISPG</text:p>
            </table:table-cell>
            <table:table-cell table:style-name="Table5.B1" office:value-type="string">
              <text:p text:style-name="P6"><text:s text:c="2"/>Versão: <text:s/>0.3</text:p>
            </table:table-cell>
          </table:table-row>
          <table:table-row table:style-name="Table5.1">
            <table:table-cell table:style-name="Table5.A2" office:value-type="string">
              <text:p text:style-name="P7">Especificação Suplementar </text:p>
            </table:table-cell>
            <table:table-cell table:style-name="Table5.B2" office:value-type="string">
              <text:p text:style-name="P7"><text:s text:c="2"/>Data: <text:s/>05/04/20021</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Especificação Suplementar</dc:title>
    <dc:subject>SISPG</dc:subject>
    <meta:initial-creator>Fábio Nogueira de Lucena</meta:initial-creator>
    <meta:creation-date>2004-04-15T12:04:00</meta:creation-date>
    <dc:date>2006-01-23T14:11:11</dc:date>
    <meta:print-date>2003-09-09T13:09:00</meta:print-date>
    <dc:language>pt-BR</dc:language>
    <meta:editing-cycles>40</meta:editing-cycles>
    <meta:editing-duration>PT1H47M53S</meta:editing-duration>
    <meta:user-defined meta:name="Info 1"/>
    <meta:user-defined meta:name="Info 2"/>
    <meta:user-defined meta:name="Info 3"/>
    <meta:user-defined meta:name="Info 4"/>
    <meta:document-statistic meta:table-count="43" meta:image-count="0" meta:object-count="0" meta:page-count="14" meta:paragraph-count="383" meta:word-count="4614" meta:character-count="31103"/>
  </office:meta>
</office:document-meta>
</file>